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co1" style:family="table-column">
      <style:table-column-properties fo:break-before="auto" style:column-width="58.11pt"/>
    </style:style>
    <style:style style:name="co2" style:family="table-column">
      <style:table-column-properties fo:break-before="auto" style:column-width="28.01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weight="bold"/>
    </style:style>
  </office:automatic-styles>
  <office:body>
    <office:spreadsheet>
      <table:calculation-settings table:automatic-find-labels="false" table:use-regular-expressions="false" table:use-wildcards="true"/>
      <table:table table:name="zgony" table:style-name="ta1">
        <table:shapes>
          <draw:frame draw:z-index="0" draw:style-name="gr1" draw:text-style-name="P1" svg:width="578.1pt" svg:height="385.51pt" svg:x="1253.74pt" svg:y="435.94pt">
            <draw:object draw:notify-on-update-of-ranges="zgony.B1:zgony.B12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number-columns-repeated="16" table:default-cell-style-name="Default"/>
        <table:table-row table:style-name="ro1">
          <table:table-cell office:value-type="string" calcext:value-type="string">
            <text:p>2010-01-01</text:p>
          </table:table-cell>
          <table:table-cell office:value-type="float" office:value="33.7" calcext:value-type="float">
            <text:p>33.7</text:p>
          </table:table-cell>
          <table:table-cell office:value-type="string" calcext:value-type="string">
            <text:p><text:span text:style-name="T1">Kolumna 1</text:span></text:p>
          </table:table-cell>
          <table:table-cell office:value-type="string" calcext:value-type="string">
            <text:p><text:span text:style-name="T1">Alfa</text:span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1">Regresja</text:span></text:p>
          </table:table-cell>
          <table:table-cell/>
          <table:table-cell office:value-type="string" calcext:value-type="string">
            <text:p><text:span text:style-name="T1">Regresja</text:span>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IF([.K1]=1;[.B1];)" office:value-type="float" office:value="33.7" calcext:value-type="float">
            <text:p>33.7</text:p>
          </table:table-cell>
          <table:table-cell table:formula="of:=IF([.$K1]=2;[.$B1];)" office:value-type="float" office:value="0" calcext:value-type="float">
            <text:p>0</text:p>
          </table:table-cell>
          <table:table-cell table:formula="of:=IF([.$K1]=3;[.$B1];)" office:value-type="float" office:value="0" calcext:value-type="float">
            <text:p>0</text:p>
          </table:table-cell>
          <table:table-cell table:formula="of:=IF([.$K1]=4;[.$B1];)" office:value-type="float" office:value="0" calcext:value-type="float">
            <text:p>0</text:p>
          </table:table-cell>
          <table:table-cell table:formula="of:=IF([.$K1]=5;[.$B1];)" office:value-type="float" office:value="0" calcext:value-type="float">
            <text:p>0</text:p>
          </table:table-cell>
          <table:table-cell table:formula="of:=IF([.$K6]=4;[.$B1];)" office:value-type="float" office:value="0" calcext:value-type="float">
            <text:p>0</text:p>
          </table:table-cell>
          <table:table-cell table:formula="of:=IF([.$K1]=7;[.$I10]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0-02-01</text:p>
          </table:table-cell>
          <table:table-cell office:value-type="float" office:value="29.7" calcext:value-type="float">
            <text:p>29.7</text:p>
          </table:table-cell>
          <table:table-cell table:formula="of:=#N/A" office:value-type="string" office:string-value="" calcext:value-type="error">
            <text:p>#N/A</text:p>
          </table:table-cell>
          <table:table-cell office:value-type="float" office:value="0.2" calcext:value-type="float">
            <text:p>0.2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formula="of:=IF([.K2]=1;[.B2];)" office:value-type="float" office:value="0" calcext:value-type="float">
            <text:p>0</text:p>
          </table:table-cell>
          <table:table-cell table:formula="of:=IF([.$K2]=2;[.$B2];)" office:value-type="float" office:value="29.7" calcext:value-type="float">
            <text:p>29.7</text:p>
          </table:table-cell>
          <table:table-cell table:formula="of:=IF([.$K2]=3;[.$B2];)" office:value-type="float" office:value="0" calcext:value-type="float">
            <text:p>0</text:p>
          </table:table-cell>
          <table:table-cell table:formula="of:=IF([.$K2]=4;[.$B2];)" office:value-type="float" office:value="0" calcext:value-type="float">
            <text:p>0</text:p>
          </table:table-cell>
          <table:table-cell table:formula="of:=IF([.$K2]=5;[.$B2];)" office:value-type="float" office:value="0" calcext:value-type="float">
            <text:p>0</text:p>
          </table:table-cell>
          <table:table-cell table:formula="of:=IF([.$K7]=4;[.$B2];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010-03-01</text:p>
          </table:table-cell>
          <table:table-cell office:value-type="float" office:value="31.7" calcext:value-type="float">
            <text:p>31.7</text:p>
          </table:table-cell>
          <table:table-cell table:formula="of:=#N/A" office:value-type="string" office:string-value="" calcext:value-type="error">
            <text:p>#N/A</text:p>
          </table:table-cell>
          <table:table-cell office:value-type="string" calcext:value-type="string">
            <text:p><text:span text:style-name="T1">Kolumna 1</text:span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del regresji</text:p>
          </table:table-cell>
          <table:table-cell office:value-type="string" calcext:value-type="string">
            <text:p>Liniowo</text:p>
          </table:table-cell>
          <table:table-cell office:value-type="string" calcext:value-type="string">
            <text:p>Model regresji</text:p>
          </table:table-cell>
          <table:table-cell office:value-type="string" calcext:value-type="string">
            <text:p>Liniowo</text:p>
          </table:table-cell>
          <table:table-cell/>
          <table:table-cell office:value-type="float" office:value="3" calcext:value-type="float">
            <text:p>3</text:p>
          </table:table-cell>
          <table:table-cell table:formula="of:=IF([.K3]=1;[.B3];)" office:value-type="float" office:value="0" calcext:value-type="float">
            <text:p>0</text:p>
          </table:table-cell>
          <table:table-cell table:formula="of:=IF([.$K3]=2;[.$B3];)" office:value-type="float" office:value="0" calcext:value-type="float">
            <text:p>0</text:p>
          </table:table-cell>
          <table:table-cell table:formula="of:=IF([.$K3]=3;[.$B3];)" office:value-type="float" office:value="31.7" calcext:value-type="float">
            <text:p>31.7</text:p>
          </table:table-cell>
          <table:table-cell table:formula="of:=IF([.$K3]=4;[.$B3];)" office:value-type="float" office:value="0" calcext:value-type="float">
            <text:p>0</text:p>
          </table:table-cell>
          <table:table-cell table:formula="of:=IF([.$K3]=5;[.$B3];)" office:value-type="float" office:value="0" calcext:value-type="float">
            <text:p>0</text:p>
          </table:table-cell>
          <table:table-cell table:formula="of:=IF([.$K8]=4;[.$B3];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010-04-01</text:p>
          </table:table-cell>
          <table:table-cell office:value-type="float" office:value="31" calcext:value-type="float">
            <text:p>31</text:p>
          </table:table-cell>
          <table:table-cell table:formula="of:=AVERAGE([$zgony.$B$1:.$B$4])" office:value-type="float" office:value="31.525" calcext:value-type="float">
            <text:p>31.525</text:p>
          </table:table-cell>
          <table:table-cell table:formula="of:=[$zgony.$B$1]" office:value-type="float" office:value="33.7" calcext:value-type="float">
            <text:p>33.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^2</text:p>
          </table:table-cell>
          <table:table-cell table:number-matrix-columns-spanned="1" table:number-matrix-rows-spanned="1" table:formula="of:=RSQ([.$E$1:.$E$124] ; [.$B$1:.$B$124])" office:value-type="float" office:value="0.111042243029632" calcext:value-type="float">
            <text:p>0.111042243029632</text:p>
          </table:table-cell>
          <table:table-cell office:value-type="string" calcext:value-type="string">
            <text:p>R^2</text:p>
          </table:table-cell>
          <table:table-cell table:number-matrix-columns-spanned="1" table:number-matrix-rows-spanned="1" table:formula="of:=RSQ([.$B$1:.$B$124] ; [.$E$1:.$E$124])" office:value-type="float" office:value="0.111042243029632" calcext:value-type="float">
            <text:p>0.111042243029632</text:p>
          </table:table-cell>
          <table:table-cell/>
          <table:table-cell office:value-type="float" office:value="4" calcext:value-type="float">
            <text:p>4</text:p>
          </table:table-cell>
          <table:table-cell table:formula="of:=IF([.K4]=1;[.B4];)" office:value-type="float" office:value="0" calcext:value-type="float">
            <text:p>0</text:p>
          </table:table-cell>
          <table:table-cell table:formula="of:=IF([.$K4]=2;[.$B4];)" office:value-type="float" office:value="0" calcext:value-type="float">
            <text:p>0</text:p>
          </table:table-cell>
          <table:table-cell table:formula="of:=IF([.$K4]=3;[.$B4];)" office:value-type="float" office:value="0" calcext:value-type="float">
            <text:p>0</text:p>
          </table:table-cell>
          <table:table-cell table:formula="of:=IF([.$K4]=4;[.$B4];)" office:value-type="float" office:value="31" calcext:value-type="float">
            <text:p>31</text:p>
          </table:table-cell>
          <table:table-cell table:formula="of:=IF([.$K4]=5;[.$B4];)" office:value-type="float" office:value="0" calcext:value-type="float">
            <text:p>0</text:p>
          </table:table-cell>
          <table:table-cell table:formula="of:=IF([.$K9]=4;[.$B4];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010-05-01</text:p>
          </table:table-cell>
          <table:table-cell office:value-type="float" office:value="31.4" calcext:value-type="float">
            <text:p>31.4</text:p>
          </table:table-cell>
          <table:table-cell table:formula="of:=AVERAGE([$zgony.$B$2:.$B$5])" office:value-type="float" office:value="30.95" calcext:value-type="float">
            <text:p>30.95</text:p>
          </table:table-cell>
          <table:table-cell table:formula="of:=[$zgony.$D$2] * [$zgony.$B$1] + (1 - [$zgony.$D$2]) * [$zgony.$D$4]" office:value-type="float" office:value="33.7" calcext:value-type="float">
            <text:p>33.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łąd standardowy</text:p>
          </table:table-cell>
          <table:table-cell table:number-matrix-columns-spanned="1" table:number-matrix-rows-spanned="1" table:formula="of:=STEYX([.$E$1:.$E$124] ; [.$B$1:.$B$124])" office:value-type="float" office:value="34.0242396283026" calcext:value-type="float">
            <text:p>34.0242396283026</text:p>
          </table:table-cell>
          <table:table-cell office:value-type="string" calcext:value-type="string">
            <text:p>Błąd standardowy</text:p>
          </table:table-cell>
          <table:table-cell table:number-matrix-columns-spanned="1" table:number-matrix-rows-spanned="1" table:formula="of:=STEYX([.$B$1:.$B$124] ; [.$E$1:.$E$124])" office:value-type="float" office:value="2.78311921136331" calcext:value-type="float">
            <text:p>2.78311921136331</text:p>
          </table:table-cell>
          <table:table-cell/>
          <table:table-cell office:value-type="float" office:value="5" calcext:value-type="float">
            <text:p>5</text:p>
          </table:table-cell>
          <table:table-cell table:formula="of:=IF([.K5]=1;[.B5];)" office:value-type="float" office:value="0" calcext:value-type="float">
            <text:p>0</text:p>
          </table:table-cell>
          <table:table-cell table:formula="of:=IF([.$K5]=2;[.$B5];)" office:value-type="float" office:value="0" calcext:value-type="float">
            <text:p>0</text:p>
          </table:table-cell>
          <table:table-cell table:formula="of:=IF([.$K5]=3;[.$B5];)" office:value-type="float" office:value="0" calcext:value-type="float">
            <text:p>0</text:p>
          </table:table-cell>
          <table:table-cell table:formula="of:=IF([.$K5]=4;[.$B5];)" office:value-type="float" office:value="0" calcext:value-type="float">
            <text:p>0</text:p>
          </table:table-cell>
          <table:table-cell table:formula="of:=IF([.$K5]=5;[.$B5];)" office:value-type="float" office:value="31.4" calcext:value-type="float">
            <text:p>31.4</text:p>
          </table:table-cell>
          <table:table-cell table:formula="of:=IF([.$K10]=4;[.$B5];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010-06-01</text:p>
          </table:table-cell>
          <table:table-cell office:value-type="float" office:value="29.9" calcext:value-type="float">
            <text:p>29.9</text:p>
          </table:table-cell>
          <table:table-cell table:formula="of:=AVERAGE([$zgony.$B$3:.$B$6])" office:value-type="float" office:value="31" calcext:value-type="float">
            <text:p>31</text:p>
          </table:table-cell>
          <table:table-cell table:formula="of:=[$zgony.$D$2] * [$zgony.$B$2] + (1 - [$zgony.$D$2]) * [$zgony.$D$5]" office:value-type="float" office:value="32.9" calcext:value-type="float">
            <text:p>32.9</text:p>
          </table:table-cell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table:formula="of:=IF([.K6]=1;[.B6];)" office:value-type="float" office:value="0" calcext:value-type="float">
            <text:p>0</text:p>
          </table:table-cell>
          <table:table-cell table:formula="of:=IF([.$K6]=2;[.$B6];)" office:value-type="float" office:value="0" calcext:value-type="float">
            <text:p>0</text:p>
          </table:table-cell>
          <table:table-cell table:formula="of:=IF([.$K6]=3;[.$B6];)" office:value-type="float" office:value="0" calcext:value-type="float">
            <text:p>0</text:p>
          </table:table-cell>
          <table:table-cell table:formula="of:=IF([.$K6]=4;[.$B6];)" office:value-type="float" office:value="0" calcext:value-type="float">
            <text:p>0</text:p>
          </table:table-cell>
          <table:table-cell table:formula="of:=IF([.$K6]=5;[.$B6];)" office:value-type="float" office:value="0" calcext:value-type="float">
            <text:p>0</text:p>
          </table:table-cell>
          <table:table-cell table:formula="of:=IF([.$K11]=4;[.$B6];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010-07-01</text:p>
          </table:table-cell>
          <table:table-cell office:value-type="float" office:value="32.2" calcext:value-type="float">
            <text:p>32.2</text:p>
          </table:table-cell>
          <table:table-cell table:formula="of:=AVERAGE([$zgony.$B$4:.$B$7])" office:value-type="float" office:value="31.125" calcext:value-type="float">
            <text:p>31.125</text:p>
          </table:table-cell>
          <table:table-cell table:formula="of:=[$zgony.$D$2] * [$zgony.$B$3] + (1 - [$zgony.$D$2]) * [$zgony.$D$6]" office:value-type="float" office:value="32.66" calcext:value-type="float">
            <text:p>32.6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achylenie</text:p>
          </table:table-cell>
          <table:table-cell table:number-matrix-columns-spanned="1" table:number-matrix-rows-spanned="1" table:formula="of:=SLOPE([.$E$1:.$E$124] ; [.$B$1:.$B$124])" office:value-type="float" office:value="4.07380964573388" calcext:value-type="float">
            <text:p>4.07380964573388</text:p>
          </table:table-cell>
          <table:table-cell office:value-type="string" calcext:value-type="string">
            <text:p>Nachylenie</text:p>
          </table:table-cell>
          <table:table-cell table:number-matrix-columns-spanned="1" table:number-matrix-rows-spanned="1" table:formula="of:=SLOPE([.$B$1:.$B$124] ; [.$E$1:.$E$124])" office:value-type="float" office:value="0.0272575924468922" calcext:value-type="float">
            <text:p>0.027257592446892</text:p>
          </table:table-cell>
          <table:table-cell/>
          <table:table-cell office:value-type="float" office:value="7" calcext:value-type="float">
            <text:p>7</text:p>
          </table:table-cell>
          <table:table-cell table:formula="of:=IF([.K7]=1;[.B7];)" office:value-type="float" office:value="0" calcext:value-type="float">
            <text:p>0</text:p>
          </table:table-cell>
          <table:table-cell table:formula="of:=IF([.$K7]=2;[.$B7];)" office:value-type="float" office:value="0" calcext:value-type="float">
            <text:p>0</text:p>
          </table:table-cell>
          <table:table-cell table:formula="of:=IF([.$K7]=3;[.$B7];)" office:value-type="float" office:value="0" calcext:value-type="float">
            <text:p>0</text:p>
          </table:table-cell>
          <table:table-cell table:formula="of:=IF([.$K7]=4;[.$B7];)" office:value-type="float" office:value="0" calcext:value-type="float">
            <text:p>0</text:p>
          </table:table-cell>
          <table:table-cell table:formula="of:=IF([.$K7]=5;[.$B7];)" office:value-type="float" office:value="0" calcext:value-type="float">
            <text:p>0</text:p>
          </table:table-cell>
          <table:table-cell table:formula="of:=IF([.$K12]=4;[.$B7];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010-08-01</text:p>
          </table:table-cell>
          <table:table-cell office:value-type="float" office:value="30.1" calcext:value-type="float">
            <text:p>30.1</text:p>
          </table:table-cell>
          <table:table-cell table:formula="of:=AVERAGE([$zgony.$B$5:.$B$8])" office:value-type="float" office:value="30.9" calcext:value-type="float">
            <text:p>30.9</text:p>
          </table:table-cell>
          <table:table-cell table:formula="of:=[$zgony.$D$2] * [$zgony.$B$4] + (1 - [$zgony.$D$2]) * [$zgony.$D$7]" office:value-type="float" office:value="32.328" calcext:value-type="float">
            <text:p>32.32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dcięta</text:p>
          </table:table-cell>
          <table:table-cell table:number-matrix-columns-spanned="1" table:number-matrix-rows-spanned="1" table:formula="of:=INTERCEPT([.$E$1:.$E$124] ; [.$B$1:.$B$124])" office:value-type="float" office:value="-70.6183008350735" calcext:value-type="float">
            <text:p>-70.6183008350735</text:p>
          </table:table-cell>
          <table:table-cell office:value-type="string" calcext:value-type="string">
            <text:p>Odcięta</text:p>
          </table:table-cell>
          <table:table-cell table:number-matrix-columns-spanned="1" table:number-matrix-rows-spanned="1" table:formula="of:=INTERCEPT([.$B$1:.$B$124] ; [.$E$1:.$E$124])" office:value-type="float" office:value="30.9730133752951" calcext:value-type="float">
            <text:p>30.9730133752951</text:p>
          </table:table-cell>
          <table:table-cell/>
          <table:table-cell office:value-type="float" office:value="8" calcext:value-type="float">
            <text:p>8</text:p>
          </table:table-cell>
          <table:table-cell table:formula="of:=IF([.K8]=1;[.B8];)" office:value-type="float" office:value="0" calcext:value-type="float">
            <text:p>0</text:p>
          </table:table-cell>
          <table:table-cell table:formula="of:=IF([.$K8]=2;[.$B8];)" office:value-type="float" office:value="0" calcext:value-type="float">
            <text:p>0</text:p>
          </table:table-cell>
          <table:table-cell table:formula="of:=IF([.$K8]=3;[.$B8];)" office:value-type="float" office:value="0" calcext:value-type="float">
            <text:p>0</text:p>
          </table:table-cell>
          <table:table-cell table:formula="of:=IF([.$K8]=4;[.$B8];)" office:value-type="float" office:value="0" calcext:value-type="float">
            <text:p>0</text:p>
          </table:table-cell>
          <table:table-cell table:formula="of:=IF([.$K8]=5;[.$B8];)" office:value-type="float" office:value="0" calcext:value-type="float">
            <text:p>0</text:p>
          </table:table-cell>
          <table:table-cell table:formula="of:=IF([.$K13]=4;[.$B8];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010-09-01</text:p>
          </table:table-cell>
          <table:table-cell office:value-type="float" office:value="30.3" calcext:value-type="float">
            <text:p>30.3</text:p>
          </table:table-cell>
          <table:table-cell table:formula="of:=AVERAGE([$zgony.$B$6:.$B$9])" office:value-type="float" office:value="30.625" calcext:value-type="float">
            <text:p>30.625</text:p>
          </table:table-cell>
          <table:table-cell table:formula="of:=[$zgony.$D$2] * [$zgony.$B$5] + (1 - [$zgony.$D$2]) * [$zgony.$D$8]" office:value-type="float" office:value="32.1424" calcext:value-type="float">
            <text:p>32.1424</text:p>
          </table:table-cell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9" calcext:value-type="float">
            <text:p>9</text:p>
          </table:table-cell>
          <table:table-cell table:formula="of:=IF([.K9]=1;[.B9];)" office:value-type="float" office:value="0" calcext:value-type="float">
            <text:p>0</text:p>
          </table:table-cell>
          <table:table-cell table:formula="of:=IF([.$K9]=2;[.$B9];)" office:value-type="float" office:value="0" calcext:value-type="float">
            <text:p>0</text:p>
          </table:table-cell>
          <table:table-cell table:formula="of:=IF([.$K9]=3;[.$B9];)" office:value-type="float" office:value="0" calcext:value-type="float">
            <text:p>0</text:p>
          </table:table-cell>
          <table:table-cell table:formula="of:=IF([.$K9]=4;[.$B9];)" office:value-type="float" office:value="0" calcext:value-type="float">
            <text:p>0</text:p>
          </table:table-cell>
          <table:table-cell table:formula="of:=IF([.$K9]=5;[.$B9];)" office:value-type="float" office:value="0" calcext:value-type="float">
            <text:p>0</text:p>
          </table:table-cell>
          <table:table-cell table:formula="of:=IF([.$K14]=4;[.$B9];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010-10-01</text:p>
          </table:table-cell>
          <table:table-cell office:value-type="float" office:value="33.5" calcext:value-type="float">
            <text:p>33.5</text:p>
          </table:table-cell>
          <table:table-cell table:formula="of:=AVERAGE([$zgony.$B$7:.$B$10])" office:value-type="float" office:value="31.525" calcext:value-type="float">
            <text:p>31.525</text:p>
          </table:table-cell>
          <table:table-cell table:formula="of:=[$zgony.$D$2] * [$zgony.$B$6] + (1 - [$zgony.$D$2]) * [$zgony.$D$9]" office:value-type="float" office:value="31.69392" calcext:value-type="float">
            <text:p>31.69392</text:p>
          </table:table-cell>
          <table:table-cell office:value-type="float" office:value="10" calcext:value-type="float">
            <text:p>10</text:p>
          </table:table-cell>
          <table:table-cell table:formula="of:=INDEX([.$B$1:.$B$124]; 1; 1)" office:value-type="float" office:value="33.7" calcext:value-type="float">
            <text:p>33.7</text:p>
          </table:table-cell>
          <table:table-cell table:formula="of:=[.$G$7] * [.$F$10] + [.$G$8]" office:value-type="float" office:value="66.6690842261583" calcext:value-type="float">
            <text:p>66.6690842261583</text:p>
          </table:table-cell>
          <table:table-cell table:formula="of:=INDEX([.$E$1:.$E$124]; 1; 1)" office:value-type="float" office:value="1" calcext:value-type="float">
            <text:p>1</text:p>
          </table:table-cell>
          <table:table-cell table:formula="of:=[.$I$7] * [.$H$10] + [.$I$8]" office:value-type="float" office:value="31.0002709677419" calcext:value-type="float">
            <text:p>31.0002709677419</text:p>
          </table:table-cell>
          <table:table-cell/>
          <table:table-cell office:value-type="float" office:value="10" calcext:value-type="float">
            <text:p>10</text:p>
          </table:table-cell>
          <table:table-cell table:formula="of:=IF([.K10]=1;[.B10];)" office:value-type="float" office:value="0" calcext:value-type="float">
            <text:p>0</text:p>
          </table:table-cell>
          <table:table-cell table:formula="of:=IF([.$K10]=2;[.$B10];)" office:value-type="float" office:value="0" calcext:value-type="float">
            <text:p>0</text:p>
          </table:table-cell>
          <table:table-cell table:formula="of:=IF([.$K10]=3;[.$B10];)" office:value-type="float" office:value="0" calcext:value-type="float">
            <text:p>0</text:p>
          </table:table-cell>
          <table:table-cell table:formula="of:=IF([.$K10]=4;[.$B10];)" office:value-type="float" office:value="0" calcext:value-type="float">
            <text:p>0</text:p>
          </table:table-cell>
          <table:table-cell table:formula="of:=IF([.$K10]=5;[.$B10];)" office:value-type="float" office:value="0" calcext:value-type="float">
            <text:p>0</text:p>
          </table:table-cell>
          <table:table-cell table:formula="of:=IF([.$K15]=4;[.$B10];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010-11-01</text:p>
          </table:table-cell>
          <table:table-cell office:value-type="float" office:value="31.1" calcext:value-type="float">
            <text:p>31.1</text:p>
          </table:table-cell>
          <table:table-cell table:formula="of:=AVERAGE([$zgony.$B$8:.$B$11])" office:value-type="float" office:value="31.25" calcext:value-type="float">
            <text:p>31.25</text:p>
          </table:table-cell>
          <table:table-cell table:formula="of:=[$zgony.$D$2] * [$zgony.$B$7] + (1 - [$zgony.$D$2]) * [$zgony.$D$10]" office:value-type="float" office:value="31.795136" calcext:value-type="float">
            <text:p>31.795136</text:p>
          </table:table-cell>
          <table:table-cell office:value-type="float" office:value="11" calcext:value-type="float">
            <text:p>11</text:p>
          </table:table-cell>
          <table:table-cell table:formula="of:=INDEX([.$B$1:.$B$124]; 2; 1)" office:value-type="float" office:value="29.7" calcext:value-type="float">
            <text:p>29.7</text:p>
          </table:table-cell>
          <table:table-cell table:formula="of:=[.$G$7] * [.$F$11] + [.$G$8]" office:value-type="float" office:value="50.3738456432227" calcext:value-type="float">
            <text:p>50.3738456432227</text:p>
          </table:table-cell>
          <table:table-cell table:formula="of:=INDEX([.$E$1:.$E$124]; 2; 1)" office:value-type="float" office:value="2" calcext:value-type="float">
            <text:p>2</text:p>
          </table:table-cell>
          <table:table-cell table:formula="of:=[.$I$7] * [.$H$11] + [.$I$8]" office:value-type="float" office:value="31.0275285601888" calcext:value-type="float">
            <text:p>31.0275285601888</text:p>
          </table:table-cell>
          <table:table-cell/>
          <table:table-cell office:value-type="float" office:value="11" calcext:value-type="float">
            <text:p>11</text:p>
          </table:table-cell>
          <table:table-cell table:formula="of:=IF([.K11]=1;[.B11];)" office:value-type="float" office:value="0" calcext:value-type="float">
            <text:p>0</text:p>
          </table:table-cell>
          <table:table-cell table:formula="of:=IF([.$K11]=2;[.$B11];)" office:value-type="float" office:value="0" calcext:value-type="float">
            <text:p>0</text:p>
          </table:table-cell>
          <table:table-cell table:formula="of:=IF([.$K11]=3;[.$B11];)" office:value-type="float" office:value="0" calcext:value-type="float">
            <text:p>0</text:p>
          </table:table-cell>
          <table:table-cell table:formula="of:=IF([.$K11]=4;[.$B11];)" office:value-type="float" office:value="0" calcext:value-type="float">
            <text:p>0</text:p>
          </table:table-cell>
          <table:table-cell table:formula="of:=IF([.$K11]=5;[.$B11];)" office:value-type="float" office:value="0" calcext:value-type="float">
            <text:p>0</text:p>
          </table:table-cell>
          <table:table-cell table:formula="of:=IF([.$K16]=4;[.$B11];)" office:value-type="float" office:value="31.1" calcext:value-type="float">
            <text:p>31.1</text:p>
          </table:table-cell>
          <table:table-cell/>
        </table:table-row>
        <table:table-row table:style-name="ro1">
          <table:table-cell office:value-type="string" calcext:value-type="string">
            <text:p>2010-12-01</text:p>
          </table:table-cell>
          <table:table-cell office:value-type="float" office:value="33.8" calcext:value-type="float">
            <text:p>33.8</text:p>
          </table:table-cell>
          <table:table-cell table:formula="of:=AVERAGE([$zgony.$B$9:.$B$12])" office:value-type="float" office:value="32.175" calcext:value-type="float">
            <text:p>32.175</text:p>
          </table:table-cell>
          <table:table-cell table:formula="of:=[$zgony.$D$2] * [$zgony.$B$8] + (1 - [$zgony.$D$2]) * [$zgony.$D$11]" office:value-type="float" office:value="31.4561088" calcext:value-type="float">
            <text:p>31.4561088</text:p>
          </table:table-cell>
          <table:table-cell office:value-type="float" office:value="12" calcext:value-type="float">
            <text:p>12</text:p>
          </table:table-cell>
          <table:table-cell table:formula="of:=INDEX([.$B$1:.$B$124]; 3; 1)" office:value-type="float" office:value="31.7" calcext:value-type="float">
            <text:p>31.7</text:p>
          </table:table-cell>
          <table:table-cell table:formula="of:=[.$G$7] * [.$F$12] + [.$G$8]" office:value-type="float" office:value="58.5214649346905" calcext:value-type="float">
            <text:p>58.5214649346905</text:p>
          </table:table-cell>
          <table:table-cell table:formula="of:=INDEX([.$E$1:.$E$124]; 3; 1)" office:value-type="float" office:value="3" calcext:value-type="float">
            <text:p>3</text:p>
          </table:table-cell>
          <table:table-cell table:formula="of:=[.$I$7] * [.$H$12] + [.$I$8]" office:value-type="float" office:value="31.0547861526357" calcext:value-type="float">
            <text:p>31.0547861526357</text:p>
          </table:table-cell>
          <table:table-cell/>
          <table:table-cell office:value-type="float" office:value="12" calcext:value-type="float">
            <text:p>12</text:p>
          </table:table-cell>
          <table:table-cell table:formula="of:=IF([.K12]=1;[.B12];)" office:value-type="float" office:value="0" calcext:value-type="float">
            <text:p>0</text:p>
          </table:table-cell>
          <table:table-cell table:formula="of:=IF([.$K12]=2;[.$B12];)" office:value-type="float" office:value="0" calcext:value-type="float">
            <text:p>0</text:p>
          </table:table-cell>
          <table:table-cell table:formula="of:=IF([.$K12]=3;[.$B12];)" office:value-type="float" office:value="0" calcext:value-type="float">
            <text:p>0</text:p>
          </table:table-cell>
          <table:table-cell table:formula="of:=IF([.$K12]=4;[.$B12];)" office:value-type="float" office:value="0" calcext:value-type="float">
            <text:p>0</text:p>
          </table:table-cell>
          <table:table-cell table:formula="of:=IF([.$K12]=5;[.$B12];)" office:value-type="float" office:value="0" calcext:value-type="float">
            <text:p>0</text:p>
          </table:table-cell>
          <table:table-cell table:formula="of:=IF([.$K17]=4;[.$B12];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011-01-01</text:p>
          </table:table-cell>
          <table:table-cell office:value-type="float" office:value="34.5" calcext:value-type="float">
            <text:p>34.5</text:p>
          </table:table-cell>
          <table:table-cell table:formula="of:=AVERAGE([$zgony.$B$10:.$B$13])" office:value-type="float" office:value="33.225" calcext:value-type="float">
            <text:p>33.225</text:p>
          </table:table-cell>
          <table:table-cell table:formula="of:=[$zgony.$D$2] * [$zgony.$B$9] + (1 - [$zgony.$D$2]) * [$zgony.$D$12]" office:value-type="float" office:value="31.22488704" calcext:value-type="float">
            <text:p>31.22488704</text:p>
          </table:table-cell>
          <table:table-cell office:value-type="float" office:value="13" calcext:value-type="float">
            <text:p>13</text:p>
          </table:table-cell>
          <table:table-cell table:formula="of:=INDEX([.$B$1:.$B$124]; 4; 1)" office:value-type="float" office:value="31" calcext:value-type="float">
            <text:p>31</text:p>
          </table:table-cell>
          <table:table-cell table:formula="of:=[.$G$7] * [.$F$13] + [.$G$8]" office:value-type="float" office:value="55.6697981826768" calcext:value-type="float">
            <text:p>55.6697981826768</text:p>
          </table:table-cell>
          <table:table-cell table:formula="of:=INDEX([.$E$1:.$E$124]; 4; 1)" office:value-type="float" office:value="4" calcext:value-type="float">
            <text:p>4</text:p>
          </table:table-cell>
          <table:table-cell table:formula="of:=[.$I$7] * [.$H$13] + [.$I$8]" office:value-type="float" office:value="31.0820437450826" calcext:value-type="float">
            <text:p>31.0820437450826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K13]=1;[.B13];)" office:value-type="float" office:value="34.5" calcext:value-type="float">
            <text:p>34.5</text:p>
          </table:table-cell>
          <table:table-cell table:formula="of:=IF([.$K13]=2;[.$B13];)" office:value-type="float" office:value="0" calcext:value-type="float">
            <text:p>0</text:p>
          </table:table-cell>
          <table:table-cell table:formula="of:=IF([.$K13]=3;[.$B13];)" office:value-type="float" office:value="0" calcext:value-type="float">
            <text:p>0</text:p>
          </table:table-cell>
          <table:table-cell table:formula="of:=IF([.$K13]=4;[.$B13];)" office:value-type="float" office:value="0" calcext:value-type="float">
            <text:p>0</text:p>
          </table:table-cell>
          <table:table-cell table:formula="of:=IF([.$K13]=5;[.$B13];)" office:value-type="float" office:value="0" calcext:value-type="float">
            <text:p>0</text:p>
          </table:table-cell>
          <table:table-cell table:formula="of:=IF([.$K18]=4;[.$B13];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011-02-01</text:p>
          </table:table-cell>
          <table:table-cell office:value-type="float" office:value="31.7" calcext:value-type="float">
            <text:p>31.7</text:p>
          </table:table-cell>
          <table:table-cell table:formula="of:=AVERAGE([$zgony.$B$11:.$B$14])" office:value-type="float" office:value="32.775" calcext:value-type="float">
            <text:p>32.775</text:p>
          </table:table-cell>
          <table:table-cell table:formula="of:=[$zgony.$D$2] * [$zgony.$B$10] + (1 - [$zgony.$D$2]) * [$zgony.$D$13]" office:value-type="float" office:value="31.679909632" calcext:value-type="float">
            <text:p>31.679909632</text:p>
          </table:table-cell>
          <table:table-cell office:value-type="float" office:value="14" calcext:value-type="float">
            <text:p>14</text:p>
          </table:table-cell>
          <table:table-cell table:formula="of:=INDEX([.$B$1:.$B$124]; 5; 1)" office:value-type="float" office:value="31.4" calcext:value-type="float">
            <text:p>31.4</text:p>
          </table:table-cell>
          <table:table-cell table:formula="of:=[.$G$7] * [.$F$14] + [.$G$8]" office:value-type="float" office:value="57.2993220409703" calcext:value-type="float">
            <text:p>57.2993220409703</text:p>
          </table:table-cell>
          <table:table-cell table:formula="of:=INDEX([.$E$1:.$E$124]; 5; 1)" office:value-type="float" office:value="5" calcext:value-type="float">
            <text:p>5</text:p>
          </table:table-cell>
          <table:table-cell table:formula="of:=[.$I$7] * [.$H$14] + [.$I$8]" office:value-type="float" office:value="31.1093013375295" calcext:value-type="float">
            <text:p>31.1093013375295</text:p>
          </table:table-cell>
          <table:table-cell/>
          <table:table-cell office:value-type="float" office:value="2" calcext:value-type="float">
            <text:p>2</text:p>
          </table:table-cell>
          <table:table-cell table:formula="of:=IF([.K14]=1;[.B14];)" office:value-type="float" office:value="0" calcext:value-type="float">
            <text:p>0</text:p>
          </table:table-cell>
          <table:table-cell table:formula="of:=IF([.$K14]=2;[.$B14];)" office:value-type="float" office:value="31.7" calcext:value-type="float">
            <text:p>31.7</text:p>
          </table:table-cell>
          <table:table-cell table:formula="of:=IF([.$K14]=3;[.$B14];)" office:value-type="float" office:value="0" calcext:value-type="float">
            <text:p>0</text:p>
          </table:table-cell>
          <table:table-cell table:formula="of:=IF([.$K14]=4;[.$B14];)" office:value-type="float" office:value="0" calcext:value-type="float">
            <text:p>0</text:p>
          </table:table-cell>
          <table:table-cell table:formula="of:=IF([.$K14]=5;[.$B14];)" office:value-type="float" office:value="0" calcext:value-type="float">
            <text:p>0</text:p>
          </table:table-cell>
          <table:table-cell table:formula="of:=IF([.$K19]=4;[.$B14];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011-03-01</text:p>
          </table:table-cell>
          <table:table-cell office:value-type="float" office:value="35" calcext:value-type="float">
            <text:p>35</text:p>
          </table:table-cell>
          <table:table-cell table:formula="of:=AVERAGE([$zgony.$B$12:.$B$15])" office:value-type="float" office:value="33.75" calcext:value-type="float">
            <text:p>33.75</text:p>
          </table:table-cell>
          <table:table-cell table:formula="of:=[$zgony.$D$2] * [$zgony.$B$11] + (1 - [$zgony.$D$2]) * [$zgony.$D$14]" office:value-type="float" office:value="31.5639277056" calcext:value-type="float">
            <text:p>31.5639277056</text:p>
          </table:table-cell>
          <table:table-cell office:value-type="float" office:value="15" calcext:value-type="float">
            <text:p>15</text:p>
          </table:table-cell>
          <table:table-cell table:formula="of:=INDEX([.$B$1:.$B$124]; 6; 1)" office:value-type="float" office:value="29.9" calcext:value-type="float">
            <text:p>29.9</text:p>
          </table:table-cell>
          <table:table-cell table:formula="of:=[.$G$7] * [.$F$15] + [.$G$8]" office:value-type="float" office:value="51.1886075723695" calcext:value-type="float">
            <text:p>51.1886075723695</text:p>
          </table:table-cell>
          <table:table-cell table:formula="of:=INDEX([.$E$1:.$E$124]; 6; 1)" office:value-type="float" office:value="6" calcext:value-type="float">
            <text:p>6</text:p>
          </table:table-cell>
          <table:table-cell table:formula="of:=[.$I$7] * [.$H$15] + [.$I$8]" office:value-type="float" office:value="31.1365589299764" calcext:value-type="float">
            <text:p>31.1365589299764</text:p>
          </table:table-cell>
          <table:table-cell/>
          <table:table-cell office:value-type="float" office:value="3" calcext:value-type="float">
            <text:p>3</text:p>
          </table:table-cell>
          <table:table-cell table:formula="of:=IF([.K15]=1;[.B15];)" office:value-type="float" office:value="0" calcext:value-type="float">
            <text:p>0</text:p>
          </table:table-cell>
          <table:table-cell table:formula="of:=IF([.$K15]=2;[.$B15];)" office:value-type="float" office:value="0" calcext:value-type="float">
            <text:p>0</text:p>
          </table:table-cell>
          <table:table-cell table:formula="of:=IF([.$K15]=3;[.$B15];)" office:value-type="float" office:value="35" calcext:value-type="float">
            <text:p>35</text:p>
          </table:table-cell>
          <table:table-cell table:formula="of:=IF([.$K15]=4;[.$B15];)" office:value-type="float" office:value="0" calcext:value-type="float">
            <text:p>0</text:p>
          </table:table-cell>
          <table:table-cell table:formula="of:=IF([.$K15]=5;[.$B15];)" office:value-type="float" office:value="0" calcext:value-type="float">
            <text:p>0</text:p>
          </table:table-cell>
          <table:table-cell table:formula="of:=IF([.$K20]=4;[.$B15];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011-04-01</text:p>
          </table:table-cell>
          <table:table-cell office:value-type="float" office:value="30.5" calcext:value-type="float">
            <text:p>30.5</text:p>
          </table:table-cell>
          <table:table-cell table:formula="of:=AVERAGE([$zgony.$B$13:.$B$16])" office:value-type="float" office:value="32.925" calcext:value-type="float">
            <text:p>32.925</text:p>
          </table:table-cell>
          <table:table-cell table:formula="of:=[$zgony.$D$2] * [$zgony.$B$12] + (1 - [$zgony.$D$2]) * [$zgony.$D$15]" office:value-type="float" office:value="32.01114216448" calcext:value-type="float">
            <text:p>32.01114216448</text:p>
          </table:table-cell>
          <table:table-cell office:value-type="float" office:value="16" calcext:value-type="float">
            <text:p>16</text:p>
          </table:table-cell>
          <table:table-cell table:formula="of:=INDEX([.$B$1:.$B$124]; 7; 1)" office:value-type="float" office:value="32.2" calcext:value-type="float">
            <text:p>32.2</text:p>
          </table:table-cell>
          <table:table-cell table:formula="of:=[.$G$7] * [.$F$16] + [.$G$8]" office:value-type="float" office:value="60.5583697575574" calcext:value-type="float">
            <text:p>60.5583697575574</text:p>
          </table:table-cell>
          <table:table-cell table:formula="of:=INDEX([.$E$1:.$E$124]; 7; 1)" office:value-type="float" office:value="7" calcext:value-type="float">
            <text:p>7</text:p>
          </table:table-cell>
          <table:table-cell table:formula="of:=[.$I$7] * [.$H$16] + [.$I$8]" office:value-type="float" office:value="31.1638165224233" calcext:value-type="float">
            <text:p>31.1638165224233</text:p>
          </table:table-cell>
          <table:table-cell/>
          <table:table-cell office:value-type="float" office:value="4" calcext:value-type="float">
            <text:p>4</text:p>
          </table:table-cell>
          <table:table-cell table:formula="of:=IF([.K16]=1;[.B16];)" office:value-type="float" office:value="0" calcext:value-type="float">
            <text:p>0</text:p>
          </table:table-cell>
          <table:table-cell table:formula="of:=IF([.$K16]=2;[.$B16];)" office:value-type="float" office:value="0" calcext:value-type="float">
            <text:p>0</text:p>
          </table:table-cell>
          <table:table-cell table:formula="of:=IF([.$K16]=3;[.$B16];)" office:value-type="float" office:value="0" calcext:value-type="float">
            <text:p>0</text:p>
          </table:table-cell>
          <table:table-cell table:formula="of:=IF([.$K16]=4;[.$B16];)" office:value-type="float" office:value="30.5" calcext:value-type="float">
            <text:p>30.5</text:p>
          </table:table-cell>
          <table:table-cell table:formula="of:=IF([.$K16]=5;[.$B16];)" office:value-type="float" office:value="0" calcext:value-type="float">
            <text:p>0</text:p>
          </table:table-cell>
          <table:table-cell table:formula="of:=IF([.$K21]=4;[.$B16];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011-05-01</text:p>
          </table:table-cell>
          <table:table-cell office:value-type="float" office:value="31.9" calcext:value-type="float">
            <text:p>31.9</text:p>
          </table:table-cell>
          <table:table-cell table:formula="of:=AVERAGE([$zgony.$B$14:.$B$17])" office:value-type="float" office:value="32.275" calcext:value-type="float">
            <text:p>32.275</text:p>
          </table:table-cell>
          <table:table-cell table:formula="of:=[$zgony.$D$2] * [$zgony.$B$13] + (1 - [$zgony.$D$2]) * [$zgony.$D$16]" office:value-type="float" office:value="32.508913731584" calcext:value-type="float">
            <text:p>32.508913731584</text:p>
          </table:table-cell>
          <table:table-cell office:value-type="float" office:value="17" calcext:value-type="float">
            <text:p>17</text:p>
          </table:table-cell>
          <table:table-cell table:formula="of:=INDEX([.$B$1:.$B$124]; 8; 1)" office:value-type="float" office:value="30.1" calcext:value-type="float">
            <text:p>30.1</text:p>
          </table:table-cell>
          <table:table-cell table:formula="of:=[.$G$7] * [.$F$17] + [.$G$8]" office:value-type="float" office:value="52.0033695015163" calcext:value-type="float">
            <text:p>52.0033695015163</text:p>
          </table:table-cell>
          <table:table-cell table:formula="of:=INDEX([.$E$1:.$E$124]; 8; 1)" office:value-type="float" office:value="8" calcext:value-type="float">
            <text:p>8</text:p>
          </table:table-cell>
          <table:table-cell table:formula="of:=[.$I$7] * [.$H$17] + [.$I$8]" office:value-type="float" office:value="31.1910741148702" calcext:value-type="float">
            <text:p>31.1910741148702</text:p>
          </table:table-cell>
          <table:table-cell/>
          <table:table-cell office:value-type="float" office:value="5" calcext:value-type="float">
            <text:p>5</text:p>
          </table:table-cell>
          <table:table-cell table:formula="of:=IF([.K17]=1;[.B17];)" office:value-type="float" office:value="0" calcext:value-type="float">
            <text:p>0</text:p>
          </table:table-cell>
          <table:table-cell table:formula="of:=IF([.$K17]=2;[.$B17];)" office:value-type="float" office:value="0" calcext:value-type="float">
            <text:p>0</text:p>
          </table:table-cell>
          <table:table-cell table:formula="of:=IF([.$K17]=3;[.$B17];)" office:value-type="float" office:value="0" calcext:value-type="float">
            <text:p>0</text:p>
          </table:table-cell>
          <table:table-cell table:formula="of:=IF([.$K17]=4;[.$B17];)" office:value-type="float" office:value="0" calcext:value-type="float">
            <text:p>0</text:p>
          </table:table-cell>
          <table:table-cell table:formula="of:=IF([.$K17]=5;[.$B17];)" office:value-type="float" office:value="31.9" calcext:value-type="float">
            <text:p>31.9</text:p>
          </table:table-cell>
          <table:table-cell table:formula="of:=IF([.$K22]=4;[.$B17];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011-06-01</text:p>
          </table:table-cell>
          <table:table-cell office:value-type="float" office:value="28.6" calcext:value-type="float">
            <text:p>28.6</text:p>
          </table:table-cell>
          <table:table-cell table:formula="of:=AVERAGE([$zgony.$B$15:.$B$18])" office:value-type="float" office:value="31.5" calcext:value-type="float">
            <text:p>31.5</text:p>
          </table:table-cell>
          <table:table-cell table:formula="of:=[$zgony.$D$2] * [$zgony.$B$14] + (1 - [$zgony.$D$2]) * [$zgony.$D$17]" office:value-type="float" office:value="32.3471309852672" calcext:value-type="float">
            <text:p>32.3471309852672</text:p>
          </table:table-cell>
          <table:table-cell office:value-type="float" office:value="18" calcext:value-type="float">
            <text:p>18</text:p>
          </table:table-cell>
          <table:table-cell table:formula="of:=INDEX([.$B$1:.$B$124]; 9; 1)" office:value-type="float" office:value="30.3" calcext:value-type="float">
            <text:p>30.3</text:p>
          </table:table-cell>
          <table:table-cell table:formula="of:=[.$G$7] * [.$F$18] + [.$G$8]" office:value-type="float" office:value="52.8181314306631" calcext:value-type="float">
            <text:p>52.8181314306631</text:p>
          </table:table-cell>
          <table:table-cell table:formula="of:=INDEX([.$E$1:.$E$124]; 9; 1)" office:value-type="float" office:value="9" calcext:value-type="float">
            <text:p>9</text:p>
          </table:table-cell>
          <table:table-cell table:formula="of:=[.$I$7] * [.$H$18] + [.$I$8]" office:value-type="float" office:value="31.2183317073171" calcext:value-type="float">
            <text:p>31.2183317073171</text:p>
          </table:table-cell>
          <table:table-cell/>
          <table:table-cell office:value-type="float" office:value="6" calcext:value-type="float">
            <text:p>6</text:p>
          </table:table-cell>
          <table:table-cell table:formula="of:=IF([.K18]=1;[.B18];)" office:value-type="float" office:value="0" calcext:value-type="float">
            <text:p>0</text:p>
          </table:table-cell>
          <table:table-cell table:formula="of:=IF([.$K18]=2;[.$B18];)" office:value-type="float" office:value="0" calcext:value-type="float">
            <text:p>0</text:p>
          </table:table-cell>
          <table:table-cell table:formula="of:=IF([.$K18]=3;[.$B18];)" office:value-type="float" office:value="0" calcext:value-type="float">
            <text:p>0</text:p>
          </table:table-cell>
          <table:table-cell table:formula="of:=IF([.$K18]=4;[.$B18];)" office:value-type="float" office:value="0" calcext:value-type="float">
            <text:p>0</text:p>
          </table:table-cell>
          <table:table-cell table:formula="of:=IF([.$K18]=5;[.$B18];)" office:value-type="float" office:value="0" calcext:value-type="float">
            <text:p>0</text:p>
          </table:table-cell>
          <table:table-cell table:formula="of:=IF([.$K23]=4;[.$B18];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011-07-01</text:p>
          </table:table-cell>
          <table:table-cell office:value-type="float" office:value="27.7" calcext:value-type="float">
            <text:p>27.7</text:p>
          </table:table-cell>
          <table:table-cell table:formula="of:=AVERAGE([$zgony.$B$16:.$B$19])" office:value-type="float" office:value="29.675" calcext:value-type="float">
            <text:p>29.675</text:p>
          </table:table-cell>
          <table:table-cell table:formula="of:=[$zgony.$D$2] * [$zgony.$B$15] + (1 - [$zgony.$D$2]) * [$zgony.$D$18]" office:value-type="float" office:value="32.8777047882138" calcext:value-type="float">
            <text:p>32.8777047882138</text:p>
          </table:table-cell>
          <table:table-cell office:value-type="float" office:value="19" calcext:value-type="float">
            <text:p>19</text:p>
          </table:table-cell>
          <table:table-cell table:formula="of:=INDEX([.$B$1:.$B$124]; 10; 1)" office:value-type="float" office:value="33.5" calcext:value-type="float">
            <text:p>33.5</text:p>
          </table:table-cell>
          <table:table-cell table:formula="of:=[.$G$7] * [.$F$19] + [.$G$8]" office:value-type="float" office:value="65.8543222970115" calcext:value-type="float">
            <text:p>65.8543222970115</text:p>
          </table:table-cell>
          <table:table-cell table:formula="of:=INDEX([.$E$1:.$E$124]; 10; 1)" office:value-type="float" office:value="10" calcext:value-type="float">
            <text:p>10</text:p>
          </table:table-cell>
          <table:table-cell table:formula="of:=[.$I$7] * [.$H$19] + [.$I$8]" office:value-type="float" office:value="31.245589299764" calcext:value-type="float">
            <text:p>31.245589299764</text:p>
          </table:table-cell>
          <table:table-cell/>
          <table:table-cell office:value-type="float" office:value="7" calcext:value-type="float">
            <text:p>7</text:p>
          </table:table-cell>
          <table:table-cell table:formula="of:=IF([.K19]=1;[.B19];)" office:value-type="float" office:value="0" calcext:value-type="float">
            <text:p>0</text:p>
          </table:table-cell>
          <table:table-cell table:formula="of:=IF([.$K19]=2;[.$B19];)" office:value-type="float" office:value="0" calcext:value-type="float">
            <text:p>0</text:p>
          </table:table-cell>
          <table:table-cell table:formula="of:=IF([.$K19]=3;[.$B19];)" office:value-type="float" office:value="0" calcext:value-type="float">
            <text:p>0</text:p>
          </table:table-cell>
          <table:table-cell table:formula="of:=IF([.$K19]=4;[.$B19];)" office:value-type="float" office:value="0" calcext:value-type="float">
            <text:p>0</text:p>
          </table:table-cell>
          <table:table-cell table:formula="of:=IF([.$K19]=5;[.$B19];)" office:value-type="float" office:value="0" calcext:value-type="float">
            <text:p>0</text:p>
          </table:table-cell>
          <table:table-cell table:formula="of:=IF([.$K24]=4;[.$B19];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011-08-01</text:p>
          </table:table-cell>
          <table:table-cell office:value-type="float" office:value="31.4" calcext:value-type="float">
            <text:p>31.4</text:p>
          </table:table-cell>
          <table:table-cell table:formula="of:=AVERAGE([$zgony.$B$17:.$B$20])" office:value-type="float" office:value="29.9" calcext:value-type="float">
            <text:p>29.9</text:p>
          </table:table-cell>
          <table:table-cell table:formula="of:=[$zgony.$D$2] * [$zgony.$B$16] + (1 - [$zgony.$D$2]) * [$zgony.$D$19]" office:value-type="float" office:value="32.402163830571" calcext:value-type="float">
            <text:p>32.402163830571</text:p>
          </table:table-cell>
          <table:table-cell office:value-type="float" office:value="20" calcext:value-type="float">
            <text:p>20</text:p>
          </table:table-cell>
          <table:table-cell table:formula="of:=INDEX([.$B$1:.$B$124]; 11; 1)" office:value-type="float" office:value="31.1" calcext:value-type="float">
            <text:p>31.1</text:p>
          </table:table-cell>
          <table:table-cell table:formula="of:=[.$G$7] * [.$F$20] + [.$G$8]" office:value-type="float" office:value="56.0771791472502" calcext:value-type="float">
            <text:p>56.0771791472502</text:p>
          </table:table-cell>
          <table:table-cell table:formula="of:=INDEX([.$E$1:.$E$124]; 11; 1)" office:value-type="float" office:value="11" calcext:value-type="float">
            <text:p>11</text:p>
          </table:table-cell>
          <table:table-cell table:formula="of:=[.$I$7] * [.$H$20] + [.$I$8]" office:value-type="float" office:value="31.2728468922109" calcext:value-type="float">
            <text:p>31.2728468922109</text:p>
          </table:table-cell>
          <table:table-cell/>
          <table:table-cell office:value-type="float" office:value="8" calcext:value-type="float">
            <text:p>8</text:p>
          </table:table-cell>
          <table:table-cell table:formula="of:=IF([.K20]=1;[.B20];)" office:value-type="float" office:value="0" calcext:value-type="float">
            <text:p>0</text:p>
          </table:table-cell>
          <table:table-cell table:formula="of:=IF([.$K20]=2;[.$B20];)" office:value-type="float" office:value="0" calcext:value-type="float">
            <text:p>0</text:p>
          </table:table-cell>
          <table:table-cell table:formula="of:=IF([.$K20]=3;[.$B20];)" office:value-type="float" office:value="0" calcext:value-type="float">
            <text:p>0</text:p>
          </table:table-cell>
          <table:table-cell table:formula="of:=IF([.$K20]=4;[.$B20];)" office:value-type="float" office:value="0" calcext:value-type="float">
            <text:p>0</text:p>
          </table:table-cell>
          <table:table-cell table:formula="of:=IF([.$K20]=5;[.$B20];)" office:value-type="float" office:value="0" calcext:value-type="float">
            <text:p>0</text:p>
          </table:table-cell>
          <table:table-cell table:formula="of:=IF([.$K25]=4;[.$B20];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011-09-01</text:p>
          </table:table-cell>
          <table:table-cell office:value-type="float" office:value="28.7" calcext:value-type="float">
            <text:p>28.7</text:p>
          </table:table-cell>
          <table:table-cell table:formula="of:=AVERAGE([$zgony.$B$18:.$B$21])" office:value-type="float" office:value="29.1" calcext:value-type="float">
            <text:p>29.1</text:p>
          </table:table-cell>
          <table:table-cell table:formula="of:=[$zgony.$D$2] * [$zgony.$B$17] + (1 - [$zgony.$D$2]) * [$zgony.$D$20]" office:value-type="float" office:value="32.3017310644568" calcext:value-type="float">
            <text:p>32.3017310644568</text:p>
          </table:table-cell>
          <table:table-cell office:value-type="float" office:value="21" calcext:value-type="float">
            <text:p>21</text:p>
          </table:table-cell>
          <table:table-cell table:formula="of:=INDEX([.$B$1:.$B$124]; 12; 1)" office:value-type="float" office:value="33.8" calcext:value-type="float">
            <text:p>33.8</text:p>
          </table:table-cell>
          <table:table-cell table:formula="of:=[.$G$7] * [.$F$21] + [.$G$8]" office:value-type="float" office:value="67.0764651907316" calcext:value-type="float">
            <text:p>67.0764651907316</text:p>
          </table:table-cell>
          <table:table-cell table:formula="of:=INDEX([.$E$1:.$E$124]; 12; 1)" office:value-type="float" office:value="12" calcext:value-type="float">
            <text:p>12</text:p>
          </table:table-cell>
          <table:table-cell table:formula="of:=[.$I$7] * [.$H$21] + [.$I$8]" office:value-type="float" office:value="31.3001044846578" calcext:value-type="float">
            <text:p>31.3001044846578</text:p>
          </table:table-cell>
          <table:table-cell/>
          <table:table-cell office:value-type="float" office:value="9" calcext:value-type="float">
            <text:p>9</text:p>
          </table:table-cell>
          <table:table-cell table:formula="of:=IF([.K21]=1;[.B21];)" office:value-type="float" office:value="0" calcext:value-type="float">
            <text:p>0</text:p>
          </table:table-cell>
          <table:table-cell table:formula="of:=IF([.$K21]=2;[.$B21];)" office:value-type="float" office:value="0" calcext:value-type="float">
            <text:p>0</text:p>
          </table:table-cell>
          <table:table-cell table:formula="of:=IF([.$K21]=3;[.$B21];)" office:value-type="float" office:value="0" calcext:value-type="float">
            <text:p>0</text:p>
          </table:table-cell>
          <table:table-cell table:formula="of:=IF([.$K21]=4;[.$B21];)" office:value-type="float" office:value="0" calcext:value-type="float">
            <text:p>0</text:p>
          </table:table-cell>
          <table:table-cell table:formula="of:=IF([.$K21]=5;[.$B21];)" office:value-type="float" office:value="0" calcext:value-type="float">
            <text:p>0</text:p>
          </table:table-cell>
          <table:table-cell table:formula="of:=IF([.$K26]=4;[.$B21];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011-10-01</text:p>
          </table:table-cell>
          <table:table-cell office:value-type="float" office:value="31.8" calcext:value-type="float">
            <text:p>31.8</text:p>
          </table:table-cell>
          <table:table-cell table:formula="of:=AVERAGE([$zgony.$B$19:.$B$22])" office:value-type="float" office:value="29.9" calcext:value-type="float">
            <text:p>29.9</text:p>
          </table:table-cell>
          <table:table-cell table:formula="of:=[$zgony.$D$2] * [$zgony.$B$18] + (1 - [$zgony.$D$2]) * [$zgony.$D$21]" office:value-type="float" office:value="31.5613848515655" calcext:value-type="float">
            <text:p>31.5613848515655</text:p>
          </table:table-cell>
          <table:table-cell office:value-type="float" office:value="22" calcext:value-type="float">
            <text:p>22</text:p>
          </table:table-cell>
          <table:table-cell table:formula="of:=INDEX([.$B$1:.$B$124]; 13; 1)" office:value-type="float" office:value="34.5" calcext:value-type="float">
            <text:p>34.5</text:p>
          </table:table-cell>
          <table:table-cell table:formula="of:=[.$G$7] * [.$F$22] + [.$G$8]" office:value-type="float" office:value="69.9281319427454" calcext:value-type="float">
            <text:p>69.9281319427454</text:p>
          </table:table-cell>
          <table:table-cell table:formula="of:=INDEX([.$E$1:.$E$124]; 13; 1)" office:value-type="float" office:value="13" calcext:value-type="float">
            <text:p>13</text:p>
          </table:table-cell>
          <table:table-cell table:formula="of:=[.$I$7] * [.$H$22] + [.$I$8]" office:value-type="float" office:value="31.3273620771047" calcext:value-type="float">
            <text:p>31.3273620771047</text:p>
          </table:table-cell>
          <table:table-cell/>
          <table:table-cell office:value-type="float" office:value="10" calcext:value-type="float">
            <text:p>10</text:p>
          </table:table-cell>
          <table:table-cell table:formula="of:=IF([.K22]=1;[.B22];)" office:value-type="float" office:value="0" calcext:value-type="float">
            <text:p>0</text:p>
          </table:table-cell>
          <table:table-cell table:formula="of:=IF([.$K22]=2;[.$B22];)" office:value-type="float" office:value="0" calcext:value-type="float">
            <text:p>0</text:p>
          </table:table-cell>
          <table:table-cell table:formula="of:=IF([.$K22]=3;[.$B22];)" office:value-type="float" office:value="0" calcext:value-type="float">
            <text:p>0</text:p>
          </table:table-cell>
          <table:table-cell table:formula="of:=IF([.$K22]=4;[.$B22];)" office:value-type="float" office:value="0" calcext:value-type="float">
            <text:p>0</text:p>
          </table:table-cell>
          <table:table-cell table:formula="of:=IF([.$K22]=5;[.$B22];)" office:value-type="float" office:value="0" calcext:value-type="float">
            <text:p>0</text:p>
          </table:table-cell>
          <table:table-cell table:formula="of:=IF([.$K27]=4;[.$B22];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011-11-01</text:p>
          </table:table-cell>
          <table:table-cell office:value-type="float" office:value="31.1" calcext:value-type="float">
            <text:p>31.1</text:p>
          </table:table-cell>
          <table:table-cell table:formula="of:=AVERAGE([$zgony.$B$20:.$B$23])" office:value-type="float" office:value="30.75" calcext:value-type="float">
            <text:p>30.75</text:p>
          </table:table-cell>
          <table:table-cell table:formula="of:=[$zgony.$D$2] * [$zgony.$B$19] + (1 - [$zgony.$D$2]) * [$zgony.$D$22]" office:value-type="float" office:value="30.7891078812524" calcext:value-type="float">
            <text:p>30.7891078812524</text:p>
          </table:table-cell>
          <table:table-cell office:value-type="float" office:value="23" calcext:value-type="float">
            <text:p>23</text:p>
          </table:table-cell>
          <table:table-cell table:formula="of:=INDEX([.$B$1:.$B$124]; 14; 1)" office:value-type="float" office:value="31.7" calcext:value-type="float">
            <text:p>31.7</text:p>
          </table:table-cell>
          <table:table-cell table:formula="of:=[.$G$7] * [.$F$23] + [.$G$8]" office:value-type="float" office:value="58.5214649346905" calcext:value-type="float">
            <text:p>58.5214649346905</text:p>
          </table:table-cell>
          <table:table-cell table:formula="of:=INDEX([.$E$1:.$E$124]; 14; 1)" office:value-type="float" office:value="14" calcext:value-type="float">
            <text:p>14</text:p>
          </table:table-cell>
          <table:table-cell table:formula="of:=[.$I$7] * [.$H$23] + [.$I$8]" office:value-type="float" office:value="31.3546196695515" calcext:value-type="float">
            <text:p>31.3546196695515</text:p>
          </table:table-cell>
          <table:table-cell/>
          <table:table-cell office:value-type="float" office:value="11" calcext:value-type="float">
            <text:p>11</text:p>
          </table:table-cell>
          <table:table-cell table:formula="of:=IF([.K23]=1;[.B23];)" office:value-type="float" office:value="0" calcext:value-type="float">
            <text:p>0</text:p>
          </table:table-cell>
          <table:table-cell table:formula="of:=IF([.$K23]=2;[.$B23];)" office:value-type="float" office:value="0" calcext:value-type="float">
            <text:p>0</text:p>
          </table:table-cell>
          <table:table-cell table:formula="of:=IF([.$K23]=3;[.$B23];)" office:value-type="float" office:value="0" calcext:value-type="float">
            <text:p>0</text:p>
          </table:table-cell>
          <table:table-cell table:formula="of:=IF([.$K23]=4;[.$B23];)" office:value-type="float" office:value="0" calcext:value-type="float">
            <text:p>0</text:p>
          </table:table-cell>
          <table:table-cell table:formula="of:=IF([.$K23]=5;[.$B23];)" office:value-type="float" office:value="0" calcext:value-type="float">
            <text:p>0</text:p>
          </table:table-cell>
          <table:table-cell table:formula="of:=IF([.$K28]=4;[.$B23];)" office:value-type="float" office:value="31.1" calcext:value-type="float">
            <text:p>31.1</text:p>
          </table:table-cell>
          <table:table-cell/>
        </table:table-row>
        <table:table-row table:style-name="ro1">
          <table:table-cell office:value-type="string" calcext:value-type="string">
            <text:p>2011-12-01</text:p>
          </table:table-cell>
          <table:table-cell office:value-type="float" office:value="32.6" calcext:value-type="float">
            <text:p>32.6</text:p>
          </table:table-cell>
          <table:table-cell table:formula="of:=AVERAGE([$zgony.$B$21:.$B$24])" office:value-type="float" office:value="31.05" calcext:value-type="float">
            <text:p>31.05</text:p>
          </table:table-cell>
          <table:table-cell table:formula="of:=[$zgony.$D$2] * [$zgony.$B$20] + (1 - [$zgony.$D$2]) * [$zgony.$D$23]" office:value-type="float" office:value="30.9112863050019" calcext:value-type="float">
            <text:p>30.9112863050019</text:p>
          </table:table-cell>
          <table:table-cell office:value-type="float" office:value="24" calcext:value-type="float">
            <text:p>24</text:p>
          </table:table-cell>
          <table:table-cell table:formula="of:=INDEX([.$B$1:.$B$124]; 15; 1)" office:value-type="float" office:value="35" calcext:value-type="float">
            <text:p>35</text:p>
          </table:table-cell>
          <table:table-cell table:formula="of:=[.$G$7] * [.$F$24] + [.$G$8]" office:value-type="float" office:value="71.9650367656123" calcext:value-type="float">
            <text:p>71.9650367656123</text:p>
          </table:table-cell>
          <table:table-cell table:formula="of:=INDEX([.$E$1:.$E$124]; 15; 1)" office:value-type="float" office:value="15" calcext:value-type="float">
            <text:p>15</text:p>
          </table:table-cell>
          <table:table-cell table:formula="of:=[.$I$7] * [.$H$24] + [.$I$8]" office:value-type="float" office:value="31.3818772619984" calcext:value-type="float">
            <text:p>31.3818772619984</text:p>
          </table:table-cell>
          <table:table-cell/>
          <table:table-cell office:value-type="float" office:value="12" calcext:value-type="float">
            <text:p>12</text:p>
          </table:table-cell>
          <table:table-cell table:formula="of:=IF([.K24]=1;[.B24];)" office:value-type="float" office:value="0" calcext:value-type="float">
            <text:p>0</text:p>
          </table:table-cell>
          <table:table-cell table:formula="of:=IF([.$K24]=2;[.$B24];)" office:value-type="float" office:value="0" calcext:value-type="float">
            <text:p>0</text:p>
          </table:table-cell>
          <table:table-cell table:formula="of:=IF([.$K24]=3;[.$B24];)" office:value-type="float" office:value="0" calcext:value-type="float">
            <text:p>0</text:p>
          </table:table-cell>
          <table:table-cell table:formula="of:=IF([.$K24]=4;[.$B24];)" office:value-type="float" office:value="0" calcext:value-type="float">
            <text:p>0</text:p>
          </table:table-cell>
          <table:table-cell table:formula="of:=IF([.$K24]=5;[.$B24];)" office:value-type="float" office:value="0" calcext:value-type="float">
            <text:p>0</text:p>
          </table:table-cell>
          <table:table-cell table:formula="of:=IF([.$K29]=4;[.$B24];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012-01-01</text:p>
          </table:table-cell>
          <table:table-cell office:value-type="float" office:value="34.1" calcext:value-type="float">
            <text:p>34.1</text:p>
          </table:table-cell>
          <table:table-cell table:formula="of:=AVERAGE([$zgony.$B$22:.$B$25])" office:value-type="float" office:value="32.4" calcext:value-type="float">
            <text:p>32.4</text:p>
          </table:table-cell>
          <table:table-cell table:formula="of:=[$zgony.$D$2] * [$zgony.$B$21] + (1 - [$zgony.$D$2]) * [$zgony.$D$24]" office:value-type="float" office:value="30.4690290440015" calcext:value-type="float">
            <text:p>30.4690290440015</text:p>
          </table:table-cell>
          <table:table-cell office:value-type="float" office:value="25" calcext:value-type="float">
            <text:p>25</text:p>
          </table:table-cell>
          <table:table-cell table:formula="of:=INDEX([.$B$1:.$B$124]; 16; 1)" office:value-type="float" office:value="30.5" calcext:value-type="float">
            <text:p>30.5</text:p>
          </table:table-cell>
          <table:table-cell table:formula="of:=[.$G$7] * [.$F$25] + [.$G$8]" office:value-type="float" office:value="53.6328933598098" calcext:value-type="float">
            <text:p>53.6328933598098</text:p>
          </table:table-cell>
          <table:table-cell table:formula="of:=INDEX([.$E$1:.$E$124]; 16; 1)" office:value-type="float" office:value="16" calcext:value-type="float">
            <text:p>16</text:p>
          </table:table-cell>
          <table:table-cell table:formula="of:=[.$I$7] * [.$H$25] + [.$I$8]" office:value-type="float" office:value="31.4091348544453" calcext:value-type="float">
            <text:p>31.4091348544453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K25]=1;[.B25];)" office:value-type="float" office:value="34.1" calcext:value-type="float">
            <text:p>34.1</text:p>
          </table:table-cell>
          <table:table-cell table:formula="of:=IF([.$K25]=2;[.$B25];)" office:value-type="float" office:value="0" calcext:value-type="float">
            <text:p>0</text:p>
          </table:table-cell>
          <table:table-cell table:formula="of:=IF([.$K25]=3;[.$B25];)" office:value-type="float" office:value="0" calcext:value-type="float">
            <text:p>0</text:p>
          </table:table-cell>
          <table:table-cell table:formula="of:=IF([.$K25]=4;[.$B25];)" office:value-type="float" office:value="0" calcext:value-type="float">
            <text:p>0</text:p>
          </table:table-cell>
          <table:table-cell table:formula="of:=IF([.$K25]=5;[.$B25];)" office:value-type="float" office:value="0" calcext:value-type="float">
            <text:p>0</text:p>
          </table:table-cell>
          <table:table-cell table:formula="of:=IF([.$K30]=4;[.$B25];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012-02-01</text:p>
          </table:table-cell>
          <table:table-cell office:value-type="float" office:value="33" calcext:value-type="float">
            <text:p>33</text:p>
          </table:table-cell>
          <table:table-cell table:formula="of:=AVERAGE([$zgony.$B$23:.$B$26])" office:value-type="float" office:value="32.7" calcext:value-type="float">
            <text:p>32.7</text:p>
          </table:table-cell>
          <table:table-cell table:formula="of:=[$zgony.$D$2] * [$zgony.$B$22] + (1 - [$zgony.$D$2]) * [$zgony.$D$25]" office:value-type="float" office:value="30.7352232352012" calcext:value-type="float">
            <text:p>30.7352232352012</text:p>
          </table:table-cell>
          <table:table-cell office:value-type="float" office:value="26" calcext:value-type="float">
            <text:p>26</text:p>
          </table:table-cell>
          <table:table-cell table:formula="of:=INDEX([.$B$1:.$B$124]; 17; 1)" office:value-type="float" office:value="31.9" calcext:value-type="float">
            <text:p>31.9</text:p>
          </table:table-cell>
          <table:table-cell table:formula="of:=[.$G$7] * [.$F$26] + [.$G$8]" office:value-type="float" office:value="59.3362268638373" calcext:value-type="float">
            <text:p>59.3362268638373</text:p>
          </table:table-cell>
          <table:table-cell table:formula="of:=INDEX([.$E$1:.$E$124]; 17; 1)" office:value-type="float" office:value="17" calcext:value-type="float">
            <text:p>17</text:p>
          </table:table-cell>
          <table:table-cell table:formula="of:=[.$I$7] * [.$H$26] + [.$I$8]" office:value-type="float" office:value="31.4363924468922" calcext:value-type="float">
            <text:p>31.4363924468922</text:p>
          </table:table-cell>
          <table:table-cell/>
          <table:table-cell office:value-type="float" office:value="2" calcext:value-type="float">
            <text:p>2</text:p>
          </table:table-cell>
          <table:table-cell table:formula="of:=IF([.K26]=1;[.B26];)" office:value-type="float" office:value="0" calcext:value-type="float">
            <text:p>0</text:p>
          </table:table-cell>
          <table:table-cell table:formula="of:=IF([.$K26]=2;[.$B26];)" office:value-type="float" office:value="33" calcext:value-type="float">
            <text:p>33</text:p>
          </table:table-cell>
          <table:table-cell table:formula="of:=IF([.$K26]=3;[.$B26];)" office:value-type="float" office:value="0" calcext:value-type="float">
            <text:p>0</text:p>
          </table:table-cell>
          <table:table-cell table:formula="of:=IF([.$K26]=4;[.$B26];)" office:value-type="float" office:value="0" calcext:value-type="float">
            <text:p>0</text:p>
          </table:table-cell>
          <table:table-cell table:formula="of:=IF([.$K26]=5;[.$B26];)" office:value-type="float" office:value="0" calcext:value-type="float">
            <text:p>0</text:p>
          </table:table-cell>
          <table:table-cell table:formula="of:=IF([.$K31]=4;[.$B26];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012-03-01</text:p>
          </table:table-cell>
          <table:table-cell office:value-type="float" office:value="32.7" calcext:value-type="float">
            <text:p>32.7</text:p>
          </table:table-cell>
          <table:table-cell table:formula="of:=AVERAGE([$zgony.$B$24:.$B$27])" office:value-type="float" office:value="33.1" calcext:value-type="float">
            <text:p>33.1</text:p>
          </table:table-cell>
          <table:table-cell table:formula="of:=[$zgony.$D$2] * [$zgony.$B$23] + (1 - [$zgony.$D$2]) * [$zgony.$D$26]" office:value-type="float" office:value="30.808178588161" calcext:value-type="float">
            <text:p>30.808178588161</text:p>
          </table:table-cell>
          <table:table-cell office:value-type="float" office:value="27" calcext:value-type="float">
            <text:p>27</text:p>
          </table:table-cell>
          <table:table-cell table:formula="of:=INDEX([.$B$1:.$B$124]; 18; 1)" office:value-type="float" office:value="28.6" calcext:value-type="float">
            <text:p>28.6</text:p>
          </table:table-cell>
          <table:table-cell table:formula="of:=[.$G$7] * [.$F$27] + [.$G$8]" office:value-type="float" office:value="45.8926550329155" calcext:value-type="float">
            <text:p>45.8926550329155</text:p>
          </table:table-cell>
          <table:table-cell table:formula="of:=INDEX([.$E$1:.$E$124]; 18; 1)" office:value-type="float" office:value="18" calcext:value-type="float">
            <text:p>18</text:p>
          </table:table-cell>
          <table:table-cell table:formula="of:=[.$I$7] * [.$H$27] + [.$I$8]" office:value-type="float" office:value="31.4636500393391" calcext:value-type="float">
            <text:p>31.4636500393391</text:p>
          </table:table-cell>
          <table:table-cell/>
          <table:table-cell office:value-type="float" office:value="3" calcext:value-type="float">
            <text:p>3</text:p>
          </table:table-cell>
          <table:table-cell table:formula="of:=IF([.K27]=1;[.B27];)" office:value-type="float" office:value="0" calcext:value-type="float">
            <text:p>0</text:p>
          </table:table-cell>
          <table:table-cell table:formula="of:=IF([.$K27]=2;[.$B27];)" office:value-type="float" office:value="0" calcext:value-type="float">
            <text:p>0</text:p>
          </table:table-cell>
          <table:table-cell table:formula="of:=IF([.$K27]=3;[.$B27];)" office:value-type="float" office:value="32.7" calcext:value-type="float">
            <text:p>32.7</text:p>
          </table:table-cell>
          <table:table-cell table:formula="of:=IF([.$K27]=4;[.$B27];)" office:value-type="float" office:value="0" calcext:value-type="float">
            <text:p>0</text:p>
          </table:table-cell>
          <table:table-cell table:formula="of:=IF([.$K27]=5;[.$B27];)" office:value-type="float" office:value="0" calcext:value-type="float">
            <text:p>0</text:p>
          </table:table-cell>
          <table:table-cell table:formula="of:=IF([.$K32]=4;[.$B27];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012-04-01</text:p>
          </table:table-cell>
          <table:table-cell office:value-type="float" office:value="33.7" calcext:value-type="float">
            <text:p>33.7</text:p>
          </table:table-cell>
          <table:table-cell table:formula="of:=AVERAGE([$zgony.$B$25:.$B$28])" office:value-type="float" office:value="33.375" calcext:value-type="float">
            <text:p>33.375</text:p>
          </table:table-cell>
          <table:table-cell table:formula="of:=[$zgony.$D$2] * [$zgony.$B$24] + (1 - [$zgony.$D$2]) * [$zgony.$D$27]" office:value-type="float" office:value="31.1665428705288" calcext:value-type="float">
            <text:p>31.1665428705288</text:p>
          </table:table-cell>
          <table:table-cell office:value-type="float" office:value="28" calcext:value-type="float">
            <text:p>28</text:p>
          </table:table-cell>
          <table:table-cell table:formula="of:=INDEX([.$B$1:.$B$124]; 19; 1)" office:value-type="float" office:value="27.7" calcext:value-type="float">
            <text:p>27.7</text:p>
          </table:table-cell>
          <table:table-cell table:formula="of:=[.$G$7] * [.$F$28] + [.$G$8]" office:value-type="float" office:value="42.226226351755" calcext:value-type="float">
            <text:p>42.226226351755</text:p>
          </table:table-cell>
          <table:table-cell table:formula="of:=INDEX([.$E$1:.$E$124]; 19; 1)" office:value-type="float" office:value="19" calcext:value-type="float">
            <text:p>19</text:p>
          </table:table-cell>
          <table:table-cell table:formula="of:=[.$I$7] * [.$H$28] + [.$I$8]" office:value-type="float" office:value="31.490907631786" calcext:value-type="float">
            <text:p>31.490907631786</text:p>
          </table:table-cell>
          <table:table-cell/>
          <table:table-cell office:value-type="float" office:value="4" calcext:value-type="float">
            <text:p>4</text:p>
          </table:table-cell>
          <table:table-cell table:formula="of:=IF([.K28]=1;[.B28];)" office:value-type="float" office:value="0" calcext:value-type="float">
            <text:p>0</text:p>
          </table:table-cell>
          <table:table-cell table:formula="of:=IF([.$K28]=2;[.$B28];)" office:value-type="float" office:value="0" calcext:value-type="float">
            <text:p>0</text:p>
          </table:table-cell>
          <table:table-cell table:formula="of:=IF([.$K28]=3;[.$B28];)" office:value-type="float" office:value="0" calcext:value-type="float">
            <text:p>0</text:p>
          </table:table-cell>
          <table:table-cell table:formula="of:=IF([.$K28]=4;[.$B28];)" office:value-type="float" office:value="33.7" calcext:value-type="float">
            <text:p>33.7</text:p>
          </table:table-cell>
          <table:table-cell table:formula="of:=IF([.$K28]=5;[.$B28];)" office:value-type="float" office:value="0" calcext:value-type="float">
            <text:p>0</text:p>
          </table:table-cell>
          <table:table-cell table:formula="of:=IF([.$K33]=4;[.$B28];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012-05-01</text:p>
          </table:table-cell>
          <table:table-cell office:value-type="float" office:value="31.6" calcext:value-type="float">
            <text:p>31.6</text:p>
          </table:table-cell>
          <table:table-cell table:formula="of:=AVERAGE([$zgony.$B$26:.$B$29])" office:value-type="float" office:value="32.75" calcext:value-type="float">
            <text:p>32.75</text:p>
          </table:table-cell>
          <table:table-cell table:formula="of:=[$zgony.$D$2] * [$zgony.$B$25] + (1 - [$zgony.$D$2]) * [$zgony.$D$28]" office:value-type="float" office:value="31.753234296423" calcext:value-type="float">
            <text:p>31.753234296423</text:p>
          </table:table-cell>
          <table:table-cell office:value-type="float" office:value="29" calcext:value-type="float">
            <text:p>29</text:p>
          </table:table-cell>
          <table:table-cell table:formula="of:=INDEX([.$B$1:.$B$124]; 20; 1)" office:value-type="float" office:value="31.4" calcext:value-type="float">
            <text:p>31.4</text:p>
          </table:table-cell>
          <table:table-cell table:formula="of:=[.$G$7] * [.$F$29] + [.$G$8]" office:value-type="float" office:value="57.2993220409703" calcext:value-type="float">
            <text:p>57.2993220409703</text:p>
          </table:table-cell>
          <table:table-cell table:formula="of:=INDEX([.$E$1:.$E$124]; 20; 1)" office:value-type="float" office:value="20" calcext:value-type="float">
            <text:p>20</text:p>
          </table:table-cell>
          <table:table-cell table:formula="of:=[.$I$7] * [.$H$29] + [.$I$8]" office:value-type="float" office:value="31.5181652242329" calcext:value-type="float">
            <text:p>31.5181652242329</text:p>
          </table:table-cell>
          <table:table-cell/>
          <table:table-cell office:value-type="float" office:value="5" calcext:value-type="float">
            <text:p>5</text:p>
          </table:table-cell>
          <table:table-cell table:formula="of:=IF([.K29]=1;[.B29];)" office:value-type="float" office:value="0" calcext:value-type="float">
            <text:p>0</text:p>
          </table:table-cell>
          <table:table-cell table:formula="of:=IF([.$K29]=2;[.$B29];)" office:value-type="float" office:value="0" calcext:value-type="float">
            <text:p>0</text:p>
          </table:table-cell>
          <table:table-cell table:formula="of:=IF([.$K29]=3;[.$B29];)" office:value-type="float" office:value="0" calcext:value-type="float">
            <text:p>0</text:p>
          </table:table-cell>
          <table:table-cell table:formula="of:=IF([.$K29]=4;[.$B29];)" office:value-type="float" office:value="0" calcext:value-type="float">
            <text:p>0</text:p>
          </table:table-cell>
          <table:table-cell table:formula="of:=IF([.$K29]=5;[.$B29];)" office:value-type="float" office:value="31.6" calcext:value-type="float">
            <text:p>31.6</text:p>
          </table:table-cell>
          <table:table-cell table:formula="of:=IF([.$K34]=4;[.$B29];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012-06-01</text:p>
          </table:table-cell>
          <table:table-cell office:value-type="float" office:value="28.9" calcext:value-type="float">
            <text:p>28.9</text:p>
          </table:table-cell>
          <table:table-cell table:formula="of:=AVERAGE([$zgony.$B$27:.$B$30])" office:value-type="float" office:value="31.725" calcext:value-type="float">
            <text:p>31.725</text:p>
          </table:table-cell>
          <table:table-cell table:formula="of:=[$zgony.$D$2] * [$zgony.$B$26] + (1 - [$zgony.$D$2]) * [$zgony.$D$29]" office:value-type="float" office:value="32.0025874371384" calcext:value-type="float">
            <text:p>32.0025874371384</text:p>
          </table:table-cell>
          <table:table-cell office:value-type="float" office:value="30" calcext:value-type="float">
            <text:p>30</text:p>
          </table:table-cell>
          <table:table-cell table:formula="of:=INDEX([.$B$1:.$B$124]; 21; 1)" office:value-type="float" office:value="28.7" calcext:value-type="float">
            <text:p>28.7</text:p>
          </table:table-cell>
          <table:table-cell table:formula="of:=[.$G$7] * [.$F$30] + [.$G$8]" office:value-type="float" office:value="46.3000359974888" calcext:value-type="float">
            <text:p>46.3000359974888</text:p>
          </table:table-cell>
          <table:table-cell table:formula="of:=INDEX([.$E$1:.$E$124]; 21; 1)" office:value-type="float" office:value="21" calcext:value-type="float">
            <text:p>21</text:p>
          </table:table-cell>
          <table:table-cell table:formula="of:=[.$I$7] * [.$H$30] + [.$I$8]" office:value-type="float" office:value="31.5454228166798" calcext:value-type="float">
            <text:p>31.5454228166798</text:p>
          </table:table-cell>
          <table:table-cell/>
          <table:table-cell office:value-type="float" office:value="6" calcext:value-type="float">
            <text:p>6</text:p>
          </table:table-cell>
          <table:table-cell table:formula="of:=IF([.K30]=1;[.B30];)" office:value-type="float" office:value="0" calcext:value-type="float">
            <text:p>0</text:p>
          </table:table-cell>
          <table:table-cell table:formula="of:=IF([.$K30]=2;[.$B30];)" office:value-type="float" office:value="0" calcext:value-type="float">
            <text:p>0</text:p>
          </table:table-cell>
          <table:table-cell table:formula="of:=IF([.$K30]=3;[.$B30];)" office:value-type="float" office:value="0" calcext:value-type="float">
            <text:p>0</text:p>
          </table:table-cell>
          <table:table-cell table:formula="of:=IF([.$K30]=4;[.$B30];)" office:value-type="float" office:value="0" calcext:value-type="float">
            <text:p>0</text:p>
          </table:table-cell>
          <table:table-cell table:formula="of:=IF([.$K30]=5;[.$B30];)" office:value-type="float" office:value="0" calcext:value-type="float">
            <text:p>0</text:p>
          </table:table-cell>
          <table:table-cell table:formula="of:=IF([.$K35]=4;[.$B30];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012-07-01</text:p>
          </table:table-cell>
          <table:table-cell office:value-type="float" office:value="32.3" calcext:value-type="float">
            <text:p>32.3</text:p>
          </table:table-cell>
          <table:table-cell table:formula="of:=AVERAGE([$zgony.$B$28:.$B$31])" office:value-type="float" office:value="31.625" calcext:value-type="float">
            <text:p>31.625</text:p>
          </table:table-cell>
          <table:table-cell table:formula="of:=[$zgony.$D$2] * [$zgony.$B$27] + (1 - [$zgony.$D$2]) * [$zgony.$D$30]" office:value-type="float" office:value="32.1420699497107" calcext:value-type="float">
            <text:p>32.1420699497107</text:p>
          </table:table-cell>
          <table:table-cell office:value-type="float" office:value="31" calcext:value-type="float">
            <text:p>31</text:p>
          </table:table-cell>
          <table:table-cell table:formula="of:=INDEX([.$B$1:.$B$124]; 22; 1)" office:value-type="float" office:value="31.8" calcext:value-type="float">
            <text:p>31.8</text:p>
          </table:table-cell>
          <table:table-cell table:formula="of:=[.$G$7] * [.$F$31] + [.$G$8]" office:value-type="float" office:value="58.9288458992639" calcext:value-type="float">
            <text:p>58.9288458992639</text:p>
          </table:table-cell>
          <table:table-cell table:formula="of:=INDEX([.$E$1:.$E$124]; 22; 1)" office:value-type="float" office:value="22" calcext:value-type="float">
            <text:p>22</text:p>
          </table:table-cell>
          <table:table-cell table:formula="of:=[.$I$7] * [.$H$31] + [.$I$8]" office:value-type="float" office:value="31.5726804091267" calcext:value-type="float">
            <text:p>31.5726804091267</text:p>
          </table:table-cell>
          <table:table-cell/>
          <table:table-cell office:value-type="float" office:value="7" calcext:value-type="float">
            <text:p>7</text:p>
          </table:table-cell>
          <table:table-cell table:formula="of:=IF([.K31]=1;[.B31];)" office:value-type="float" office:value="0" calcext:value-type="float">
            <text:p>0</text:p>
          </table:table-cell>
          <table:table-cell table:formula="of:=IF([.$K31]=2;[.$B31];)" office:value-type="float" office:value="0" calcext:value-type="float">
            <text:p>0</text:p>
          </table:table-cell>
          <table:table-cell table:formula="of:=IF([.$K31]=3;[.$B31];)" office:value-type="float" office:value="0" calcext:value-type="float">
            <text:p>0</text:p>
          </table:table-cell>
          <table:table-cell table:formula="of:=IF([.$K31]=4;[.$B31];)" office:value-type="float" office:value="0" calcext:value-type="float">
            <text:p>0</text:p>
          </table:table-cell>
          <table:table-cell table:formula="of:=IF([.$K31]=5;[.$B31];)" office:value-type="float" office:value="0" calcext:value-type="float">
            <text:p>0</text:p>
          </table:table-cell>
          <table:table-cell table:formula="of:=IF([.$K36]=4;[.$B31];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012-08-01</text:p>
          </table:table-cell>
          <table:table-cell office:value-type="float" office:value="30.1" calcext:value-type="float">
            <text:p>30.1</text:p>
          </table:table-cell>
          <table:table-cell table:formula="of:=AVERAGE([$zgony.$B$29:.$B$32])" office:value-type="float" office:value="30.725" calcext:value-type="float">
            <text:p>30.725</text:p>
          </table:table-cell>
          <table:table-cell table:formula="of:=[$zgony.$D$2] * [$zgony.$B$28] + (1 - [$zgony.$D$2]) * [$zgony.$D$31]" office:value-type="float" office:value="32.4536559597686" calcext:value-type="float">
            <text:p>32.4536559597686</text:p>
          </table:table-cell>
          <table:table-cell office:value-type="float" office:value="32" calcext:value-type="float">
            <text:p>32</text:p>
          </table:table-cell>
          <table:table-cell table:formula="of:=INDEX([.$B$1:.$B$124]; 23; 1)" office:value-type="float" office:value="31.1" calcext:value-type="float">
            <text:p>31.1</text:p>
          </table:table-cell>
          <table:table-cell table:formula="of:=[.$G$7] * [.$F$32] + [.$G$8]" office:value-type="float" office:value="56.0771791472502" calcext:value-type="float">
            <text:p>56.0771791472502</text:p>
          </table:table-cell>
          <table:table-cell table:formula="of:=INDEX([.$E$1:.$E$124]; 23; 1)" office:value-type="float" office:value="23" calcext:value-type="float">
            <text:p>23</text:p>
          </table:table-cell>
          <table:table-cell table:formula="of:=[.$I$7] * [.$H$32] + [.$I$8]" office:value-type="float" office:value="31.5999380015736" calcext:value-type="float">
            <text:p>31.5999380015736</text:p>
          </table:table-cell>
          <table:table-cell/>
          <table:table-cell office:value-type="float" office:value="8" calcext:value-type="float">
            <text:p>8</text:p>
          </table:table-cell>
          <table:table-cell table:formula="of:=IF([.K32]=1;[.B32];)" office:value-type="float" office:value="0" calcext:value-type="float">
            <text:p>0</text:p>
          </table:table-cell>
          <table:table-cell table:formula="of:=IF([.$K32]=2;[.$B32];)" office:value-type="float" office:value="0" calcext:value-type="float">
            <text:p>0</text:p>
          </table:table-cell>
          <table:table-cell table:formula="of:=IF([.$K32]=3;[.$B32];)" office:value-type="float" office:value="0" calcext:value-type="float">
            <text:p>0</text:p>
          </table:table-cell>
          <table:table-cell table:formula="of:=IF([.$K32]=4;[.$B32];)" office:value-type="float" office:value="0" calcext:value-type="float">
            <text:p>0</text:p>
          </table:table-cell>
          <table:table-cell table:formula="of:=IF([.$K32]=5;[.$B32];)" office:value-type="float" office:value="0" calcext:value-type="float">
            <text:p>0</text:p>
          </table:table-cell>
          <table:table-cell table:formula="of:=IF([.$K37]=4;[.$B32];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012-09-01</text:p>
          </table:table-cell>
          <table:table-cell office:value-type="float" office:value="27.1" calcext:value-type="float">
            <text:p>27.1</text:p>
          </table:table-cell>
          <table:table-cell table:formula="of:=AVERAGE([$zgony.$B$30:.$B$33])" office:value-type="float" office:value="29.6" calcext:value-type="float">
            <text:p>29.6</text:p>
          </table:table-cell>
          <table:table-cell table:formula="of:=[$zgony.$D$2] * [$zgony.$B$29] + (1 - [$zgony.$D$2]) * [$zgony.$D$32]" office:value-type="float" office:value="32.2829247678149" calcext:value-type="float">
            <text:p>32.2829247678149</text:p>
          </table:table-cell>
          <table:table-cell office:value-type="float" office:value="33" calcext:value-type="float">
            <text:p>33</text:p>
          </table:table-cell>
          <table:table-cell table:formula="of:=INDEX([.$B$1:.$B$124]; 24; 1)" office:value-type="float" office:value="32.6" calcext:value-type="float">
            <text:p>32.6</text:p>
          </table:table-cell>
          <table:table-cell table:formula="of:=[.$G$7] * [.$F$33] + [.$G$8]" office:value-type="float" office:value="62.187893615851" calcext:value-type="float">
            <text:p>62.187893615851</text:p>
          </table:table-cell>
          <table:table-cell table:formula="of:=INDEX([.$E$1:.$E$124]; 24; 1)" office:value-type="float" office:value="24" calcext:value-type="float">
            <text:p>24</text:p>
          </table:table-cell>
          <table:table-cell table:formula="of:=[.$I$7] * [.$H$33] + [.$I$8]" office:value-type="float" office:value="31.6271955940205" calcext:value-type="float">
            <text:p>31.6271955940205</text:p>
          </table:table-cell>
          <table:table-cell/>
          <table:table-cell office:value-type="float" office:value="9" calcext:value-type="float">
            <text:p>9</text:p>
          </table:table-cell>
          <table:table-cell table:formula="of:=IF([.K33]=1;[.B33];)" office:value-type="float" office:value="0" calcext:value-type="float">
            <text:p>0</text:p>
          </table:table-cell>
          <table:table-cell table:formula="of:=IF([.$K33]=2;[.$B33];)" office:value-type="float" office:value="0" calcext:value-type="float">
            <text:p>0</text:p>
          </table:table-cell>
          <table:table-cell table:formula="of:=IF([.$K33]=3;[.$B33];)" office:value-type="float" office:value="0" calcext:value-type="float">
            <text:p>0</text:p>
          </table:table-cell>
          <table:table-cell table:formula="of:=IF([.$K33]=4;[.$B33];)" office:value-type="float" office:value="0" calcext:value-type="float">
            <text:p>0</text:p>
          </table:table-cell>
          <table:table-cell table:formula="of:=IF([.$K33]=5;[.$B33];)" office:value-type="float" office:value="0" calcext:value-type="float">
            <text:p>0</text:p>
          </table:table-cell>
          <table:table-cell table:formula="of:=IF([.$K38]=4;[.$B33];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012-10-01</text:p>
          </table:table-cell>
          <table:table-cell office:value-type="float" office:value="34.2" calcext:value-type="float">
            <text:p>34.2</text:p>
          </table:table-cell>
          <table:table-cell table:formula="of:=AVERAGE([$zgony.$B$31:.$B$34])" office:value-type="float" office:value="30.925" calcext:value-type="float">
            <text:p>30.925</text:p>
          </table:table-cell>
          <table:table-cell table:formula="of:=[$zgony.$D$2] * [$zgony.$B$30] + (1 - [$zgony.$D$2]) * [$zgony.$D$33]" office:value-type="float" office:value="31.6063398142519" calcext:value-type="float">
            <text:p>31.6063398142519</text:p>
          </table:table-cell>
          <table:table-cell office:value-type="float" office:value="34" calcext:value-type="float">
            <text:p>34</text:p>
          </table:table-cell>
          <table:table-cell table:formula="of:=INDEX([.$B$1:.$B$124]; 25; 1)" office:value-type="float" office:value="34.1" calcext:value-type="float">
            <text:p>34.1</text:p>
          </table:table-cell>
          <table:table-cell table:formula="of:=[.$G$7] * [.$F$34] + [.$G$8]" office:value-type="float" office:value="68.2986080844518" calcext:value-type="float">
            <text:p>68.2986080844518</text:p>
          </table:table-cell>
          <table:table-cell table:formula="of:=INDEX([.$E$1:.$E$124]; 25; 1)" office:value-type="float" office:value="25" calcext:value-type="float">
            <text:p>25</text:p>
          </table:table-cell>
          <table:table-cell table:formula="of:=[.$I$7] * [.$H$34] + [.$I$8]" office:value-type="float" office:value="31.6544531864674" calcext:value-type="float">
            <text:p>31.6544531864674</text:p>
          </table:table-cell>
          <table:table-cell/>
          <table:table-cell office:value-type="float" office:value="10" calcext:value-type="float">
            <text:p>10</text:p>
          </table:table-cell>
          <table:table-cell table:formula="of:=IF([.K34]=1;[.B34];)" office:value-type="float" office:value="0" calcext:value-type="float">
            <text:p>0</text:p>
          </table:table-cell>
          <table:table-cell table:formula="of:=IF([.$K34]=2;[.$B34];)" office:value-type="float" office:value="0" calcext:value-type="float">
            <text:p>0</text:p>
          </table:table-cell>
          <table:table-cell table:formula="of:=IF([.$K34]=3;[.$B34];)" office:value-type="float" office:value="0" calcext:value-type="float">
            <text:p>0</text:p>
          </table:table-cell>
          <table:table-cell table:formula="of:=IF([.$K34]=4;[.$B34];)" office:value-type="float" office:value="0" calcext:value-type="float">
            <text:p>0</text:p>
          </table:table-cell>
          <table:table-cell table:formula="of:=IF([.$K34]=5;[.$B34];)" office:value-type="float" office:value="0" calcext:value-type="float">
            <text:p>0</text:p>
          </table:table-cell>
          <table:table-cell table:formula="of:=IF([.$K39]=4;[.$B34];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012-11-01</text:p>
          </table:table-cell>
          <table:table-cell office:value-type="float" office:value="31.3" calcext:value-type="float">
            <text:p>31.3</text:p>
          </table:table-cell>
          <table:table-cell table:formula="of:=AVERAGE([$zgony.$B$32:.$B$35])" office:value-type="float" office:value="30.675" calcext:value-type="float">
            <text:p>30.675</text:p>
          </table:table-cell>
          <table:table-cell table:formula="of:=[$zgony.$D$2] * [$zgony.$B$31] + (1 - [$zgony.$D$2]) * [$zgony.$D$34]" office:value-type="float" office:value="31.7450718514015" calcext:value-type="float">
            <text:p>31.7450718514015</text:p>
          </table:table-cell>
          <table:table-cell office:value-type="float" office:value="35" calcext:value-type="float">
            <text:p>35</text:p>
          </table:table-cell>
          <table:table-cell table:formula="of:=INDEX([.$B$1:.$B$124]; 26; 1)" office:value-type="float" office:value="33" calcext:value-type="float">
            <text:p>33</text:p>
          </table:table-cell>
          <table:table-cell table:formula="of:=[.$G$7] * [.$F$35] + [.$G$8]" office:value-type="float" office:value="63.8174174741445" calcext:value-type="float">
            <text:p>63.8174174741445</text:p>
          </table:table-cell>
          <table:table-cell table:formula="of:=INDEX([.$E$1:.$E$124]; 26; 1)" office:value-type="float" office:value="26" calcext:value-type="float">
            <text:p>26</text:p>
          </table:table-cell>
          <table:table-cell table:formula="of:=[.$I$7] * [.$H$35] + [.$I$8]" office:value-type="float" office:value="31.6817107789142" calcext:value-type="float">
            <text:p>31.6817107789142</text:p>
          </table:table-cell>
          <table:table-cell/>
          <table:table-cell office:value-type="float" office:value="11" calcext:value-type="float">
            <text:p>11</text:p>
          </table:table-cell>
          <table:table-cell table:formula="of:=IF([.K35]=1;[.B35];)" office:value-type="float" office:value="0" calcext:value-type="float">
            <text:p>0</text:p>
          </table:table-cell>
          <table:table-cell table:formula="of:=IF([.$K35]=2;[.$B35];)" office:value-type="float" office:value="0" calcext:value-type="float">
            <text:p>0</text:p>
          </table:table-cell>
          <table:table-cell table:formula="of:=IF([.$K35]=3;[.$B35];)" office:value-type="float" office:value="0" calcext:value-type="float">
            <text:p>0</text:p>
          </table:table-cell>
          <table:table-cell table:formula="of:=IF([.$K35]=4;[.$B35];)" office:value-type="float" office:value="0" calcext:value-type="float">
            <text:p>0</text:p>
          </table:table-cell>
          <table:table-cell table:formula="of:=IF([.$K35]=5;[.$B35];)" office:value-type="float" office:value="0" calcext:value-type="float">
            <text:p>0</text:p>
          </table:table-cell>
          <table:table-cell table:formula="of:=IF([.$K40]=4;[.$B35];)" office:value-type="float" office:value="31.3" calcext:value-type="float">
            <text:p>31.3</text:p>
          </table:table-cell>
          <table:table-cell/>
        </table:table-row>
        <table:table-row table:style-name="ro1">
          <table:table-cell office:value-type="string" calcext:value-type="string">
            <text:p>2012-12-01</text:p>
          </table:table-cell>
          <table:table-cell office:value-type="float" office:value="35.7" calcext:value-type="float">
            <text:p>35.7</text:p>
          </table:table-cell>
          <table:table-cell table:formula="of:=AVERAGE([$zgony.$B$33:.$B$36])" office:value-type="float" office:value="32.075" calcext:value-type="float">
            <text:p>32.075</text:p>
          </table:table-cell>
          <table:table-cell table:formula="of:=[$zgony.$D$2] * [$zgony.$B$32] + (1 - [$zgony.$D$2]) * [$zgony.$D$35]" office:value-type="float" office:value="31.4160574811212" calcext:value-type="float">
            <text:p>31.4160574811212</text:p>
          </table:table-cell>
          <table:table-cell office:value-type="float" office:value="36" calcext:value-type="float">
            <text:p>36</text:p>
          </table:table-cell>
          <table:table-cell table:formula="of:=INDEX([.$B$1:.$B$124]; 27; 1)" office:value-type="float" office:value="32.7" calcext:value-type="float">
            <text:p>32.7</text:p>
          </table:table-cell>
          <table:table-cell table:formula="of:=[.$G$7] * [.$F$36] + [.$G$8]" office:value-type="float" office:value="62.5952745804244" calcext:value-type="float">
            <text:p>62.5952745804244</text:p>
          </table:table-cell>
          <table:table-cell table:formula="of:=INDEX([.$E$1:.$E$124]; 27; 1)" office:value-type="float" office:value="27" calcext:value-type="float">
            <text:p>27</text:p>
          </table:table-cell>
          <table:table-cell table:formula="of:=[.$I$7] * [.$H$36] + [.$I$8]" office:value-type="float" office:value="31.7089683713611" calcext:value-type="float">
            <text:p>31.7089683713611</text:p>
          </table:table-cell>
          <table:table-cell/>
          <table:table-cell office:value-type="float" office:value="12" calcext:value-type="float">
            <text:p>12</text:p>
          </table:table-cell>
          <table:table-cell table:formula="of:=IF([.K36]=1;[.B36];)" office:value-type="float" office:value="0" calcext:value-type="float">
            <text:p>0</text:p>
          </table:table-cell>
          <table:table-cell table:formula="of:=IF([.$K36]=2;[.$B36];)" office:value-type="float" office:value="0" calcext:value-type="float">
            <text:p>0</text:p>
          </table:table-cell>
          <table:table-cell table:formula="of:=IF([.$K36]=3;[.$B36];)" office:value-type="float" office:value="0" calcext:value-type="float">
            <text:p>0</text:p>
          </table:table-cell>
          <table:table-cell table:formula="of:=IF([.$K36]=4;[.$B36];)" office:value-type="float" office:value="0" calcext:value-type="float">
            <text:p>0</text:p>
          </table:table-cell>
          <table:table-cell table:formula="of:=IF([.$K36]=5;[.$B36];)" office:value-type="float" office:value="0" calcext:value-type="float">
            <text:p>0</text:p>
          </table:table-cell>
          <table:table-cell table:formula="of:=IF([.$K41]=4;[.$B36];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013-01-01</text:p>
          </table:table-cell>
          <table:table-cell office:value-type="float" office:value="40.5" calcext:value-type="float">
            <text:p>40.5</text:p>
          </table:table-cell>
          <table:table-cell table:formula="of:=AVERAGE([$zgony.$B$34:.$B$37])" office:value-type="float" office:value="35.425" calcext:value-type="float">
            <text:p>35.425</text:p>
          </table:table-cell>
          <table:table-cell table:formula="of:=[$zgony.$D$2] * [$zgony.$B$33] + (1 - [$zgony.$D$2]) * [$zgony.$D$36]" office:value-type="float" office:value="30.552845984897" calcext:value-type="float">
            <text:p>30.552845984897</text:p>
          </table:table-cell>
          <table:table-cell office:value-type="float" office:value="37" calcext:value-type="float">
            <text:p>37</text:p>
          </table:table-cell>
          <table:table-cell table:formula="of:=INDEX([.$B$1:.$B$124]; 28; 1)" office:value-type="float" office:value="33.7" calcext:value-type="float">
            <text:p>33.7</text:p>
          </table:table-cell>
          <table:table-cell table:formula="of:=[.$G$7] * [.$F$37] + [.$G$8]" office:value-type="float" office:value="66.6690842261583" calcext:value-type="float">
            <text:p>66.6690842261583</text:p>
          </table:table-cell>
          <table:table-cell table:formula="of:=INDEX([.$E$1:.$E$124]; 28; 1)" office:value-type="float" office:value="28" calcext:value-type="float">
            <text:p>28</text:p>
          </table:table-cell>
          <table:table-cell table:formula="of:=[.$I$7] * [.$H$37] + [.$I$8]" office:value-type="float" office:value="31.736225963808" calcext:value-type="float">
            <text:p>31.736225963808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K37]=1;[.B37];)" office:value-type="float" office:value="40.5" calcext:value-type="float">
            <text:p>40.5</text:p>
          </table:table-cell>
          <table:table-cell table:formula="of:=IF([.$K37]=2;[.$B37];)" office:value-type="float" office:value="0" calcext:value-type="float">
            <text:p>0</text:p>
          </table:table-cell>
          <table:table-cell table:formula="of:=IF([.$K37]=3;[.$B37];)" office:value-type="float" office:value="0" calcext:value-type="float">
            <text:p>0</text:p>
          </table:table-cell>
          <table:table-cell table:formula="of:=IF([.$K37]=4;[.$B37];)" office:value-type="float" office:value="0" calcext:value-type="float">
            <text:p>0</text:p>
          </table:table-cell>
          <table:table-cell table:formula="of:=IF([.$K37]=5;[.$B37];)" office:value-type="float" office:value="0" calcext:value-type="float">
            <text:p>0</text:p>
          </table:table-cell>
          <table:table-cell table:formula="of:=IF([.$K42]=4;[.$B37];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013-02-01</text:p>
          </table:table-cell>
          <table:table-cell office:value-type="float" office:value="32.7" calcext:value-type="float">
            <text:p>32.7</text:p>
          </table:table-cell>
          <table:table-cell table:formula="of:=AVERAGE([$zgony.$B$35:.$B$38])" office:value-type="float" office:value="35.05" calcext:value-type="float">
            <text:p>35.05</text:p>
          </table:table-cell>
          <table:table-cell table:formula="of:=[$zgony.$D$2] * [$zgony.$B$34] + (1 - [$zgony.$D$2]) * [$zgony.$D$37]" office:value-type="float" office:value="31.2822767879176" calcext:value-type="float">
            <text:p>31.2822767879176</text:p>
          </table:table-cell>
          <table:table-cell office:value-type="float" office:value="38" calcext:value-type="float">
            <text:p>38</text:p>
          </table:table-cell>
          <table:table-cell table:formula="of:=INDEX([.$B$1:.$B$124]; 29; 1)" office:value-type="float" office:value="31.6" calcext:value-type="float">
            <text:p>31.6</text:p>
          </table:table-cell>
          <table:table-cell table:formula="of:=[.$G$7] * [.$F$38] + [.$G$8]" office:value-type="float" office:value="58.1140839701171" calcext:value-type="float">
            <text:p>58.1140839701171</text:p>
          </table:table-cell>
          <table:table-cell table:formula="of:=INDEX([.$E$1:.$E$124]; 29; 1)" office:value-type="float" office:value="29" calcext:value-type="float">
            <text:p>29</text:p>
          </table:table-cell>
          <table:table-cell table:formula="of:=[.$I$7] * [.$H$38] + [.$I$8]" office:value-type="float" office:value="31.7634835562549" calcext:value-type="float">
            <text:p>31.7634835562549</text:p>
          </table:table-cell>
          <table:table-cell/>
          <table:table-cell office:value-type="float" office:value="2" calcext:value-type="float">
            <text:p>2</text:p>
          </table:table-cell>
          <table:table-cell table:formula="of:=IF([.K38]=1;[.B38];)" office:value-type="float" office:value="0" calcext:value-type="float">
            <text:p>0</text:p>
          </table:table-cell>
          <table:table-cell table:formula="of:=IF([.$K38]=2;[.$B38];)" office:value-type="float" office:value="32.7" calcext:value-type="float">
            <text:p>32.7</text:p>
          </table:table-cell>
          <table:table-cell table:formula="of:=IF([.$K38]=3;[.$B38];)" office:value-type="float" office:value="0" calcext:value-type="float">
            <text:p>0</text:p>
          </table:table-cell>
          <table:table-cell table:formula="of:=IF([.$K38]=4;[.$B38];)" office:value-type="float" office:value="0" calcext:value-type="float">
            <text:p>0</text:p>
          </table:table-cell>
          <table:table-cell table:formula="of:=IF([.$K38]=5;[.$B38];)" office:value-type="float" office:value="0" calcext:value-type="float">
            <text:p>0</text:p>
          </table:table-cell>
          <table:table-cell table:formula="of:=IF([.$K43]=4;[.$B38];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013-03-01</text:p>
          </table:table-cell>
          <table:table-cell office:value-type="float" office:value="33.5" calcext:value-type="float">
            <text:p>33.5</text:p>
          </table:table-cell>
          <table:table-cell table:formula="of:=AVERAGE([$zgony.$B$36:.$B$39])" office:value-type="float" office:value="35.6" calcext:value-type="float">
            <text:p>35.6</text:p>
          </table:table-cell>
          <table:table-cell table:formula="of:=[$zgony.$D$2] * [$zgony.$B$35] + (1 - [$zgony.$D$2]) * [$zgony.$D$38]" office:value-type="float" office:value="31.2858214303341" calcext:value-type="float">
            <text:p>31.2858214303341</text:p>
          </table:table-cell>
          <table:table-cell office:value-type="float" office:value="39" calcext:value-type="float">
            <text:p>39</text:p>
          </table:table-cell>
          <table:table-cell table:formula="of:=INDEX([.$B$1:.$B$124]; 30; 1)" office:value-type="float" office:value="28.9" calcext:value-type="float">
            <text:p>28.9</text:p>
          </table:table-cell>
          <table:table-cell table:formula="of:=[.$G$7] * [.$F$39] + [.$G$8]" office:value-type="float" office:value="47.1147979266356" calcext:value-type="float">
            <text:p>47.1147979266356</text:p>
          </table:table-cell>
          <table:table-cell table:formula="of:=INDEX([.$E$1:.$E$124]; 30; 1)" office:value-type="float" office:value="30" calcext:value-type="float">
            <text:p>30</text:p>
          </table:table-cell>
          <table:table-cell table:formula="of:=[.$I$7] * [.$H$39] + [.$I$8]" office:value-type="float" office:value="31.7907411487018" calcext:value-type="float">
            <text:p>31.7907411487018</text:p>
          </table:table-cell>
          <table:table-cell/>
          <table:table-cell office:value-type="float" office:value="3" calcext:value-type="float">
            <text:p>3</text:p>
          </table:table-cell>
          <table:table-cell table:formula="of:=IF([.K39]=1;[.B39];)" office:value-type="float" office:value="0" calcext:value-type="float">
            <text:p>0</text:p>
          </table:table-cell>
          <table:table-cell table:formula="of:=IF([.$K39]=2;[.$B39];)" office:value-type="float" office:value="0" calcext:value-type="float">
            <text:p>0</text:p>
          </table:table-cell>
          <table:table-cell table:formula="of:=IF([.$K39]=3;[.$B39];)" office:value-type="float" office:value="33.5" calcext:value-type="float">
            <text:p>33.5</text:p>
          </table:table-cell>
          <table:table-cell table:formula="of:=IF([.$K39]=4;[.$B39];)" office:value-type="float" office:value="0" calcext:value-type="float">
            <text:p>0</text:p>
          </table:table-cell>
          <table:table-cell table:formula="of:=IF([.$K39]=5;[.$B39];)" office:value-type="float" office:value="0" calcext:value-type="float">
            <text:p>0</text:p>
          </table:table-cell>
          <table:table-cell table:formula="of:=IF([.$K44]=4;[.$B39];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013-04-01</text:p>
          </table:table-cell>
          <table:table-cell office:value-type="float" office:value="36.1" calcext:value-type="float">
            <text:p>36.1</text:p>
          </table:table-cell>
          <table:table-cell table:formula="of:=AVERAGE([$zgony.$B$37:.$B$40])" office:value-type="float" office:value="35.7" calcext:value-type="float">
            <text:p>35.7</text:p>
          </table:table-cell>
          <table:table-cell table:formula="of:=[$zgony.$D$2] * [$zgony.$B$36] + (1 - [$zgony.$D$2]) * [$zgony.$D$39]" office:value-type="float" office:value="32.1686571442673" calcext:value-type="float">
            <text:p>32.1686571442673</text:p>
          </table:table-cell>
          <table:table-cell office:value-type="float" office:value="40" calcext:value-type="float">
            <text:p>40</text:p>
          </table:table-cell>
          <table:table-cell table:formula="of:=INDEX([.$B$1:.$B$124]; 31; 1)" office:value-type="float" office:value="32.3" calcext:value-type="float">
            <text:p>32.3</text:p>
          </table:table-cell>
          <table:table-cell table:formula="of:=[.$G$7] * [.$F$40] + [.$G$8]" office:value-type="float" office:value="60.9657507221308" calcext:value-type="float">
            <text:p>60.9657507221308</text:p>
          </table:table-cell>
          <table:table-cell table:formula="of:=INDEX([.$E$1:.$E$124]; 31; 1)" office:value-type="float" office:value="31" calcext:value-type="float">
            <text:p>31</text:p>
          </table:table-cell>
          <table:table-cell table:formula="of:=[.$I$7] * [.$H$40] + [.$I$8]" office:value-type="float" office:value="31.8179987411487" calcext:value-type="float">
            <text:p>31.8179987411487</text:p>
          </table:table-cell>
          <table:table-cell/>
          <table:table-cell office:value-type="float" office:value="4" calcext:value-type="float">
            <text:p>4</text:p>
          </table:table-cell>
          <table:table-cell table:formula="of:=IF([.K40]=1;[.B40];)" office:value-type="float" office:value="0" calcext:value-type="float">
            <text:p>0</text:p>
          </table:table-cell>
          <table:table-cell table:formula="of:=IF([.$K40]=2;[.$B40];)" office:value-type="float" office:value="0" calcext:value-type="float">
            <text:p>0</text:p>
          </table:table-cell>
          <table:table-cell table:formula="of:=IF([.$K40]=3;[.$B40];)" office:value-type="float" office:value="0" calcext:value-type="float">
            <text:p>0</text:p>
          </table:table-cell>
          <table:table-cell table:formula="of:=IF([.$K40]=4;[.$B40];)" office:value-type="float" office:value="36.1" calcext:value-type="float">
            <text:p>36.1</text:p>
          </table:table-cell>
          <table:table-cell table:formula="of:=IF([.$K40]=5;[.$B40];)" office:value-type="float" office:value="0" calcext:value-type="float">
            <text:p>0</text:p>
          </table:table-cell>
          <table:table-cell table:formula="of:=IF([.$K45]=4;[.$B40];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013-05-01</text:p>
          </table:table-cell>
          <table:table-cell office:value-type="float" office:value="30.8" calcext:value-type="float">
            <text:p>30.8</text:p>
          </table:table-cell>
          <table:table-cell table:formula="of:=AVERAGE([$zgony.$B$38:.$B$41])" office:value-type="float" office:value="33.275" calcext:value-type="float">
            <text:p>33.275</text:p>
          </table:table-cell>
          <table:table-cell table:formula="of:=[$zgony.$D$2] * [$zgony.$B$37] + (1 - [$zgony.$D$2]) * [$zgony.$D$40]" office:value-type="float" office:value="33.8349257154138" calcext:value-type="float">
            <text:p>33.8349257154138</text:p>
          </table:table-cell>
          <table:table-cell office:value-type="float" office:value="41" calcext:value-type="float">
            <text:p>41</text:p>
          </table:table-cell>
          <table:table-cell table:formula="of:=INDEX([.$B$1:.$B$124]; 32; 1)" office:value-type="float" office:value="30.1" calcext:value-type="float">
            <text:p>30.1</text:p>
          </table:table-cell>
          <table:table-cell table:formula="of:=[.$G$7] * [.$F$41] + [.$G$8]" office:value-type="float" office:value="52.0033695015163" calcext:value-type="float">
            <text:p>52.0033695015163</text:p>
          </table:table-cell>
          <table:table-cell table:formula="of:=INDEX([.$E$1:.$E$124]; 32; 1)" office:value-type="float" office:value="32" calcext:value-type="float">
            <text:p>32</text:p>
          </table:table-cell>
          <table:table-cell table:formula="of:=[.$I$7] * [.$H$41] + [.$I$8]" office:value-type="float" office:value="31.8452563335956" calcext:value-type="float">
            <text:p>31.8452563335956</text:p>
          </table:table-cell>
          <table:table-cell/>
          <table:table-cell office:value-type="float" office:value="5" calcext:value-type="float">
            <text:p>5</text:p>
          </table:table-cell>
          <table:table-cell table:formula="of:=IF([.K41]=1;[.B41];)" office:value-type="float" office:value="0" calcext:value-type="float">
            <text:p>0</text:p>
          </table:table-cell>
          <table:table-cell table:formula="of:=IF([.$K41]=2;[.$B41];)" office:value-type="float" office:value="0" calcext:value-type="float">
            <text:p>0</text:p>
          </table:table-cell>
          <table:table-cell table:formula="of:=IF([.$K41]=3;[.$B41];)" office:value-type="float" office:value="0" calcext:value-type="float">
            <text:p>0</text:p>
          </table:table-cell>
          <table:table-cell table:formula="of:=IF([.$K41]=4;[.$B41];)" office:value-type="float" office:value="0" calcext:value-type="float">
            <text:p>0</text:p>
          </table:table-cell>
          <table:table-cell table:formula="of:=IF([.$K41]=5;[.$B41];)" office:value-type="float" office:value="30.8" calcext:value-type="float">
            <text:p>30.8</text:p>
          </table:table-cell>
          <table:table-cell table:formula="of:=IF([.$K46]=4;[.$B41];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013-06-01</text:p>
          </table:table-cell>
          <table:table-cell office:value-type="float" office:value="28.2" calcext:value-type="float">
            <text:p>28.2</text:p>
          </table:table-cell>
          <table:table-cell table:formula="of:=AVERAGE([$zgony.$B$39:.$B$42])" office:value-type="float" office:value="32.15" calcext:value-type="float">
            <text:p>32.15</text:p>
          </table:table-cell>
          <table:table-cell table:formula="of:=[$zgony.$D$2] * [$zgony.$B$38] + (1 - [$zgony.$D$2]) * [$zgony.$D$41]" office:value-type="float" office:value="33.6079405723311" calcext:value-type="float">
            <text:p>33.6079405723311</text:p>
          </table:table-cell>
          <table:table-cell office:value-type="float" office:value="42" calcext:value-type="float">
            <text:p>42</text:p>
          </table:table-cell>
          <table:table-cell table:formula="of:=INDEX([.$B$1:.$B$124]; 33; 1)" office:value-type="float" office:value="27.1" calcext:value-type="float">
            <text:p>27.1</text:p>
          </table:table-cell>
          <table:table-cell table:formula="of:=[.$G$7] * [.$F$42] + [.$G$8]" office:value-type="float" office:value="39.7819405643146" calcext:value-type="float">
            <text:p>39.7819405643146</text:p>
          </table:table-cell>
          <table:table-cell table:formula="of:=INDEX([.$E$1:.$E$124]; 33; 1)" office:value-type="float" office:value="33" calcext:value-type="float">
            <text:p>33</text:p>
          </table:table-cell>
          <table:table-cell table:formula="of:=[.$I$7] * [.$H$42] + [.$I$8]" office:value-type="float" office:value="31.8725139260425" calcext:value-type="float">
            <text:p>31.8725139260425</text:p>
          </table:table-cell>
          <table:table-cell/>
          <table:table-cell office:value-type="float" office:value="6" calcext:value-type="float">
            <text:p>6</text:p>
          </table:table-cell>
          <table:table-cell table:formula="of:=IF([.K42]=1;[.B42];)" office:value-type="float" office:value="0" calcext:value-type="float">
            <text:p>0</text:p>
          </table:table-cell>
          <table:table-cell table:formula="of:=IF([.$K42]=2;[.$B42];)" office:value-type="float" office:value="0" calcext:value-type="float">
            <text:p>0</text:p>
          </table:table-cell>
          <table:table-cell table:formula="of:=IF([.$K42]=3;[.$B42];)" office:value-type="float" office:value="0" calcext:value-type="float">
            <text:p>0</text:p>
          </table:table-cell>
          <table:table-cell table:formula="of:=IF([.$K42]=4;[.$B42];)" office:value-type="float" office:value="0" calcext:value-type="float">
            <text:p>0</text:p>
          </table:table-cell>
          <table:table-cell table:formula="of:=IF([.$K42]=5;[.$B42];)" office:value-type="float" office:value="0" calcext:value-type="float">
            <text:p>0</text:p>
          </table:table-cell>
          <table:table-cell table:formula="of:=IF([.$K47]=4;[.$B42];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013-07-01</text:p>
          </table:table-cell>
          <table:table-cell office:value-type="float" office:value="31.5" calcext:value-type="float">
            <text:p>31.5</text:p>
          </table:table-cell>
          <table:table-cell table:formula="of:=AVERAGE([$zgony.$B$40:.$B$43])" office:value-type="float" office:value="31.65" calcext:value-type="float">
            <text:p>31.65</text:p>
          </table:table-cell>
          <table:table-cell table:formula="of:=[$zgony.$D$2] * [$zgony.$B$39] + (1 - [$zgony.$D$2]) * [$zgony.$D$42]" office:value-type="float" office:value="33.5863524578648" calcext:value-type="float">
            <text:p>33.5863524578648</text:p>
          </table:table-cell>
          <table:table-cell office:value-type="float" office:value="43" calcext:value-type="float">
            <text:p>43</text:p>
          </table:table-cell>
          <table:table-cell table:formula="of:=INDEX([.$B$1:.$B$124]; 34; 1)" office:value-type="float" office:value="34.2" calcext:value-type="float">
            <text:p>34.2</text:p>
          </table:table-cell>
          <table:table-cell table:formula="of:=[.$G$7] * [.$F$43] + [.$G$8]" office:value-type="float" office:value="68.7059890490252" calcext:value-type="float">
            <text:p>68.7059890490252</text:p>
          </table:table-cell>
          <table:table-cell table:formula="of:=INDEX([.$E$1:.$E$124]; 34; 1)" office:value-type="float" office:value="34" calcext:value-type="float">
            <text:p>34</text:p>
          </table:table-cell>
          <table:table-cell table:formula="of:=[.$I$7] * [.$H$43] + [.$I$8]" office:value-type="float" office:value="31.8997715184894" calcext:value-type="float">
            <text:p>31.8997715184894</text:p>
          </table:table-cell>
          <table:table-cell/>
          <table:table-cell office:value-type="float" office:value="7" calcext:value-type="float">
            <text:p>7</text:p>
          </table:table-cell>
          <table:table-cell table:formula="of:=IF([.K43]=1;[.B43];)" office:value-type="float" office:value="0" calcext:value-type="float">
            <text:p>0</text:p>
          </table:table-cell>
          <table:table-cell table:formula="of:=IF([.$K43]=2;[.$B43];)" office:value-type="float" office:value="0" calcext:value-type="float">
            <text:p>0</text:p>
          </table:table-cell>
          <table:table-cell table:formula="of:=IF([.$K43]=3;[.$B43];)" office:value-type="float" office:value="0" calcext:value-type="float">
            <text:p>0</text:p>
          </table:table-cell>
          <table:table-cell table:formula="of:=IF([.$K43]=4;[.$B43];)" office:value-type="float" office:value="0" calcext:value-type="float">
            <text:p>0</text:p>
          </table:table-cell>
          <table:table-cell table:formula="of:=IF([.$K43]=5;[.$B43];)" office:value-type="float" office:value="0" calcext:value-type="float">
            <text:p>0</text:p>
          </table:table-cell>
          <table:table-cell table:formula="of:=IF([.$K48]=4;[.$B43];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013-08-01</text:p>
          </table:table-cell>
          <table:table-cell office:value-type="float" office:value="28.6" calcext:value-type="float">
            <text:p>28.6</text:p>
          </table:table-cell>
          <table:table-cell table:formula="of:=AVERAGE([$zgony.$B$41:.$B$44])" office:value-type="float" office:value="29.775" calcext:value-type="float">
            <text:p>29.775</text:p>
          </table:table-cell>
          <table:table-cell table:formula="of:=[$zgony.$D$2] * [$zgony.$B$40] + (1 - [$zgony.$D$2]) * [$zgony.$D$43]" office:value-type="float" office:value="34.0890819662919" calcext:value-type="float">
            <text:p>34.0890819662919</text:p>
          </table:table-cell>
          <table:table-cell office:value-type="float" office:value="44" calcext:value-type="float">
            <text:p>44</text:p>
          </table:table-cell>
          <table:table-cell table:formula="of:=INDEX([.$B$1:.$B$124]; 35; 1)" office:value-type="float" office:value="31.3" calcext:value-type="float">
            <text:p>31.3</text:p>
          </table:table-cell>
          <table:table-cell table:formula="of:=[.$G$7] * [.$F$44] + [.$G$8]" office:value-type="float" office:value="56.891941076397" calcext:value-type="float">
            <text:p>56.891941076397</text:p>
          </table:table-cell>
          <table:table-cell table:formula="of:=INDEX([.$E$1:.$E$124]; 35; 1)" office:value-type="float" office:value="35" calcext:value-type="float">
            <text:p>35</text:p>
          </table:table-cell>
          <table:table-cell table:formula="of:=[.$I$7] * [.$H$44] + [.$I$8]" office:value-type="float" office:value="31.9270291109363" calcext:value-type="float">
            <text:p>31.9270291109363</text:p>
          </table:table-cell>
          <table:table-cell/>
          <table:table-cell office:value-type="float" office:value="8" calcext:value-type="float">
            <text:p>8</text:p>
          </table:table-cell>
          <table:table-cell table:formula="of:=IF([.K44]=1;[.B44];)" office:value-type="float" office:value="0" calcext:value-type="float">
            <text:p>0</text:p>
          </table:table-cell>
          <table:table-cell table:formula="of:=IF([.$K44]=2;[.$B44];)" office:value-type="float" office:value="0" calcext:value-type="float">
            <text:p>0</text:p>
          </table:table-cell>
          <table:table-cell table:formula="of:=IF([.$K44]=3;[.$B44];)" office:value-type="float" office:value="0" calcext:value-type="float">
            <text:p>0</text:p>
          </table:table-cell>
          <table:table-cell table:formula="of:=IF([.$K44]=4;[.$B44];)" office:value-type="float" office:value="0" calcext:value-type="float">
            <text:p>0</text:p>
          </table:table-cell>
          <table:table-cell table:formula="of:=IF([.$K44]=5;[.$B44];)" office:value-type="float" office:value="0" calcext:value-type="float">
            <text:p>0</text:p>
          </table:table-cell>
          <table:table-cell table:formula="of:=IF([.$K49]=4;[.$B44];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013-09-01</text:p>
          </table:table-cell>
          <table:table-cell office:value-type="float" office:value="30" calcext:value-type="float">
            <text:p>30</text:p>
          </table:table-cell>
          <table:table-cell table:formula="of:=AVERAGE([$zgony.$B$42:.$B$45])" office:value-type="float" office:value="29.575" calcext:value-type="float">
            <text:p>29.575</text:p>
          </table:table-cell>
          <table:table-cell table:formula="of:=[$zgony.$D$2] * [$zgony.$B$41] + (1 - [$zgony.$D$2]) * [$zgony.$D$44]" office:value-type="float" office:value="33.4312655730335" calcext:value-type="float">
            <text:p>33.4312655730335</text:p>
          </table:table-cell>
          <table:table-cell office:value-type="float" office:value="45" calcext:value-type="float">
            <text:p>45</text:p>
          </table:table-cell>
          <table:table-cell table:formula="of:=INDEX([.$B$1:.$B$124]; 36; 1)" office:value-type="float" office:value="35.7" calcext:value-type="float">
            <text:p>35.7</text:p>
          </table:table-cell>
          <table:table-cell table:formula="of:=[.$G$7] * [.$F$45] + [.$G$8]" office:value-type="float" office:value="74.816703517626" calcext:value-type="float">
            <text:p>74.816703517626</text:p>
          </table:table-cell>
          <table:table-cell table:formula="of:=INDEX([.$E$1:.$E$124]; 36; 1)" office:value-type="float" office:value="36" calcext:value-type="float">
            <text:p>36</text:p>
          </table:table-cell>
          <table:table-cell table:formula="of:=[.$I$7] * [.$H$45] + [.$I$8]" office:value-type="float" office:value="31.9542867033832" calcext:value-type="float">
            <text:p>31.9542867033832</text:p>
          </table:table-cell>
          <table:table-cell/>
          <table:table-cell office:value-type="float" office:value="9" calcext:value-type="float">
            <text:p>9</text:p>
          </table:table-cell>
          <table:table-cell table:formula="of:=IF([.K45]=1;[.B45];)" office:value-type="float" office:value="0" calcext:value-type="float">
            <text:p>0</text:p>
          </table:table-cell>
          <table:table-cell table:formula="of:=IF([.$K45]=2;[.$B45];)" office:value-type="float" office:value="0" calcext:value-type="float">
            <text:p>0</text:p>
          </table:table-cell>
          <table:table-cell table:formula="of:=IF([.$K45]=3;[.$B45];)" office:value-type="float" office:value="0" calcext:value-type="float">
            <text:p>0</text:p>
          </table:table-cell>
          <table:table-cell table:formula="of:=IF([.$K45]=4;[.$B45];)" office:value-type="float" office:value="0" calcext:value-type="float">
            <text:p>0</text:p>
          </table:table-cell>
          <table:table-cell table:formula="of:=IF([.$K45]=5;[.$B45];)" office:value-type="float" office:value="0" calcext:value-type="float">
            <text:p>0</text:p>
          </table:table-cell>
          <table:table-cell table:formula="of:=IF([.$K50]=4;[.$B45];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013-10-01</text:p>
          </table:table-cell>
          <table:table-cell office:value-type="float" office:value="32.5" calcext:value-type="float">
            <text:p>32.5</text:p>
          </table:table-cell>
          <table:table-cell table:formula="of:=AVERAGE([$zgony.$B$43:.$B$46])" office:value-type="float" office:value="30.65" calcext:value-type="float">
            <text:p>30.65</text:p>
          </table:table-cell>
          <table:table-cell table:formula="of:=[$zgony.$D$2] * [$zgony.$B$42] + (1 - [$zgony.$D$2]) * [$zgony.$D$45]" office:value-type="float" office:value="32.3850124584268" calcext:value-type="float">
            <text:p>32.3850124584268</text:p>
          </table:table-cell>
          <table:table-cell office:value-type="float" office:value="46" calcext:value-type="float">
            <text:p>46</text:p>
          </table:table-cell>
          <table:table-cell table:formula="of:=INDEX([.$B$1:.$B$124]; 37; 1)" office:value-type="float" office:value="40.5" calcext:value-type="float">
            <text:p>40.5</text:p>
          </table:table-cell>
          <table:table-cell table:formula="of:=[.$G$7] * [.$F$46] + [.$G$8]" office:value-type="float" office:value="94.3709898171486" calcext:value-type="float">
            <text:p>94.3709898171486</text:p>
          </table:table-cell>
          <table:table-cell table:formula="of:=INDEX([.$E$1:.$E$124]; 37; 1)" office:value-type="float" office:value="37" calcext:value-type="float">
            <text:p>37</text:p>
          </table:table-cell>
          <table:table-cell table:formula="of:=[.$I$7] * [.$H$46] + [.$I$8]" office:value-type="float" office:value="31.9815442958301" calcext:value-type="float">
            <text:p>31.9815442958301</text:p>
          </table:table-cell>
          <table:table-cell/>
          <table:table-cell office:value-type="float" office:value="10" calcext:value-type="float">
            <text:p>10</text:p>
          </table:table-cell>
          <table:table-cell table:formula="of:=IF([.K46]=1;[.B46];)" office:value-type="float" office:value="0" calcext:value-type="float">
            <text:p>0</text:p>
          </table:table-cell>
          <table:table-cell table:formula="of:=IF([.$K46]=2;[.$B46];)" office:value-type="float" office:value="0" calcext:value-type="float">
            <text:p>0</text:p>
          </table:table-cell>
          <table:table-cell table:formula="of:=IF([.$K46]=3;[.$B46];)" office:value-type="float" office:value="0" calcext:value-type="float">
            <text:p>0</text:p>
          </table:table-cell>
          <table:table-cell table:formula="of:=IF([.$K46]=4;[.$B46];)" office:value-type="float" office:value="0" calcext:value-type="float">
            <text:p>0</text:p>
          </table:table-cell>
          <table:table-cell table:formula="of:=IF([.$K46]=5;[.$B46];)" office:value-type="float" office:value="0" calcext:value-type="float">
            <text:p>0</text:p>
          </table:table-cell>
          <table:table-cell table:formula="of:=IF([.$K51]=4;[.$B46];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013-11-01</text:p>
          </table:table-cell>
          <table:table-cell office:value-type="float" office:value="29.3" calcext:value-type="float">
            <text:p>29.3</text:p>
          </table:table-cell>
          <table:table-cell table:formula="of:=AVERAGE([$zgony.$B$44:.$B$47])" office:value-type="float" office:value="30.1" calcext:value-type="float">
            <text:p>30.1</text:p>
          </table:table-cell>
          <table:table-cell table:formula="of:=[$zgony.$D$2] * [$zgony.$B$43] + (1 - [$zgony.$D$2]) * [$zgony.$D$46]" office:value-type="float" office:value="32.2080099667414" calcext:value-type="float">
            <text:p>32.2080099667414</text:p>
          </table:table-cell>
          <table:table-cell office:value-type="float" office:value="47" calcext:value-type="float">
            <text:p>47</text:p>
          </table:table-cell>
          <table:table-cell table:formula="of:=INDEX([.$B$1:.$B$124]; 38; 1)" office:value-type="float" office:value="32.7" calcext:value-type="float">
            <text:p>32.7</text:p>
          </table:table-cell>
          <table:table-cell table:formula="of:=[.$G$7] * [.$F$47] + [.$G$8]" office:value-type="float" office:value="62.5952745804244" calcext:value-type="float">
            <text:p>62.5952745804244</text:p>
          </table:table-cell>
          <table:table-cell table:formula="of:=INDEX([.$E$1:.$E$124]; 38; 1)" office:value-type="float" office:value="38" calcext:value-type="float">
            <text:p>38</text:p>
          </table:table-cell>
          <table:table-cell table:formula="of:=[.$I$7] * [.$H$47] + [.$I$8]" office:value-type="float" office:value="32.008801888277" calcext:value-type="float">
            <text:p>32.008801888277</text:p>
          </table:table-cell>
          <table:table-cell/>
          <table:table-cell office:value-type="float" office:value="11" calcext:value-type="float">
            <text:p>11</text:p>
          </table:table-cell>
          <table:table-cell table:formula="of:=IF([.K47]=1;[.B47];)" office:value-type="float" office:value="0" calcext:value-type="float">
            <text:p>0</text:p>
          </table:table-cell>
          <table:table-cell table:formula="of:=IF([.$K47]=2;[.$B47];)" office:value-type="float" office:value="0" calcext:value-type="float">
            <text:p>0</text:p>
          </table:table-cell>
          <table:table-cell table:formula="of:=IF([.$K47]=3;[.$B47];)" office:value-type="float" office:value="0" calcext:value-type="float">
            <text:p>0</text:p>
          </table:table-cell>
          <table:table-cell table:formula="of:=IF([.$K47]=4;[.$B47];)" office:value-type="float" office:value="0" calcext:value-type="float">
            <text:p>0</text:p>
          </table:table-cell>
          <table:table-cell table:formula="of:=IF([.$K47]=5;[.$B47];)" office:value-type="float" office:value="0" calcext:value-type="float">
            <text:p>0</text:p>
          </table:table-cell>
          <table:table-cell table:formula="of:=IF([.$K52]=4;[.$B47];)" office:value-type="float" office:value="29.3" calcext:value-type="float">
            <text:p>29.3</text:p>
          </table:table-cell>
          <table:table-cell/>
        </table:table-row>
        <table:table-row table:style-name="ro1">
          <table:table-cell office:value-type="string" calcext:value-type="string">
            <text:p>2013-12-01</text:p>
          </table:table-cell>
          <table:table-cell office:value-type="float" office:value="33.9" calcext:value-type="float">
            <text:p>33.9</text:p>
          </table:table-cell>
          <table:table-cell table:formula="of:=AVERAGE([$zgony.$B$45:.$B$48])" office:value-type="float" office:value="31.425" calcext:value-type="float">
            <text:p>31.425</text:p>
          </table:table-cell>
          <table:table-cell table:formula="of:=[$zgony.$D$2] * [$zgony.$B$44] + (1 - [$zgony.$D$2]) * [$zgony.$D$47]" office:value-type="float" office:value="31.4864079733932" calcext:value-type="float">
            <text:p>31.4864079733932</text:p>
          </table:table-cell>
          <table:table-cell office:value-type="float" office:value="48" calcext:value-type="float">
            <text:p>48</text:p>
          </table:table-cell>
          <table:table-cell table:formula="of:=INDEX([.$B$1:.$B$124]; 39; 1)" office:value-type="float" office:value="33.5" calcext:value-type="float">
            <text:p>33.5</text:p>
          </table:table-cell>
          <table:table-cell table:formula="of:=[.$G$7] * [.$F$48] + [.$G$8]" office:value-type="float" office:value="65.8543222970115" calcext:value-type="float">
            <text:p>65.8543222970115</text:p>
          </table:table-cell>
          <table:table-cell table:formula="of:=INDEX([.$E$1:.$E$124]; 39; 1)" office:value-type="float" office:value="39" calcext:value-type="float">
            <text:p>39</text:p>
          </table:table-cell>
          <table:table-cell table:formula="of:=[.$I$7] * [.$H$48] + [.$I$8]" office:value-type="float" office:value="32.0360594807238" calcext:value-type="float">
            <text:p>32.0360594807238</text:p>
          </table:table-cell>
          <table:table-cell/>
          <table:table-cell office:value-type="float" office:value="12" calcext:value-type="float">
            <text:p>12</text:p>
          </table:table-cell>
          <table:table-cell table:formula="of:=IF([.K48]=1;[.B48];)" office:value-type="float" office:value="0" calcext:value-type="float">
            <text:p>0</text:p>
          </table:table-cell>
          <table:table-cell table:formula="of:=IF([.$K48]=2;[.$B48];)" office:value-type="float" office:value="0" calcext:value-type="float">
            <text:p>0</text:p>
          </table:table-cell>
          <table:table-cell table:formula="of:=IF([.$K48]=3;[.$B48];)" office:value-type="float" office:value="0" calcext:value-type="float">
            <text:p>0</text:p>
          </table:table-cell>
          <table:table-cell table:formula="of:=IF([.$K48]=4;[.$B48];)" office:value-type="float" office:value="0" calcext:value-type="float">
            <text:p>0</text:p>
          </table:table-cell>
          <table:table-cell table:formula="of:=IF([.$K48]=5;[.$B48];)" office:value-type="float" office:value="0" calcext:value-type="float">
            <text:p>0</text:p>
          </table:table-cell>
          <table:table-cell table:formula="of:=IF([.$K53]=4;[.$B48];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014-01-01</text:p>
          </table:table-cell>
          <table:table-cell office:value-type="float" office:value="33.1" calcext:value-type="float">
            <text:p>33.1</text:p>
          </table:table-cell>
          <table:table-cell table:formula="of:=AVERAGE([$zgony.$B$46:.$B$49])" office:value-type="float" office:value="32.2" calcext:value-type="float">
            <text:p>32.2</text:p>
          </table:table-cell>
          <table:table-cell table:formula="of:=[$zgony.$D$2] * [$zgony.$B$45] + (1 - [$zgony.$D$2]) * [$zgony.$D$48]" office:value-type="float" office:value="31.1891263787145" calcext:value-type="float">
            <text:p>31.1891263787145</text:p>
          </table:table-cell>
          <table:table-cell office:value-type="float" office:value="49" calcext:value-type="float">
            <text:p>49</text:p>
          </table:table-cell>
          <table:table-cell table:formula="of:=INDEX([.$B$1:.$B$124]; 40; 1)" office:value-type="float" office:value="36.1" calcext:value-type="float">
            <text:p>36.1</text:p>
          </table:table-cell>
          <table:table-cell table:formula="of:=[.$G$7] * [.$F$49] + [.$G$8]" office:value-type="float" office:value="76.4462273759196" calcext:value-type="float">
            <text:p>76.4462273759196</text:p>
          </table:table-cell>
          <table:table-cell table:formula="of:=INDEX([.$E$1:.$E$124]; 40; 1)" office:value-type="float" office:value="40" calcext:value-type="float">
            <text:p>40</text:p>
          </table:table-cell>
          <table:table-cell table:formula="of:=[.$I$7] * [.$H$49] + [.$I$8]" office:value-type="float" office:value="32.0633170731707" calcext:value-type="float">
            <text:p>32.0633170731707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K49]=1;[.B49];)" office:value-type="float" office:value="33.1" calcext:value-type="float">
            <text:p>33.1</text:p>
          </table:table-cell>
          <table:table-cell table:formula="of:=IF([.$K49]=2;[.$B49];)" office:value-type="float" office:value="0" calcext:value-type="float">
            <text:p>0</text:p>
          </table:table-cell>
          <table:table-cell table:formula="of:=IF([.$K49]=3;[.$B49];)" office:value-type="float" office:value="0" calcext:value-type="float">
            <text:p>0</text:p>
          </table:table-cell>
          <table:table-cell table:formula="of:=IF([.$K49]=4;[.$B49];)" office:value-type="float" office:value="0" calcext:value-type="float">
            <text:p>0</text:p>
          </table:table-cell>
          <table:table-cell table:formula="of:=IF([.$K49]=5;[.$B49];)" office:value-type="float" office:value="0" calcext:value-type="float">
            <text:p>0</text:p>
          </table:table-cell>
          <table:table-cell table:formula="of:=IF([.$K54]=4;[.$B49];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014-02-01</text:p>
          </table:table-cell>
          <table:table-cell office:value-type="float" office:value="30.7" calcext:value-type="float">
            <text:p>30.7</text:p>
          </table:table-cell>
          <table:table-cell table:formula="of:=AVERAGE([$zgony.$B$47:.$B$50])" office:value-type="float" office:value="31.75" calcext:value-type="float">
            <text:p>31.75</text:p>
          </table:table-cell>
          <table:table-cell table:formula="of:=[$zgony.$D$2] * [$zgony.$B$46] + (1 - [$zgony.$D$2]) * [$zgony.$D$49]" office:value-type="float" office:value="31.4513011029716" calcext:value-type="float">
            <text:p>31.4513011029716</text:p>
          </table:table-cell>
          <table:table-cell office:value-type="float" office:value="50" calcext:value-type="float">
            <text:p>50</text:p>
          </table:table-cell>
          <table:table-cell table:formula="of:=INDEX([.$B$1:.$B$124]; 41; 1)" office:value-type="float" office:value="30.8" calcext:value-type="float">
            <text:p>30.8</text:p>
          </table:table-cell>
          <table:table-cell table:formula="of:=[.$G$7] * [.$F$50] + [.$G$8]" office:value-type="float" office:value="54.85503625353" calcext:value-type="float">
            <text:p>54.85503625353</text:p>
          </table:table-cell>
          <table:table-cell table:formula="of:=INDEX([.$E$1:.$E$124]; 41; 1)" office:value-type="float" office:value="41" calcext:value-type="float">
            <text:p>41</text:p>
          </table:table-cell>
          <table:table-cell table:formula="of:=[.$I$7] * [.$H$50] + [.$I$8]" office:value-type="float" office:value="32.0905746656176" calcext:value-type="float">
            <text:p>32.0905746656176</text:p>
          </table:table-cell>
          <table:table-cell/>
          <table:table-cell office:value-type="float" office:value="2" calcext:value-type="float">
            <text:p>2</text:p>
          </table:table-cell>
          <table:table-cell table:formula="of:=IF([.K50]=1;[.B50];)" office:value-type="float" office:value="0" calcext:value-type="float">
            <text:p>0</text:p>
          </table:table-cell>
          <table:table-cell table:formula="of:=IF([.$K50]=2;[.$B50];)" office:value-type="float" office:value="30.7" calcext:value-type="float">
            <text:p>30.7</text:p>
          </table:table-cell>
          <table:table-cell table:formula="of:=IF([.$K50]=3;[.$B50];)" office:value-type="float" office:value="0" calcext:value-type="float">
            <text:p>0</text:p>
          </table:table-cell>
          <table:table-cell table:formula="of:=IF([.$K50]=4;[.$B50];)" office:value-type="float" office:value="0" calcext:value-type="float">
            <text:p>0</text:p>
          </table:table-cell>
          <table:table-cell table:formula="of:=IF([.$K50]=5;[.$B50];)" office:value-type="float" office:value="0" calcext:value-type="float">
            <text:p>0</text:p>
          </table:table-cell>
          <table:table-cell table:formula="of:=IF([.$K55]=4;[.$B50];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014-03-01</text:p>
          </table:table-cell>
          <table:table-cell office:value-type="float" office:value="33.8" calcext:value-type="float">
            <text:p>33.8</text:p>
          </table:table-cell>
          <table:table-cell table:formula="of:=AVERAGE([$zgony.$B$48:.$B$51])" office:value-type="float" office:value="32.875" calcext:value-type="float">
            <text:p>32.875</text:p>
          </table:table-cell>
          <table:table-cell table:formula="of:=[$zgony.$D$2] * [$zgony.$B$47] + (1 - [$zgony.$D$2]) * [$zgony.$D$50]" office:value-type="float" office:value="31.0210408823773" calcext:value-type="float">
            <text:p>31.0210408823773</text:p>
          </table:table-cell>
          <table:table-cell office:value-type="float" office:value="51" calcext:value-type="float">
            <text:p>51</text:p>
          </table:table-cell>
          <table:table-cell table:formula="of:=INDEX([.$B$1:.$B$124]; 42; 1)" office:value-type="float" office:value="28.2" calcext:value-type="float">
            <text:p>28.2</text:p>
          </table:table-cell>
          <table:table-cell table:formula="of:=[.$G$7] * [.$F$51] + [.$G$8]" office:value-type="float" office:value="44.2631311746219" calcext:value-type="float">
            <text:p>44.2631311746219</text:p>
          </table:table-cell>
          <table:table-cell table:formula="of:=INDEX([.$E$1:.$E$124]; 42; 1)" office:value-type="float" office:value="42" calcext:value-type="float">
            <text:p>42</text:p>
          </table:table-cell>
          <table:table-cell table:formula="of:=[.$I$7] * [.$H$51] + [.$I$8]" office:value-type="float" office:value="32.1178322580645" calcext:value-type="float">
            <text:p>32.1178322580645</text:p>
          </table:table-cell>
          <table:table-cell/>
          <table:table-cell office:value-type="float" office:value="3" calcext:value-type="float">
            <text:p>3</text:p>
          </table:table-cell>
          <table:table-cell table:formula="of:=IF([.K51]=1;[.B51];)" office:value-type="float" office:value="0" calcext:value-type="float">
            <text:p>0</text:p>
          </table:table-cell>
          <table:table-cell table:formula="of:=IF([.$K51]=2;[.$B51];)" office:value-type="float" office:value="0" calcext:value-type="float">
            <text:p>0</text:p>
          </table:table-cell>
          <table:table-cell table:formula="of:=IF([.$K51]=3;[.$B51];)" office:value-type="float" office:value="33.8" calcext:value-type="float">
            <text:p>33.8</text:p>
          </table:table-cell>
          <table:table-cell table:formula="of:=IF([.$K51]=4;[.$B51];)" office:value-type="float" office:value="0" calcext:value-type="float">
            <text:p>0</text:p>
          </table:table-cell>
          <table:table-cell table:formula="of:=IF([.$K51]=5;[.$B51];)" office:value-type="float" office:value="0" calcext:value-type="float">
            <text:p>0</text:p>
          </table:table-cell>
          <table:table-cell table:formula="of:=IF([.$K56]=4;[.$B51];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014-04-01</text:p>
          </table:table-cell>
          <table:table-cell office:value-type="float" office:value="31.7" calcext:value-type="float">
            <text:p>31.7</text:p>
          </table:table-cell>
          <table:table-cell table:formula="of:=AVERAGE([$zgony.$B$49:.$B$52])" office:value-type="float" office:value="32.325" calcext:value-type="float">
            <text:p>32.325</text:p>
          </table:table-cell>
          <table:table-cell table:formula="of:=[$zgony.$D$2] * [$zgony.$B$48] + (1 - [$zgony.$D$2]) * [$zgony.$D$51]" office:value-type="float" office:value="31.5968327059018" calcext:value-type="float">
            <text:p>31.5968327059018</text:p>
          </table:table-cell>
          <table:table-cell office:value-type="float" office:value="52" calcext:value-type="float">
            <text:p>52</text:p>
          </table:table-cell>
          <table:table-cell table:formula="of:=INDEX([.$B$1:.$B$124]; 43; 1)" office:value-type="float" office:value="31.5" calcext:value-type="float">
            <text:p>31.5</text:p>
          </table:table-cell>
          <table:table-cell table:formula="of:=[.$G$7] * [.$F$52] + [.$G$8]" office:value-type="float" office:value="57.7067030055437" calcext:value-type="float">
            <text:p>57.7067030055437</text:p>
          </table:table-cell>
          <table:table-cell table:formula="of:=INDEX([.$E$1:.$E$124]; 43; 1)" office:value-type="float" office:value="43" calcext:value-type="float">
            <text:p>43</text:p>
          </table:table-cell>
          <table:table-cell table:formula="of:=[.$I$7] * [.$H$52] + [.$I$8]" office:value-type="float" office:value="32.1450898505114" calcext:value-type="float">
            <text:p>32.1450898505114</text:p>
          </table:table-cell>
          <table:table-cell/>
          <table:table-cell office:value-type="float" office:value="4" calcext:value-type="float">
            <text:p>4</text:p>
          </table:table-cell>
          <table:table-cell table:formula="of:=IF([.K52]=1;[.B52];)" office:value-type="float" office:value="0" calcext:value-type="float">
            <text:p>0</text:p>
          </table:table-cell>
          <table:table-cell table:formula="of:=IF([.$K52]=2;[.$B52];)" office:value-type="float" office:value="0" calcext:value-type="float">
            <text:p>0</text:p>
          </table:table-cell>
          <table:table-cell table:formula="of:=IF([.$K52]=3;[.$B52];)" office:value-type="float" office:value="0" calcext:value-type="float">
            <text:p>0</text:p>
          </table:table-cell>
          <table:table-cell table:formula="of:=IF([.$K52]=4;[.$B52];)" office:value-type="float" office:value="31.7" calcext:value-type="float">
            <text:p>31.7</text:p>
          </table:table-cell>
          <table:table-cell table:formula="of:=IF([.$K52]=5;[.$B52];)" office:value-type="float" office:value="0" calcext:value-type="float">
            <text:p>0</text:p>
          </table:table-cell>
          <table:table-cell table:formula="of:=IF([.$K57]=4;[.$B52];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014-05-01</text:p>
          </table:table-cell>
          <table:table-cell office:value-type="float" office:value="30.2" calcext:value-type="float">
            <text:p>30.2</text:p>
          </table:table-cell>
          <table:table-cell table:formula="of:=AVERAGE([$zgony.$B$50:.$B$53])" office:value-type="float" office:value="31.6" calcext:value-type="float">
            <text:p>31.6</text:p>
          </table:table-cell>
          <table:table-cell table:formula="of:=[$zgony.$D$2] * [$zgony.$B$49] + (1 - [$zgony.$D$2]) * [$zgony.$D$52]" office:value-type="float" office:value="31.8974661647215" calcext:value-type="float">
            <text:p>31.8974661647215</text:p>
          </table:table-cell>
          <table:table-cell office:value-type="float" office:value="53" calcext:value-type="float">
            <text:p>53</text:p>
          </table:table-cell>
          <table:table-cell table:formula="of:=INDEX([.$B$1:.$B$124]; 44; 1)" office:value-type="float" office:value="28.6" calcext:value-type="float">
            <text:p>28.6</text:p>
          </table:table-cell>
          <table:table-cell table:formula="of:=[.$G$7] * [.$F$53] + [.$G$8]" office:value-type="float" office:value="45.8926550329155" calcext:value-type="float">
            <text:p>45.8926550329155</text:p>
          </table:table-cell>
          <table:table-cell table:formula="of:=INDEX([.$E$1:.$E$124]; 44; 1)" office:value-type="float" office:value="44" calcext:value-type="float">
            <text:p>44</text:p>
          </table:table-cell>
          <table:table-cell table:formula="of:=[.$I$7] * [.$H$53] + [.$I$8]" office:value-type="float" office:value="32.1723474429583" calcext:value-type="float">
            <text:p>32.1723474429583</text:p>
          </table:table-cell>
          <table:table-cell/>
          <table:table-cell office:value-type="float" office:value="5" calcext:value-type="float">
            <text:p>5</text:p>
          </table:table-cell>
          <table:table-cell table:formula="of:=IF([.K53]=1;[.B53];)" office:value-type="float" office:value="0" calcext:value-type="float">
            <text:p>0</text:p>
          </table:table-cell>
          <table:table-cell table:formula="of:=IF([.$K53]=2;[.$B53];)" office:value-type="float" office:value="0" calcext:value-type="float">
            <text:p>0</text:p>
          </table:table-cell>
          <table:table-cell table:formula="of:=IF([.$K53]=3;[.$B53];)" office:value-type="float" office:value="0" calcext:value-type="float">
            <text:p>0</text:p>
          </table:table-cell>
          <table:table-cell table:formula="of:=IF([.$K53]=4;[.$B53];)" office:value-type="float" office:value="0" calcext:value-type="float">
            <text:p>0</text:p>
          </table:table-cell>
          <table:table-cell table:formula="of:=IF([.$K53]=5;[.$B53];)" office:value-type="float" office:value="30.2" calcext:value-type="float">
            <text:p>30.2</text:p>
          </table:table-cell>
          <table:table-cell table:formula="of:=IF([.$K58]=4;[.$B53];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014-06-01</text:p>
          </table:table-cell>
          <table:table-cell office:value-type="float" office:value="28.9" calcext:value-type="float">
            <text:p>28.9</text:p>
          </table:table-cell>
          <table:table-cell table:formula="of:=AVERAGE([$zgony.$B$51:.$B$54])" office:value-type="float" office:value="31.15" calcext:value-type="float">
            <text:p>31.15</text:p>
          </table:table-cell>
          <table:table-cell table:formula="of:=[$zgony.$D$2] * [$zgony.$B$50] + (1 - [$zgony.$D$2]) * [$zgony.$D$53]" office:value-type="float" office:value="31.6579729317772" calcext:value-type="float">
            <text:p>31.6579729317772</text:p>
          </table:table-cell>
          <table:table-cell office:value-type="float" office:value="54" calcext:value-type="float">
            <text:p>54</text:p>
          </table:table-cell>
          <table:table-cell table:formula="of:=INDEX([.$B$1:.$B$124]; 45; 1)" office:value-type="float" office:value="30" calcext:value-type="float">
            <text:p>30</text:p>
          </table:table-cell>
          <table:table-cell table:formula="of:=[.$G$7] * [.$F$54] + [.$G$8]" office:value-type="float" office:value="51.5959885369429" calcext:value-type="float">
            <text:p>51.5959885369429</text:p>
          </table:table-cell>
          <table:table-cell table:formula="of:=INDEX([.$E$1:.$E$124]; 45; 1)" office:value-type="float" office:value="45" calcext:value-type="float">
            <text:p>45</text:p>
          </table:table-cell>
          <table:table-cell table:formula="of:=[.$I$7] * [.$H$54] + [.$I$8]" office:value-type="float" office:value="32.1996050354052" calcext:value-type="float">
            <text:p>32.1996050354052</text:p>
          </table:table-cell>
          <table:table-cell/>
          <table:table-cell office:value-type="float" office:value="6" calcext:value-type="float">
            <text:p>6</text:p>
          </table:table-cell>
          <table:table-cell table:formula="of:=IF([.K54]=1;[.B54];)" office:value-type="float" office:value="0" calcext:value-type="float">
            <text:p>0</text:p>
          </table:table-cell>
          <table:table-cell table:formula="of:=IF([.$K54]=2;[.$B54];)" office:value-type="float" office:value="0" calcext:value-type="float">
            <text:p>0</text:p>
          </table:table-cell>
          <table:table-cell table:formula="of:=IF([.$K54]=3;[.$B54];)" office:value-type="float" office:value="0" calcext:value-type="float">
            <text:p>0</text:p>
          </table:table-cell>
          <table:table-cell table:formula="of:=IF([.$K54]=4;[.$B54];)" office:value-type="float" office:value="0" calcext:value-type="float">
            <text:p>0</text:p>
          </table:table-cell>
          <table:table-cell table:formula="of:=IF([.$K54]=5;[.$B54];)" office:value-type="float" office:value="0" calcext:value-type="float">
            <text:p>0</text:p>
          </table:table-cell>
          <table:table-cell table:formula="of:=IF([.$K59]=4;[.$B54];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014-07-01</text:p>
          </table:table-cell>
          <table:table-cell office:value-type="float" office:value="31" calcext:value-type="float">
            <text:p>31</text:p>
          </table:table-cell>
          <table:table-cell table:formula="of:=AVERAGE([$zgony.$B$52:.$B$55])" office:value-type="float" office:value="30.45" calcext:value-type="float">
            <text:p>30.45</text:p>
          </table:table-cell>
          <table:table-cell table:formula="of:=[$zgony.$D$2] * [$zgony.$B$51] + (1 - [$zgony.$D$2]) * [$zgony.$D$54]" office:value-type="float" office:value="32.0863783454217" calcext:value-type="float">
            <text:p>32.0863783454217</text:p>
          </table:table-cell>
          <table:table-cell office:value-type="float" office:value="55" calcext:value-type="float">
            <text:p>55</text:p>
          </table:table-cell>
          <table:table-cell table:formula="of:=INDEX([.$B$1:.$B$124]; 46; 1)" office:value-type="float" office:value="32.5" calcext:value-type="float">
            <text:p>32.5</text:p>
          </table:table-cell>
          <table:table-cell table:formula="of:=[.$G$7] * [.$F$55] + [.$G$8]" office:value-type="float" office:value="61.7805126512776" calcext:value-type="float">
            <text:p>61.7805126512776</text:p>
          </table:table-cell>
          <table:table-cell table:formula="of:=INDEX([.$E$1:.$E$124]; 46; 1)" office:value-type="float" office:value="46" calcext:value-type="float">
            <text:p>46</text:p>
          </table:table-cell>
          <table:table-cell table:formula="of:=[.$I$7] * [.$H$55] + [.$I$8]" office:value-type="float" office:value="32.2268626278521" calcext:value-type="float">
            <text:p>32.2268626278521</text:p>
          </table:table-cell>
          <table:table-cell/>
          <table:table-cell office:value-type="float" office:value="7" calcext:value-type="float">
            <text:p>7</text:p>
          </table:table-cell>
          <table:table-cell table:formula="of:=IF([.K55]=1;[.B55];)" office:value-type="float" office:value="0" calcext:value-type="float">
            <text:p>0</text:p>
          </table:table-cell>
          <table:table-cell table:formula="of:=IF([.$K55]=2;[.$B55];)" office:value-type="float" office:value="0" calcext:value-type="float">
            <text:p>0</text:p>
          </table:table-cell>
          <table:table-cell table:formula="of:=IF([.$K55]=3;[.$B55];)" office:value-type="float" office:value="0" calcext:value-type="float">
            <text:p>0</text:p>
          </table:table-cell>
          <table:table-cell table:formula="of:=IF([.$K55]=4;[.$B55];)" office:value-type="float" office:value="0" calcext:value-type="float">
            <text:p>0</text:p>
          </table:table-cell>
          <table:table-cell table:formula="of:=IF([.$K55]=5;[.$B55];)" office:value-type="float" office:value="0" calcext:value-type="float">
            <text:p>0</text:p>
          </table:table-cell>
          <table:table-cell table:formula="of:=IF([.$K60]=4;[.$B55];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014-08-01</text:p>
          </table:table-cell>
          <table:table-cell office:value-type="float" office:value="27.5" calcext:value-type="float">
            <text:p>27.5</text:p>
          </table:table-cell>
          <table:table-cell table:formula="of:=AVERAGE([$zgony.$B$53:.$B$56])" office:value-type="float" office:value="29.4" calcext:value-type="float">
            <text:p>29.4</text:p>
          </table:table-cell>
          <table:table-cell table:formula="of:=[$zgony.$D$2] * [$zgony.$B$52] + (1 - [$zgony.$D$2]) * [$zgony.$D$55]" office:value-type="float" office:value="32.0091026763374" calcext:value-type="float">
            <text:p>32.0091026763374</text:p>
          </table:table-cell>
          <table:table-cell office:value-type="float" office:value="56" calcext:value-type="float">
            <text:p>56</text:p>
          </table:table-cell>
          <table:table-cell table:formula="of:=INDEX([.$B$1:.$B$124]; 47; 1)" office:value-type="float" office:value="29.3" calcext:value-type="float">
            <text:p>29.3</text:p>
          </table:table-cell>
          <table:table-cell table:formula="of:=[.$G$7] * [.$F$56] + [.$G$8]" office:value-type="float" office:value="48.7443217849292" calcext:value-type="float">
            <text:p>48.7443217849292</text:p>
          </table:table-cell>
          <table:table-cell table:formula="of:=INDEX([.$E$1:.$E$124]; 47; 1)" office:value-type="float" office:value="47" calcext:value-type="float">
            <text:p>47</text:p>
          </table:table-cell>
          <table:table-cell table:formula="of:=[.$I$7] * [.$H$56] + [.$I$8]" office:value-type="float" office:value="32.254120220299" calcext:value-type="float">
            <text:p>32.254120220299</text:p>
          </table:table-cell>
          <table:table-cell/>
          <table:table-cell office:value-type="float" office:value="8" calcext:value-type="float">
            <text:p>8</text:p>
          </table:table-cell>
          <table:table-cell table:formula="of:=IF([.K56]=1;[.B56];)" office:value-type="float" office:value="0" calcext:value-type="float">
            <text:p>0</text:p>
          </table:table-cell>
          <table:table-cell table:formula="of:=IF([.$K56]=2;[.$B56];)" office:value-type="float" office:value="0" calcext:value-type="float">
            <text:p>0</text:p>
          </table:table-cell>
          <table:table-cell table:formula="of:=IF([.$K56]=3;[.$B56];)" office:value-type="float" office:value="0" calcext:value-type="float">
            <text:p>0</text:p>
          </table:table-cell>
          <table:table-cell table:formula="of:=IF([.$K56]=4;[.$B56];)" office:value-type="float" office:value="0" calcext:value-type="float">
            <text:p>0</text:p>
          </table:table-cell>
          <table:table-cell table:formula="of:=IF([.$K56]=5;[.$B56];)" office:value-type="float" office:value="0" calcext:value-type="float">
            <text:p>0</text:p>
          </table:table-cell>
          <table:table-cell table:formula="of:=IF([.$K61]=4;[.$B56];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014-09-01</text:p>
          </table:table-cell>
          <table:table-cell office:value-type="float" office:value="31.4" calcext:value-type="float">
            <text:p>31.4</text:p>
          </table:table-cell>
          <table:table-cell table:formula="of:=AVERAGE([$zgony.$B$54:.$B$57])" office:value-type="float" office:value="29.7" calcext:value-type="float">
            <text:p>29.7</text:p>
          </table:table-cell>
          <table:table-cell table:formula="of:=[$zgony.$D$2] * [$zgony.$B$53] + (1 - [$zgony.$D$2]) * [$zgony.$D$56]" office:value-type="float" office:value="31.6472821410699" calcext:value-type="float">
            <text:p>31.6472821410699</text:p>
          </table:table-cell>
          <table:table-cell office:value-type="float" office:value="57" calcext:value-type="float">
            <text:p>57</text:p>
          </table:table-cell>
          <table:table-cell table:formula="of:=INDEX([.$B$1:.$B$124]; 48; 1)" office:value-type="float" office:value="33.9" calcext:value-type="float">
            <text:p>33.9</text:p>
          </table:table-cell>
          <table:table-cell table:formula="of:=[.$G$7] * [.$F$57] + [.$G$8]" office:value-type="float" office:value="67.483846155305" calcext:value-type="float">
            <text:p>67.483846155305</text:p>
          </table:table-cell>
          <table:table-cell table:formula="of:=INDEX([.$E$1:.$E$124]; 48; 1)" office:value-type="float" office:value="48" calcext:value-type="float">
            <text:p>48</text:p>
          </table:table-cell>
          <table:table-cell table:formula="of:=[.$I$7] * [.$H$57] + [.$I$8]" office:value-type="float" office:value="32.2813778127459" calcext:value-type="float">
            <text:p>32.2813778127459</text:p>
          </table:table-cell>
          <table:table-cell/>
          <table:table-cell office:value-type="float" office:value="9" calcext:value-type="float">
            <text:p>9</text:p>
          </table:table-cell>
          <table:table-cell table:formula="of:=IF([.K57]=1;[.B57];)" office:value-type="float" office:value="0" calcext:value-type="float">
            <text:p>0</text:p>
          </table:table-cell>
          <table:table-cell table:formula="of:=IF([.$K57]=2;[.$B57];)" office:value-type="float" office:value="0" calcext:value-type="float">
            <text:p>0</text:p>
          </table:table-cell>
          <table:table-cell table:formula="of:=IF([.$K57]=3;[.$B57];)" office:value-type="float" office:value="0" calcext:value-type="float">
            <text:p>0</text:p>
          </table:table-cell>
          <table:table-cell table:formula="of:=IF([.$K57]=4;[.$B57];)" office:value-type="float" office:value="0" calcext:value-type="float">
            <text:p>0</text:p>
          </table:table-cell>
          <table:table-cell table:formula="of:=IF([.$K57]=5;[.$B57];)" office:value-type="float" office:value="0" calcext:value-type="float">
            <text:p>0</text:p>
          </table:table-cell>
          <table:table-cell table:formula="of:=IF([.$K62]=4;[.$B57];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014-10-01</text:p>
          </table:table-cell>
          <table:table-cell office:value-type="float" office:value="32.2" calcext:value-type="float">
            <text:p>32.2</text:p>
          </table:table-cell>
          <table:table-cell table:formula="of:=AVERAGE([$zgony.$B$55:.$B$58])" office:value-type="float" office:value="30.525" calcext:value-type="float">
            <text:p>30.525</text:p>
          </table:table-cell>
          <table:table-cell table:formula="of:=[$zgony.$D$2] * [$zgony.$B$54] + (1 - [$zgony.$D$2]) * [$zgony.$D$57]" office:value-type="float" office:value="31.0978257128559" calcext:value-type="float">
            <text:p>31.0978257128559</text:p>
          </table:table-cell>
          <table:table-cell office:value-type="float" office:value="58" calcext:value-type="float">
            <text:p>58</text:p>
          </table:table-cell>
          <table:table-cell table:formula="of:=INDEX([.$B$1:.$B$124]; 49; 1)" office:value-type="float" office:value="33.1" calcext:value-type="float">
            <text:p>33.1</text:p>
          </table:table-cell>
          <table:table-cell table:formula="of:=[.$G$7] * [.$F$58] + [.$G$8]" office:value-type="float" office:value="64.2247984387179" calcext:value-type="float">
            <text:p>64.2247984387179</text:p>
          </table:table-cell>
          <table:table-cell table:formula="of:=INDEX([.$E$1:.$E$124]; 49; 1)" office:value-type="float" office:value="49" calcext:value-type="float">
            <text:p>49</text:p>
          </table:table-cell>
          <table:table-cell table:formula="of:=[.$I$7] * [.$H$58] + [.$I$8]" office:value-type="float" office:value="32.3086354051928" calcext:value-type="float">
            <text:p>32.3086354051928</text:p>
          </table:table-cell>
          <table:table-cell/>
          <table:table-cell office:value-type="float" office:value="10" calcext:value-type="float">
            <text:p>10</text:p>
          </table:table-cell>
          <table:table-cell table:formula="of:=IF([.K58]=1;[.B58];)" office:value-type="float" office:value="0" calcext:value-type="float">
            <text:p>0</text:p>
          </table:table-cell>
          <table:table-cell table:formula="of:=IF([.$K58]=2;[.$B58];)" office:value-type="float" office:value="0" calcext:value-type="float">
            <text:p>0</text:p>
          </table:table-cell>
          <table:table-cell table:formula="of:=IF([.$K58]=3;[.$B58];)" office:value-type="float" office:value="0" calcext:value-type="float">
            <text:p>0</text:p>
          </table:table-cell>
          <table:table-cell table:formula="of:=IF([.$K58]=4;[.$B58];)" office:value-type="float" office:value="0" calcext:value-type="float">
            <text:p>0</text:p>
          </table:table-cell>
          <table:table-cell table:formula="of:=IF([.$K58]=5;[.$B58];)" office:value-type="float" office:value="0" calcext:value-type="float">
            <text:p>0</text:p>
          </table:table-cell>
          <table:table-cell table:formula="of:=IF([.$K63]=4;[.$B58];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014-11-01</text:p>
          </table:table-cell>
          <table:table-cell office:value-type="float" office:value="29.7" calcext:value-type="float">
            <text:p>29.7</text:p>
          </table:table-cell>
          <table:table-cell table:formula="of:=AVERAGE([$zgony.$B$56:.$B$59])" office:value-type="float" office:value="30.2" calcext:value-type="float">
            <text:p>30.2</text:p>
          </table:table-cell>
          <table:table-cell table:formula="of:=[$zgony.$D$2] * [$zgony.$B$55] + (1 - [$zgony.$D$2]) * [$zgony.$D$58]" office:value-type="float" office:value="31.0782605702847" calcext:value-type="float">
            <text:p>31.0782605702847</text:p>
          </table:table-cell>
          <table:table-cell office:value-type="float" office:value="59" calcext:value-type="float">
            <text:p>59</text:p>
          </table:table-cell>
          <table:table-cell table:formula="of:=INDEX([.$B$1:.$B$124]; 50; 1)" office:value-type="float" office:value="30.7" calcext:value-type="float">
            <text:p>30.7</text:p>
          </table:table-cell>
          <table:table-cell table:formula="of:=[.$G$7] * [.$F$59] + [.$G$8]" office:value-type="float" office:value="54.4476552889566" calcext:value-type="float">
            <text:p>54.4476552889566</text:p>
          </table:table-cell>
          <table:table-cell table:formula="of:=INDEX([.$E$1:.$E$124]; 50; 1)" office:value-type="float" office:value="50" calcext:value-type="float">
            <text:p>50</text:p>
          </table:table-cell>
          <table:table-cell table:formula="of:=[.$I$7] * [.$H$59] + [.$I$8]" office:value-type="float" office:value="32.3358929976397" calcext:value-type="float">
            <text:p>32.3358929976397</text:p>
          </table:table-cell>
          <table:table-cell/>
          <table:table-cell office:value-type="float" office:value="11" calcext:value-type="float">
            <text:p>11</text:p>
          </table:table-cell>
          <table:table-cell table:formula="of:=IF([.K59]=1;[.B59];)" office:value-type="float" office:value="0" calcext:value-type="float">
            <text:p>0</text:p>
          </table:table-cell>
          <table:table-cell table:formula="of:=IF([.$K59]=2;[.$B59];)" office:value-type="float" office:value="0" calcext:value-type="float">
            <text:p>0</text:p>
          </table:table-cell>
          <table:table-cell table:formula="of:=IF([.$K59]=3;[.$B59];)" office:value-type="float" office:value="0" calcext:value-type="float">
            <text:p>0</text:p>
          </table:table-cell>
          <table:table-cell table:formula="of:=IF([.$K59]=4;[.$B59];)" office:value-type="float" office:value="0" calcext:value-type="float">
            <text:p>0</text:p>
          </table:table-cell>
          <table:table-cell table:formula="of:=IF([.$K59]=5;[.$B59];)" office:value-type="float" office:value="0" calcext:value-type="float">
            <text:p>0</text:p>
          </table:table-cell>
          <table:table-cell table:formula="of:=IF([.$K64]=4;[.$B59];)" office:value-type="float" office:value="29.7" calcext:value-type="float">
            <text:p>29.7</text:p>
          </table:table-cell>
          <table:table-cell/>
        </table:table-row>
        <table:table-row table:style-name="ro1">
          <table:table-cell office:value-type="string" calcext:value-type="string">
            <text:p>2014-12-01</text:p>
          </table:table-cell>
          <table:table-cell office:value-type="float" office:value="36.4" calcext:value-type="float">
            <text:p>36.4</text:p>
          </table:table-cell>
          <table:table-cell table:formula="of:=AVERAGE([$zgony.$B$57:.$B$60])" office:value-type="float" office:value="32.425" calcext:value-type="float">
            <text:p>32.425</text:p>
          </table:table-cell>
          <table:table-cell table:formula="of:=[$zgony.$D$2] * [$zgony.$B$56] + (1 - [$zgony.$D$2]) * [$zgony.$D$59]" office:value-type="float" office:value="30.3626084562278" calcext:value-type="float">
            <text:p>30.3626084562278</text:p>
          </table:table-cell>
          <table:table-cell office:value-type="float" office:value="60" calcext:value-type="float">
            <text:p>60</text:p>
          </table:table-cell>
          <table:table-cell table:formula="of:=INDEX([.$B$1:.$B$124]; 51; 1)" office:value-type="float" office:value="33.8" calcext:value-type="float">
            <text:p>33.8</text:p>
          </table:table-cell>
          <table:table-cell table:formula="of:=[.$G$7] * [.$F$60] + [.$G$8]" office:value-type="float" office:value="67.0764651907316" calcext:value-type="float">
            <text:p>67.0764651907316</text:p>
          </table:table-cell>
          <table:table-cell table:formula="of:=INDEX([.$E$1:.$E$124]; 51; 1)" office:value-type="float" office:value="51" calcext:value-type="float">
            <text:p>51</text:p>
          </table:table-cell>
          <table:table-cell table:formula="of:=[.$I$7] * [.$H$60] + [.$I$8]" office:value-type="float" office:value="32.3631505900866" calcext:value-type="float">
            <text:p>32.3631505900866</text:p>
          </table:table-cell>
          <table:table-cell/>
          <table:table-cell office:value-type="float" office:value="12" calcext:value-type="float">
            <text:p>12</text:p>
          </table:table-cell>
          <table:table-cell table:formula="of:=IF([.K60]=1;[.B60];)" office:value-type="float" office:value="0" calcext:value-type="float">
            <text:p>0</text:p>
          </table:table-cell>
          <table:table-cell table:formula="of:=IF([.$K60]=2;[.$B60];)" office:value-type="float" office:value="0" calcext:value-type="float">
            <text:p>0</text:p>
          </table:table-cell>
          <table:table-cell table:formula="of:=IF([.$K60]=3;[.$B60];)" office:value-type="float" office:value="0" calcext:value-type="float">
            <text:p>0</text:p>
          </table:table-cell>
          <table:table-cell table:formula="of:=IF([.$K60]=4;[.$B60];)" office:value-type="float" office:value="0" calcext:value-type="float">
            <text:p>0</text:p>
          </table:table-cell>
          <table:table-cell table:formula="of:=IF([.$K60]=5;[.$B60];)" office:value-type="float" office:value="0" calcext:value-type="float">
            <text:p>0</text:p>
          </table:table-cell>
          <table:table-cell table:formula="of:=IF([.$K65]=4;[.$B60];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015-01-01</text:p>
          </table:table-cell>
          <table:table-cell office:value-type="float" office:value="33.6" calcext:value-type="float">
            <text:p>33.6</text:p>
          </table:table-cell>
          <table:table-cell table:formula="of:=AVERAGE([$zgony.$B$58:.$B$61])" office:value-type="float" office:value="32.975" calcext:value-type="float">
            <text:p>32.975</text:p>
          </table:table-cell>
          <table:table-cell table:formula="of:=[$zgony.$D$2] * [$zgony.$B$57] + (1 - [$zgony.$D$2]) * [$zgony.$D$60]" office:value-type="float" office:value="30.5700867649822" calcext:value-type="float">
            <text:p>30.5700867649822</text:p>
          </table:table-cell>
          <table:table-cell office:value-type="float" office:value="61" calcext:value-type="float">
            <text:p>61</text:p>
          </table:table-cell>
          <table:table-cell table:formula="of:=INDEX([.$B$1:.$B$124]; 52; 1)" office:value-type="float" office:value="31.7" calcext:value-type="float">
            <text:p>31.7</text:p>
          </table:table-cell>
          <table:table-cell table:formula="of:=[.$G$7] * [.$F$61] + [.$G$8]" office:value-type="float" office:value="58.5214649346905" calcext:value-type="float">
            <text:p>58.5214649346905</text:p>
          </table:table-cell>
          <table:table-cell table:formula="of:=INDEX([.$E$1:.$E$124]; 52; 1)" office:value-type="float" office:value="52" calcext:value-type="float">
            <text:p>52</text:p>
          </table:table-cell>
          <table:table-cell table:formula="of:=[.$I$7] * [.$H$61] + [.$I$8]" office:value-type="float" office:value="32.3904081825334" calcext:value-type="float">
            <text:p>32.3904081825334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K61]=1;[.B61];)" office:value-type="float" office:value="33.6" calcext:value-type="float">
            <text:p>33.6</text:p>
          </table:table-cell>
          <table:table-cell table:formula="of:=IF([.$K61]=2;[.$B61];)" office:value-type="float" office:value="0" calcext:value-type="float">
            <text:p>0</text:p>
          </table:table-cell>
          <table:table-cell table:formula="of:=IF([.$K61]=3;[.$B61];)" office:value-type="float" office:value="0" calcext:value-type="float">
            <text:p>0</text:p>
          </table:table-cell>
          <table:table-cell table:formula="of:=IF([.$K61]=4;[.$B61];)" office:value-type="float" office:value="0" calcext:value-type="float">
            <text:p>0</text:p>
          </table:table-cell>
          <table:table-cell table:formula="of:=IF([.$K61]=5;[.$B61];)" office:value-type="float" office:value="0" calcext:value-type="float">
            <text:p>0</text:p>
          </table:table-cell>
          <table:table-cell table:formula="of:=IF([.$K66]=4;[.$B61];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015-02-01</text:p>
          </table:table-cell>
          <table:table-cell office:value-type="float" office:value="34.7" calcext:value-type="float">
            <text:p>34.7</text:p>
          </table:table-cell>
          <table:table-cell table:formula="of:=AVERAGE([$zgony.$B$59:.$B$62])" office:value-type="float" office:value="33.6" calcext:value-type="float">
            <text:p>33.6</text:p>
          </table:table-cell>
          <table:table-cell table:formula="of:=[$zgony.$D$2] * [$zgony.$B$58] + (1 - [$zgony.$D$2]) * [$zgony.$D$61]" office:value-type="float" office:value="30.8960694119858" calcext:value-type="float">
            <text:p>30.8960694119858</text:p>
          </table:table-cell>
          <table:table-cell office:value-type="float" office:value="62" calcext:value-type="float">
            <text:p>62</text:p>
          </table:table-cell>
          <table:table-cell table:formula="of:=INDEX([.$B$1:.$B$124]; 53; 1)" office:value-type="float" office:value="30.2" calcext:value-type="float">
            <text:p>30.2</text:p>
          </table:table-cell>
          <table:table-cell table:formula="of:=[.$G$7] * [.$F$62] + [.$G$8]" office:value-type="float" office:value="52.4107504660897" calcext:value-type="float">
            <text:p>52.4107504660897</text:p>
          </table:table-cell>
          <table:table-cell table:formula="of:=INDEX([.$E$1:.$E$124]; 53; 1)" office:value-type="float" office:value="53" calcext:value-type="float">
            <text:p>53</text:p>
          </table:table-cell>
          <table:table-cell table:formula="of:=[.$I$7] * [.$H$62] + [.$I$8]" office:value-type="float" office:value="32.4176657749803" calcext:value-type="float">
            <text:p>32.4176657749803</text:p>
          </table:table-cell>
          <table:table-cell/>
          <table:table-cell office:value-type="float" office:value="2" calcext:value-type="float">
            <text:p>2</text:p>
          </table:table-cell>
          <table:table-cell table:formula="of:=IF([.K62]=1;[.B62];)" office:value-type="float" office:value="0" calcext:value-type="float">
            <text:p>0</text:p>
          </table:table-cell>
          <table:table-cell table:formula="of:=IF([.$K62]=2;[.$B62];)" office:value-type="float" office:value="34.7" calcext:value-type="float">
            <text:p>34.7</text:p>
          </table:table-cell>
          <table:table-cell table:formula="of:=IF([.$K62]=3;[.$B62];)" office:value-type="float" office:value="0" calcext:value-type="float">
            <text:p>0</text:p>
          </table:table-cell>
          <table:table-cell table:formula="of:=IF([.$K62]=4;[.$B62];)" office:value-type="float" office:value="0" calcext:value-type="float">
            <text:p>0</text:p>
          </table:table-cell>
          <table:table-cell table:formula="of:=IF([.$K62]=5;[.$B62];)" office:value-type="float" office:value="0" calcext:value-type="float">
            <text:p>0</text:p>
          </table:table-cell>
          <table:table-cell table:formula="of:=IF([.$K67]=4;[.$B62];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015-03-01</text:p>
          </table:table-cell>
          <table:table-cell office:value-type="float" office:value="38.8" calcext:value-type="float">
            <text:p>38.8</text:p>
          </table:table-cell>
          <table:table-cell table:formula="of:=AVERAGE([$zgony.$B$60:.$B$63])" office:value-type="float" office:value="35.875" calcext:value-type="float">
            <text:p>35.875</text:p>
          </table:table-cell>
          <table:table-cell table:formula="of:=[$zgony.$D$2] * [$zgony.$B$59] + (1 - [$zgony.$D$2]) * [$zgony.$D$62]" office:value-type="float" office:value="30.6568555295886" calcext:value-type="float">
            <text:p>30.6568555295886</text:p>
          </table:table-cell>
          <table:table-cell office:value-type="float" office:value="63" calcext:value-type="float">
            <text:p>63</text:p>
          </table:table-cell>
          <table:table-cell table:formula="of:=INDEX([.$B$1:.$B$124]; 54; 1)" office:value-type="float" office:value="28.9" calcext:value-type="float">
            <text:p>28.9</text:p>
          </table:table-cell>
          <table:table-cell table:formula="of:=[.$G$7] * [.$F$63] + [.$G$8]" office:value-type="float" office:value="47.1147979266356" calcext:value-type="float">
            <text:p>47.1147979266356</text:p>
          </table:table-cell>
          <table:table-cell table:formula="of:=INDEX([.$E$1:.$E$124]; 54; 1)" office:value-type="float" office:value="54" calcext:value-type="float">
            <text:p>54</text:p>
          </table:table-cell>
          <table:table-cell table:formula="of:=[.$I$7] * [.$H$63] + [.$I$8]" office:value-type="float" office:value="32.4449233674272" calcext:value-type="float">
            <text:p>32.4449233674272</text:p>
          </table:table-cell>
          <table:table-cell/>
          <table:table-cell office:value-type="float" office:value="3" calcext:value-type="float">
            <text:p>3</text:p>
          </table:table-cell>
          <table:table-cell table:formula="of:=IF([.K63]=1;[.B63];)" office:value-type="float" office:value="0" calcext:value-type="float">
            <text:p>0</text:p>
          </table:table-cell>
          <table:table-cell table:formula="of:=IF([.$K63]=2;[.$B63];)" office:value-type="float" office:value="0" calcext:value-type="float">
            <text:p>0</text:p>
          </table:table-cell>
          <table:table-cell table:formula="of:=IF([.$K63]=3;[.$B63];)" office:value-type="float" office:value="38.8" calcext:value-type="float">
            <text:p>38.8</text:p>
          </table:table-cell>
          <table:table-cell table:formula="of:=IF([.$K63]=4;[.$B63];)" office:value-type="float" office:value="0" calcext:value-type="float">
            <text:p>0</text:p>
          </table:table-cell>
          <table:table-cell table:formula="of:=IF([.$K63]=5;[.$B63];)" office:value-type="float" office:value="0" calcext:value-type="float">
            <text:p>0</text:p>
          </table:table-cell>
          <table:table-cell table:formula="of:=IF([.$K68]=4;[.$B63];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015-04-01</text:p>
          </table:table-cell>
          <table:table-cell office:value-type="float" office:value="34.9" calcext:value-type="float">
            <text:p>34.9</text:p>
          </table:table-cell>
          <table:table-cell table:formula="of:=AVERAGE([$zgony.$B$61:.$B$64])" office:value-type="float" office:value="35.5" calcext:value-type="float">
            <text:p>35.5</text:p>
          </table:table-cell>
          <table:table-cell table:formula="of:=[$zgony.$D$2] * [$zgony.$B$60] + (1 - [$zgony.$D$2]) * [$zgony.$D$63]" office:value-type="float" office:value="31.8054844236709" calcext:value-type="float">
            <text:p>31.8054844236709</text:p>
          </table:table-cell>
          <table:table-cell office:value-type="float" office:value="64" calcext:value-type="float">
            <text:p>64</text:p>
          </table:table-cell>
          <table:table-cell table:formula="of:=INDEX([.$B$1:.$B$124]; 55; 1)" office:value-type="float" office:value="31" calcext:value-type="float">
            <text:p>31</text:p>
          </table:table-cell>
          <table:table-cell table:formula="of:=[.$G$7] * [.$F$64] + [.$G$8]" office:value-type="float" office:value="55.6697981826768" calcext:value-type="float">
            <text:p>55.6697981826768</text:p>
          </table:table-cell>
          <table:table-cell table:formula="of:=INDEX([.$E$1:.$E$124]; 55; 1)" office:value-type="float" office:value="55" calcext:value-type="float">
            <text:p>55</text:p>
          </table:table-cell>
          <table:table-cell table:formula="of:=[.$I$7] * [.$H$64] + [.$I$8]" office:value-type="float" office:value="32.4721809598741" calcext:value-type="float">
            <text:p>32.4721809598741</text:p>
          </table:table-cell>
          <table:table-cell/>
          <table:table-cell office:value-type="float" office:value="4" calcext:value-type="float">
            <text:p>4</text:p>
          </table:table-cell>
          <table:table-cell table:formula="of:=IF([.K64]=1;[.B64];)" office:value-type="float" office:value="0" calcext:value-type="float">
            <text:p>0</text:p>
          </table:table-cell>
          <table:table-cell table:formula="of:=IF([.$K64]=2;[.$B64];)" office:value-type="float" office:value="0" calcext:value-type="float">
            <text:p>0</text:p>
          </table:table-cell>
          <table:table-cell table:formula="of:=IF([.$K64]=3;[.$B64];)" office:value-type="float" office:value="0" calcext:value-type="float">
            <text:p>0</text:p>
          </table:table-cell>
          <table:table-cell table:formula="of:=IF([.$K64]=4;[.$B64];)" office:value-type="float" office:value="34.9" calcext:value-type="float">
            <text:p>34.9</text:p>
          </table:table-cell>
          <table:table-cell table:formula="of:=IF([.$K64]=5;[.$B64];)" office:value-type="float" office:value="0" calcext:value-type="float">
            <text:p>0</text:p>
          </table:table-cell>
          <table:table-cell table:formula="of:=IF([.$K69]=4;[.$B64];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015-05-01</text:p>
          </table:table-cell>
          <table:table-cell office:value-type="float" office:value="30.3" calcext:value-type="float">
            <text:p>30.3</text:p>
          </table:table-cell>
          <table:table-cell table:formula="of:=AVERAGE([$zgony.$B$62:.$B$65])" office:value-type="float" office:value="34.675" calcext:value-type="float">
            <text:p>34.675</text:p>
          </table:table-cell>
          <table:table-cell table:formula="of:=[$zgony.$D$2] * [$zgony.$B$61] + (1 - [$zgony.$D$2]) * [$zgony.$D$64]" office:value-type="float" office:value="32.1643875389367" calcext:value-type="float">
            <text:p>32.1643875389367</text:p>
          </table:table-cell>
          <table:table-cell office:value-type="float" office:value="65" calcext:value-type="float">
            <text:p>65</text:p>
          </table:table-cell>
          <table:table-cell table:formula="of:=INDEX([.$B$1:.$B$124]; 56; 1)" office:value-type="float" office:value="27.5" calcext:value-type="float">
            <text:p>27.5</text:p>
          </table:table-cell>
          <table:table-cell table:formula="of:=[.$G$7] * [.$F$65] + [.$G$8]" office:value-type="float" office:value="41.4114644226082" calcext:value-type="float">
            <text:p>41.4114644226082</text:p>
          </table:table-cell>
          <table:table-cell table:formula="of:=INDEX([.$E$1:.$E$124]; 56; 1)" office:value-type="float" office:value="56" calcext:value-type="float">
            <text:p>56</text:p>
          </table:table-cell>
          <table:table-cell table:formula="of:=[.$I$7] * [.$H$65] + [.$I$8]" office:value-type="float" office:value="32.499438552321" calcext:value-type="float">
            <text:p>32.499438552321</text:p>
          </table:table-cell>
          <table:table-cell/>
          <table:table-cell office:value-type="float" office:value="5" calcext:value-type="float">
            <text:p>5</text:p>
          </table:table-cell>
          <table:table-cell table:formula="of:=IF([.K65]=1;[.B65];)" office:value-type="float" office:value="0" calcext:value-type="float">
            <text:p>0</text:p>
          </table:table-cell>
          <table:table-cell table:formula="of:=IF([.$K65]=2;[.$B65];)" office:value-type="float" office:value="0" calcext:value-type="float">
            <text:p>0</text:p>
          </table:table-cell>
          <table:table-cell table:formula="of:=IF([.$K65]=3;[.$B65];)" office:value-type="float" office:value="0" calcext:value-type="float">
            <text:p>0</text:p>
          </table:table-cell>
          <table:table-cell table:formula="of:=IF([.$K65]=4;[.$B65];)" office:value-type="float" office:value="0" calcext:value-type="float">
            <text:p>0</text:p>
          </table:table-cell>
          <table:table-cell table:formula="of:=IF([.$K65]=5;[.$B65];)" office:value-type="float" office:value="30.3" calcext:value-type="float">
            <text:p>30.3</text:p>
          </table:table-cell>
          <table:table-cell table:formula="of:=IF([.$K70]=4;[.$B65];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015-06-01</text:p>
          </table:table-cell>
          <table:table-cell office:value-type="float" office:value="31.5" calcext:value-type="float">
            <text:p>31.5</text:p>
          </table:table-cell>
          <table:table-cell table:formula="of:=AVERAGE([$zgony.$B$63:.$B$66])" office:value-type="float" office:value="33.875" calcext:value-type="float">
            <text:p>33.875</text:p>
          </table:table-cell>
          <table:table-cell table:formula="of:=[$zgony.$D$2] * [$zgony.$B$62] + (1 - [$zgony.$D$2]) * [$zgony.$D$65]" office:value-type="float" office:value="32.6715100311494" calcext:value-type="float">
            <text:p>32.6715100311494</text:p>
          </table:table-cell>
          <table:table-cell office:value-type="float" office:value="66" calcext:value-type="float">
            <text:p>66</text:p>
          </table:table-cell>
          <table:table-cell table:formula="of:=INDEX([.$B$1:.$B$124]; 57; 1)" office:value-type="float" office:value="31.4" calcext:value-type="float">
            <text:p>31.4</text:p>
          </table:table-cell>
          <table:table-cell table:formula="of:=[.$G$7] * [.$F$66] + [.$G$8]" office:value-type="float" office:value="57.2993220409703" calcext:value-type="float">
            <text:p>57.2993220409703</text:p>
          </table:table-cell>
          <table:table-cell table:formula="of:=INDEX([.$E$1:.$E$124]; 57; 1)" office:value-type="float" office:value="57" calcext:value-type="float">
            <text:p>57</text:p>
          </table:table-cell>
          <table:table-cell table:formula="of:=[.$I$7] * [.$H$66] + [.$I$8]" office:value-type="float" office:value="32.5266961447679" calcext:value-type="float">
            <text:p>32.5266961447679</text:p>
          </table:table-cell>
          <table:table-cell/>
          <table:table-cell office:value-type="float" office:value="6" calcext:value-type="float">
            <text:p>6</text:p>
          </table:table-cell>
          <table:table-cell table:formula="of:=IF([.K66]=1;[.B66];)" office:value-type="float" office:value="0" calcext:value-type="float">
            <text:p>0</text:p>
          </table:table-cell>
          <table:table-cell table:formula="of:=IF([.$K66]=2;[.$B66];)" office:value-type="float" office:value="0" calcext:value-type="float">
            <text:p>0</text:p>
          </table:table-cell>
          <table:table-cell table:formula="of:=IF([.$K66]=3;[.$B66];)" office:value-type="float" office:value="0" calcext:value-type="float">
            <text:p>0</text:p>
          </table:table-cell>
          <table:table-cell table:formula="of:=IF([.$K66]=4;[.$B66];)" office:value-type="float" office:value="0" calcext:value-type="float">
            <text:p>0</text:p>
          </table:table-cell>
          <table:table-cell table:formula="of:=IF([.$K66]=5;[.$B66];)" office:value-type="float" office:value="0" calcext:value-type="float">
            <text:p>0</text:p>
          </table:table-cell>
          <table:table-cell table:formula="of:=IF([.$K71]=4;[.$B66];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015-07-01</text:p>
          </table:table-cell>
          <table:table-cell office:value-type="float" office:value="31" calcext:value-type="float">
            <text:p>31</text:p>
          </table:table-cell>
          <table:table-cell table:formula="of:=AVERAGE([$zgony.$B$64:.$B$67])" office:value-type="float" office:value="31.925" calcext:value-type="float">
            <text:p>31.925</text:p>
          </table:table-cell>
          <table:table-cell table:formula="of:=[$zgony.$D$2] * [$zgony.$B$63] + (1 - [$zgony.$D$2]) * [$zgony.$D$66]" office:value-type="float" office:value="33.8972080249195" calcext:value-type="float">
            <text:p>33.8972080249195</text:p>
          </table:table-cell>
          <table:table-cell office:value-type="float" office:value="67" calcext:value-type="float">
            <text:p>67</text:p>
          </table:table-cell>
          <table:table-cell table:formula="of:=INDEX([.$B$1:.$B$124]; 58; 1)" office:value-type="float" office:value="32.2" calcext:value-type="float">
            <text:p>32.2</text:p>
          </table:table-cell>
          <table:table-cell table:formula="of:=[.$G$7] * [.$F$67] + [.$G$8]" office:value-type="float" office:value="60.5583697575574" calcext:value-type="float">
            <text:p>60.5583697575574</text:p>
          </table:table-cell>
          <table:table-cell table:formula="of:=INDEX([.$E$1:.$E$124]; 58; 1)" office:value-type="float" office:value="58" calcext:value-type="float">
            <text:p>58</text:p>
          </table:table-cell>
          <table:table-cell table:formula="of:=[.$I$7] * [.$H$67] + [.$I$8]" office:value-type="float" office:value="32.5539537372148" calcext:value-type="float">
            <text:p>32.5539537372148</text:p>
          </table:table-cell>
          <table:table-cell/>
          <table:table-cell office:value-type="float" office:value="7" calcext:value-type="float">
            <text:p>7</text:p>
          </table:table-cell>
          <table:table-cell table:formula="of:=IF([.K67]=1;[.B67];)" office:value-type="float" office:value="0" calcext:value-type="float">
            <text:p>0</text:p>
          </table:table-cell>
          <table:table-cell table:formula="of:=IF([.$K67]=2;[.$B67];)" office:value-type="float" office:value="0" calcext:value-type="float">
            <text:p>0</text:p>
          </table:table-cell>
          <table:table-cell table:formula="of:=IF([.$K67]=3;[.$B67];)" office:value-type="float" office:value="0" calcext:value-type="float">
            <text:p>0</text:p>
          </table:table-cell>
          <table:table-cell table:formula="of:=IF([.$K67]=4;[.$B67];)" office:value-type="float" office:value="0" calcext:value-type="float">
            <text:p>0</text:p>
          </table:table-cell>
          <table:table-cell table:formula="of:=IF([.$K67]=5;[.$B67];)" office:value-type="float" office:value="0" calcext:value-type="float">
            <text:p>0</text:p>
          </table:table-cell>
          <table:table-cell table:formula="of:=IF([.$K72]=4;[.$B67];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015-08-01</text:p>
          </table:table-cell>
          <table:table-cell office:value-type="float" office:value="31.1" calcext:value-type="float">
            <text:p>31.1</text:p>
          </table:table-cell>
          <table:table-cell table:formula="of:=AVERAGE([$zgony.$B$65:.$B$68])" office:value-type="float" office:value="30.975" calcext:value-type="float">
            <text:p>30.975</text:p>
          </table:table-cell>
          <table:table-cell table:formula="of:=[$zgony.$D$2] * [$zgony.$B$64] + (1 - [$zgony.$D$2]) * [$zgony.$D$67]" office:value-type="float" office:value="34.0977664199356" calcext:value-type="float">
            <text:p>34.0977664199356</text:p>
          </table:table-cell>
          <table:table-cell office:value-type="float" office:value="68" calcext:value-type="float">
            <text:p>68</text:p>
          </table:table-cell>
          <table:table-cell table:formula="of:=INDEX([.$B$1:.$B$124]; 59; 1)" office:value-type="float" office:value="29.7" calcext:value-type="float">
            <text:p>29.7</text:p>
          </table:table-cell>
          <table:table-cell table:formula="of:=[.$G$7] * [.$F$68] + [.$G$8]" office:value-type="float" office:value="50.3738456432227" calcext:value-type="float">
            <text:p>50.3738456432227</text:p>
          </table:table-cell>
          <table:table-cell table:formula="of:=INDEX([.$E$1:.$E$124]; 59; 1)" office:value-type="float" office:value="59" calcext:value-type="float">
            <text:p>59</text:p>
          </table:table-cell>
          <table:table-cell table:formula="of:=[.$I$7] * [.$H$68] + [.$I$8]" office:value-type="float" office:value="32.5812113296617" calcext:value-type="float">
            <text:p>32.5812113296617</text:p>
          </table:table-cell>
          <table:table-cell/>
          <table:table-cell office:value-type="float" office:value="8" calcext:value-type="float">
            <text:p>8</text:p>
          </table:table-cell>
          <table:table-cell table:formula="of:=IF([.K68]=1;[.B68];)" office:value-type="float" office:value="0" calcext:value-type="float">
            <text:p>0</text:p>
          </table:table-cell>
          <table:table-cell table:formula="of:=IF([.$K68]=2;[.$B68];)" office:value-type="float" office:value="0" calcext:value-type="float">
            <text:p>0</text:p>
          </table:table-cell>
          <table:table-cell table:formula="of:=IF([.$K68]=3;[.$B68];)" office:value-type="float" office:value="0" calcext:value-type="float">
            <text:p>0</text:p>
          </table:table-cell>
          <table:table-cell table:formula="of:=IF([.$K68]=4;[.$B68];)" office:value-type="float" office:value="0" calcext:value-type="float">
            <text:p>0</text:p>
          </table:table-cell>
          <table:table-cell table:formula="of:=IF([.$K68]=5;[.$B68];)" office:value-type="float" office:value="0" calcext:value-type="float">
            <text:p>0</text:p>
          </table:table-cell>
          <table:table-cell table:formula="of:=IF([.$K73]=4;[.$B68];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015-09-01</text:p>
          </table:table-cell>
          <table:table-cell office:value-type="float" office:value="30" calcext:value-type="float">
            <text:p>30</text:p>
          </table:table-cell>
          <table:table-cell table:formula="of:=AVERAGE([$zgony.$B$66:.$B$69])" office:value-type="float" office:value="30.9" calcext:value-type="float">
            <text:p>30.9</text:p>
          </table:table-cell>
          <table:table-cell table:formula="of:=[$zgony.$D$2] * [$zgony.$B$65] + (1 - [$zgony.$D$2]) * [$zgony.$D$68]" office:value-type="float" office:value="33.3382131359485" calcext:value-type="float">
            <text:p>33.3382131359485</text:p>
          </table:table-cell>
          <table:table-cell office:value-type="float" office:value="69" calcext:value-type="float">
            <text:p>69</text:p>
          </table:table-cell>
          <table:table-cell table:formula="of:=INDEX([.$B$1:.$B$124]; 60; 1)" office:value-type="float" office:value="36.4" calcext:value-type="float">
            <text:p>36.4</text:p>
          </table:table-cell>
          <table:table-cell table:formula="of:=[.$G$7] * [.$F$69] + [.$G$8]" office:value-type="float" office:value="77.6683702696397" calcext:value-type="float">
            <text:p>77.6683702696397</text:p>
          </table:table-cell>
          <table:table-cell table:formula="of:=INDEX([.$E$1:.$E$124]; 60; 1)" office:value-type="float" office:value="60" calcext:value-type="float">
            <text:p>60</text:p>
          </table:table-cell>
          <table:table-cell table:formula="of:=[.$I$7] * [.$H$69] + [.$I$8]" office:value-type="float" office:value="32.6084689221086" calcext:value-type="float">
            <text:p>32.6084689221086</text:p>
          </table:table-cell>
          <table:table-cell/>
          <table:table-cell office:value-type="float" office:value="9" calcext:value-type="float">
            <text:p>9</text:p>
          </table:table-cell>
          <table:table-cell table:formula="of:=IF([.K69]=1;[.B69];)" office:value-type="float" office:value="0" calcext:value-type="float">
            <text:p>0</text:p>
          </table:table-cell>
          <table:table-cell table:formula="of:=IF([.$K69]=2;[.$B69];)" office:value-type="float" office:value="0" calcext:value-type="float">
            <text:p>0</text:p>
          </table:table-cell>
          <table:table-cell table:formula="of:=IF([.$K69]=3;[.$B69];)" office:value-type="float" office:value="0" calcext:value-type="float">
            <text:p>0</text:p>
          </table:table-cell>
          <table:table-cell table:formula="of:=IF([.$K69]=4;[.$B69];)" office:value-type="float" office:value="0" calcext:value-type="float">
            <text:p>0</text:p>
          </table:table-cell>
          <table:table-cell table:formula="of:=IF([.$K69]=5;[.$B69];)" office:value-type="float" office:value="0" calcext:value-type="float">
            <text:p>0</text:p>
          </table:table-cell>
          <table:table-cell table:formula="of:=IF([.$K74]=4;[.$B69];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015-10-01</text:p>
          </table:table-cell>
          <table:table-cell office:value-type="float" office:value="31.5" calcext:value-type="float">
            <text:p>31.5</text:p>
          </table:table-cell>
          <table:table-cell table:formula="of:=AVERAGE([$zgony.$B$67:.$B$70])" office:value-type="float" office:value="30.9" calcext:value-type="float">
            <text:p>30.9</text:p>
          </table:table-cell>
          <table:table-cell table:formula="of:=[$zgony.$D$2] * [$zgony.$B$66] + (1 - [$zgony.$D$2]) * [$zgony.$D$69]" office:value-type="float" office:value="32.9705705087588" calcext:value-type="float">
            <text:p>32.9705705087588</text:p>
          </table:table-cell>
          <table:table-cell office:value-type="float" office:value="70" calcext:value-type="float">
            <text:p>70</text:p>
          </table:table-cell>
          <table:table-cell table:formula="of:=INDEX([.$B$1:.$B$124]; 61; 1)" office:value-type="float" office:value="33.6" calcext:value-type="float">
            <text:p>33.6</text:p>
          </table:table-cell>
          <table:table-cell table:formula="of:=[.$G$7] * [.$F$70] + [.$G$8]" office:value-type="float" office:value="66.2617032615849" calcext:value-type="float">
            <text:p>66.2617032615849</text:p>
          </table:table-cell>
          <table:table-cell table:formula="of:=INDEX([.$E$1:.$E$124]; 61; 1)" office:value-type="float" office:value="61" calcext:value-type="float">
            <text:p>61</text:p>
          </table:table-cell>
          <table:table-cell table:formula="of:=[.$I$7] * [.$H$70] + [.$I$8]" office:value-type="float" office:value="32.6357265145555" calcext:value-type="float">
            <text:p>32.6357265145555</text:p>
          </table:table-cell>
          <table:table-cell/>
          <table:table-cell office:value-type="float" office:value="10" calcext:value-type="float">
            <text:p>10</text:p>
          </table:table-cell>
          <table:table-cell table:formula="of:=IF([.K70]=1;[.B70];)" office:value-type="float" office:value="0" calcext:value-type="float">
            <text:p>0</text:p>
          </table:table-cell>
          <table:table-cell table:formula="of:=IF([.$K70]=2;[.$B70];)" office:value-type="float" office:value="0" calcext:value-type="float">
            <text:p>0</text:p>
          </table:table-cell>
          <table:table-cell table:formula="of:=IF([.$K70]=3;[.$B70];)" office:value-type="float" office:value="0" calcext:value-type="float">
            <text:p>0</text:p>
          </table:table-cell>
          <table:table-cell table:formula="of:=IF([.$K70]=4;[.$B70];)" office:value-type="float" office:value="0" calcext:value-type="float">
            <text:p>0</text:p>
          </table:table-cell>
          <table:table-cell table:formula="of:=IF([.$K70]=5;[.$B70];)" office:value-type="float" office:value="0" calcext:value-type="float">
            <text:p>0</text:p>
          </table:table-cell>
          <table:table-cell table:formula="of:=IF([.$K75]=4;[.$B70];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015-11-01</text:p>
          </table:table-cell>
          <table:table-cell office:value-type="float" office:value="30" calcext:value-type="float">
            <text:p>30</text:p>
          </table:table-cell>
          <table:table-cell table:formula="of:=AVERAGE([$zgony.$B$68:.$B$71])" office:value-type="float" office:value="30.65" calcext:value-type="float">
            <text:p>30.65</text:p>
          </table:table-cell>
          <table:table-cell table:formula="of:=[$zgony.$D$2] * [$zgony.$B$67] + (1 - [$zgony.$D$2]) * [$zgony.$D$70]" office:value-type="float" office:value="32.576456407007" calcext:value-type="float">
            <text:p>32.576456407007</text:p>
          </table:table-cell>
          <table:table-cell office:value-type="float" office:value="71" calcext:value-type="float">
            <text:p>71</text:p>
          </table:table-cell>
          <table:table-cell table:formula="of:=INDEX([.$B$1:.$B$124]; 62; 1)" office:value-type="float" office:value="34.7" calcext:value-type="float">
            <text:p>34.7</text:p>
          </table:table-cell>
          <table:table-cell table:formula="of:=[.$G$7] * [.$F$71] + [.$G$8]" office:value-type="float" office:value="70.7428938718921" calcext:value-type="float">
            <text:p>70.7428938718921</text:p>
          </table:table-cell>
          <table:table-cell table:formula="of:=INDEX([.$E$1:.$E$124]; 62; 1)" office:value-type="float" office:value="62" calcext:value-type="float">
            <text:p>62</text:p>
          </table:table-cell>
          <table:table-cell table:formula="of:=[.$I$7] * [.$H$71] + [.$I$8]" office:value-type="float" office:value="32.6629841070024" calcext:value-type="float">
            <text:p>32.6629841070024</text:p>
          </table:table-cell>
          <table:table-cell/>
          <table:table-cell office:value-type="float" office:value="11" calcext:value-type="float">
            <text:p>11</text:p>
          </table:table-cell>
          <table:table-cell table:formula="of:=IF([.K71]=1;[.B71];)" office:value-type="float" office:value="0" calcext:value-type="float">
            <text:p>0</text:p>
          </table:table-cell>
          <table:table-cell table:formula="of:=IF([.$K71]=2;[.$B71];)" office:value-type="float" office:value="0" calcext:value-type="float">
            <text:p>0</text:p>
          </table:table-cell>
          <table:table-cell table:formula="of:=IF([.$K71]=3;[.$B71];)" office:value-type="float" office:value="0" calcext:value-type="float">
            <text:p>0</text:p>
          </table:table-cell>
          <table:table-cell table:formula="of:=IF([.$K71]=4;[.$B71];)" office:value-type="float" office:value="0" calcext:value-type="float">
            <text:p>0</text:p>
          </table:table-cell>
          <table:table-cell table:formula="of:=IF([.$K71]=5;[.$B71];)" office:value-type="float" office:value="0" calcext:value-type="float">
            <text:p>0</text:p>
          </table:table-cell>
          <table:table-cell table:formula="of:=IF([.$K76]=4;[.$B71];)"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2015-12-01</text:p>
          </table:table-cell>
          <table:table-cell office:value-type="float" office:value="34.6" calcext:value-type="float">
            <text:p>34.6</text:p>
          </table:table-cell>
          <table:table-cell table:formula="of:=AVERAGE([$zgony.$B$69:.$B$72])" office:value-type="float" office:value="31.525" calcext:value-type="float">
            <text:p>31.525</text:p>
          </table:table-cell>
          <table:table-cell table:formula="of:=[$zgony.$D$2] * [$zgony.$B$68] + (1 - [$zgony.$D$2]) * [$zgony.$D$71]" office:value-type="float" office:value="32.2811651256056" calcext:value-type="float">
            <text:p>32.2811651256056</text:p>
          </table:table-cell>
          <table:table-cell office:value-type="float" office:value="72" calcext:value-type="float">
            <text:p>72</text:p>
          </table:table-cell>
          <table:table-cell table:formula="of:=INDEX([.$B$1:.$B$124]; 63; 1)" office:value-type="float" office:value="38.8" calcext:value-type="float">
            <text:p>38.8</text:p>
          </table:table-cell>
          <table:table-cell table:formula="of:=[.$G$7] * [.$F$72] + [.$G$8]" office:value-type="float" office:value="87.445513419401" calcext:value-type="float">
            <text:p>87.445513419401</text:p>
          </table:table-cell>
          <table:table-cell table:formula="of:=INDEX([.$E$1:.$E$124]; 63; 1)" office:value-type="float" office:value="63" calcext:value-type="float">
            <text:p>63</text:p>
          </table:table-cell>
          <table:table-cell table:formula="of:=[.$I$7] * [.$H$72] + [.$I$8]" office:value-type="float" office:value="32.6902416994493" calcext:value-type="float">
            <text:p>32.6902416994493</text:p>
          </table:table-cell>
          <table:table-cell/>
          <table:table-cell office:value-type="float" office:value="12" calcext:value-type="float">
            <text:p>12</text:p>
          </table:table-cell>
          <table:table-cell table:formula="of:=IF([.K72]=1;[.B72];)" office:value-type="float" office:value="0" calcext:value-type="float">
            <text:p>0</text:p>
          </table:table-cell>
          <table:table-cell table:formula="of:=IF([.$K72]=2;[.$B72];)" office:value-type="float" office:value="0" calcext:value-type="float">
            <text:p>0</text:p>
          </table:table-cell>
          <table:table-cell table:formula="of:=IF([.$K72]=3;[.$B72];)" office:value-type="float" office:value="0" calcext:value-type="float">
            <text:p>0</text:p>
          </table:table-cell>
          <table:table-cell table:formula="of:=IF([.$K72]=4;[.$B72];)" office:value-type="float" office:value="0" calcext:value-type="float">
            <text:p>0</text:p>
          </table:table-cell>
          <table:table-cell table:formula="of:=IF([.$K72]=5;[.$B72];)" office:value-type="float" office:value="0" calcext:value-type="float">
            <text:p>0</text:p>
          </table:table-cell>
          <table:table-cell table:formula="of:=IF([.$K77]=4;[.$B72];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016-01-01</text:p>
          </table:table-cell>
          <table:table-cell office:value-type="float" office:value="33.3" calcext:value-type="float">
            <text:p>33.3</text:p>
          </table:table-cell>
          <table:table-cell table:formula="of:=AVERAGE([$zgony.$B$70:.$B$73])" office:value-type="float" office:value="32.35" calcext:value-type="float">
            <text:p>32.35</text:p>
          </table:table-cell>
          <table:table-cell table:formula="of:=[$zgony.$D$2] * [$zgony.$B$69] + (1 - [$zgony.$D$2]) * [$zgony.$D$72]" office:value-type="float" office:value="31.8249321004845" calcext:value-type="float">
            <text:p>31.8249321004845</text:p>
          </table:table-cell>
          <table:table-cell office:value-type="float" office:value="73" calcext:value-type="float">
            <text:p>73</text:p>
          </table:table-cell>
          <table:table-cell table:formula="of:=INDEX([.$B$1:.$B$124]; 64; 1)" office:value-type="float" office:value="34.9" calcext:value-type="float">
            <text:p>34.9</text:p>
          </table:table-cell>
          <table:table-cell table:formula="of:=[.$G$7] * [.$F$73] + [.$G$8]" office:value-type="float" office:value="71.5576558010389" calcext:value-type="float">
            <text:p>71.5576558010389</text:p>
          </table:table-cell>
          <table:table-cell table:formula="of:=INDEX([.$E$1:.$E$124]; 64; 1)" office:value-type="float" office:value="64" calcext:value-type="float">
            <text:p>64</text:p>
          </table:table-cell>
          <table:table-cell table:formula="of:=[.$I$7] * [.$H$73] + [.$I$8]" office:value-type="float" office:value="32.7174992918962" calcext:value-type="float">
            <text:p>32.7174992918962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K73]=1;[.B73];)" office:value-type="float" office:value="33.3" calcext:value-type="float">
            <text:p>33.3</text:p>
          </table:table-cell>
          <table:table-cell table:formula="of:=IF([.$K73]=2;[.$B73];)" office:value-type="float" office:value="0" calcext:value-type="float">
            <text:p>0</text:p>
          </table:table-cell>
          <table:table-cell table:formula="of:=IF([.$K73]=3;[.$B73];)" office:value-type="float" office:value="0" calcext:value-type="float">
            <text:p>0</text:p>
          </table:table-cell>
          <table:table-cell table:formula="of:=IF([.$K73]=4;[.$B73];)" office:value-type="float" office:value="0" calcext:value-type="float">
            <text:p>0</text:p>
          </table:table-cell>
          <table:table-cell table:formula="of:=IF([.$K73]=5;[.$B73];)" office:value-type="float" office:value="0" calcext:value-type="float">
            <text:p>0</text:p>
          </table:table-cell>
          <table:table-cell table:formula="of:=IF([.$K78]=4;[.$B73];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016-02-01</text:p>
          </table:table-cell>
          <table:table-cell office:value-type="float" office:value="34.9" calcext:value-type="float">
            <text:p>34.9</text:p>
          </table:table-cell>
          <table:table-cell table:formula="of:=AVERAGE([$zgony.$B$71:.$B$74])" office:value-type="float" office:value="33.2" calcext:value-type="float">
            <text:p>33.2</text:p>
          </table:table-cell>
          <table:table-cell table:formula="of:=[$zgony.$D$2] * [$zgony.$B$70] + (1 - [$zgony.$D$2]) * [$zgony.$D$73]" office:value-type="float" office:value="31.7599456803876" calcext:value-type="float">
            <text:p>31.7599456803876</text:p>
          </table:table-cell>
          <table:table-cell office:value-type="float" office:value="74" calcext:value-type="float">
            <text:p>74</text:p>
          </table:table-cell>
          <table:table-cell table:formula="of:=INDEX([.$B$1:.$B$124]; 65; 1)" office:value-type="float" office:value="30.3" calcext:value-type="float">
            <text:p>30.3</text:p>
          </table:table-cell>
          <table:table-cell table:formula="of:=[.$G$7] * [.$F$74] + [.$G$8]" office:value-type="float" office:value="52.8181314306631" calcext:value-type="float">
            <text:p>52.8181314306631</text:p>
          </table:table-cell>
          <table:table-cell table:formula="of:=INDEX([.$E$1:.$E$124]; 65; 1)" office:value-type="float" office:value="65" calcext:value-type="float">
            <text:p>65</text:p>
          </table:table-cell>
          <table:table-cell table:formula="of:=[.$I$7] * [.$H$74] + [.$I$8]" office:value-type="float" office:value="32.744756884343" calcext:value-type="float">
            <text:p>32.744756884343</text:p>
          </table:table-cell>
          <table:table-cell/>
          <table:table-cell office:value-type="float" office:value="2" calcext:value-type="float">
            <text:p>2</text:p>
          </table:table-cell>
          <table:table-cell table:formula="of:=IF([.K74]=1;[.B74];)" office:value-type="float" office:value="0" calcext:value-type="float">
            <text:p>0</text:p>
          </table:table-cell>
          <table:table-cell table:formula="of:=IF([.$K74]=2;[.$B74];)" office:value-type="float" office:value="34.9" calcext:value-type="float">
            <text:p>34.9</text:p>
          </table:table-cell>
          <table:table-cell table:formula="of:=IF([.$K74]=3;[.$B74];)" office:value-type="float" office:value="0" calcext:value-type="float">
            <text:p>0</text:p>
          </table:table-cell>
          <table:table-cell table:formula="of:=IF([.$K74]=4;[.$B74];)" office:value-type="float" office:value="0" calcext:value-type="float">
            <text:p>0</text:p>
          </table:table-cell>
          <table:table-cell table:formula="of:=IF([.$K74]=5;[.$B74];)" office:value-type="float" office:value="0" calcext:value-type="float">
            <text:p>0</text:p>
          </table:table-cell>
          <table:table-cell table:formula="of:=IF([.$K79]=4;[.$B74];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016-03-01</text:p>
          </table:table-cell>
          <table:table-cell office:value-type="float" office:value="35.4" calcext:value-type="float">
            <text:p>35.4</text:p>
          </table:table-cell>
          <table:table-cell table:formula="of:=AVERAGE([$zgony.$B$72:.$B$75])" office:value-type="float" office:value="34.55" calcext:value-type="float">
            <text:p>34.55</text:p>
          </table:table-cell>
          <table:table-cell table:formula="of:=[$zgony.$D$2] * [$zgony.$B$71] + (1 - [$zgony.$D$2]) * [$zgony.$D$74]" office:value-type="float" office:value="31.4079565443101" calcext:value-type="float">
            <text:p>31.4079565443101</text:p>
          </table:table-cell>
          <table:table-cell office:value-type="float" office:value="75" calcext:value-type="float">
            <text:p>75</text:p>
          </table:table-cell>
          <table:table-cell table:formula="of:=INDEX([.$B$1:.$B$124]; 66; 1)" office:value-type="float" office:value="31.5" calcext:value-type="float">
            <text:p>31.5</text:p>
          </table:table-cell>
          <table:table-cell table:formula="of:=[.$G$7] * [.$F$75] + [.$G$8]" office:value-type="float" office:value="57.7067030055437" calcext:value-type="float">
            <text:p>57.7067030055437</text:p>
          </table:table-cell>
          <table:table-cell table:formula="of:=INDEX([.$E$1:.$E$124]; 66; 1)" office:value-type="float" office:value="66" calcext:value-type="float">
            <text:p>66</text:p>
          </table:table-cell>
          <table:table-cell table:formula="of:=[.$I$7] * [.$H$75] + [.$I$8]" office:value-type="float" office:value="32.7720144767899" calcext:value-type="float">
            <text:p>32.7720144767899</text:p>
          </table:table-cell>
          <table:table-cell/>
          <table:table-cell office:value-type="float" office:value="3" calcext:value-type="float">
            <text:p>3</text:p>
          </table:table-cell>
          <table:table-cell table:formula="of:=IF([.K75]=1;[.B75];)" office:value-type="float" office:value="0" calcext:value-type="float">
            <text:p>0</text:p>
          </table:table-cell>
          <table:table-cell table:formula="of:=IF([.$K75]=2;[.$B75];)" office:value-type="float" office:value="0" calcext:value-type="float">
            <text:p>0</text:p>
          </table:table-cell>
          <table:table-cell table:formula="of:=IF([.$K75]=3;[.$B75];)" office:value-type="float" office:value="35.4" calcext:value-type="float">
            <text:p>35.4</text:p>
          </table:table-cell>
          <table:table-cell table:formula="of:=IF([.$K75]=4;[.$B75];)" office:value-type="float" office:value="0" calcext:value-type="float">
            <text:p>0</text:p>
          </table:table-cell>
          <table:table-cell table:formula="of:=IF([.$K75]=5;[.$B75];)" office:value-type="float" office:value="0" calcext:value-type="float">
            <text:p>0</text:p>
          </table:table-cell>
          <table:table-cell table:formula="of:=IF([.$K80]=4;[.$B75];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016-04-01</text:p>
          </table:table-cell>
          <table:table-cell office:value-type="float" office:value="31" calcext:value-type="float">
            <text:p>31</text:p>
          </table:table-cell>
          <table:table-cell table:formula="of:=AVERAGE([$zgony.$B$73:.$B$76])" office:value-type="float" office:value="33.65" calcext:value-type="float">
            <text:p>33.65</text:p>
          </table:table-cell>
          <table:table-cell table:formula="of:=[$zgony.$D$2] * [$zgony.$B$72] + (1 - [$zgony.$D$2]) * [$zgony.$D$75]" office:value-type="float" office:value="32.0463652354481" calcext:value-type="float">
            <text:p>32.0463652354481</text:p>
          </table:table-cell>
          <table:table-cell office:value-type="float" office:value="76" calcext:value-type="float">
            <text:p>76</text:p>
          </table:table-cell>
          <table:table-cell table:formula="of:=INDEX([.$B$1:.$B$124]; 67; 1)" office:value-type="float" office:value="31" calcext:value-type="float">
            <text:p>31</text:p>
          </table:table-cell>
          <table:table-cell table:formula="of:=[.$G$7] * [.$F$76] + [.$G$8]" office:value-type="float" office:value="55.6697981826768" calcext:value-type="float">
            <text:p>55.6697981826768</text:p>
          </table:table-cell>
          <table:table-cell table:formula="of:=INDEX([.$E$1:.$E$124]; 67; 1)" office:value-type="float" office:value="67" calcext:value-type="float">
            <text:p>67</text:p>
          </table:table-cell>
          <table:table-cell table:formula="of:=[.$I$7] * [.$H$76] + [.$I$8]" office:value-type="float" office:value="32.7992720692368" calcext:value-type="float">
            <text:p>32.7992720692368</text:p>
          </table:table-cell>
          <table:table-cell/>
          <table:table-cell office:value-type="float" office:value="4" calcext:value-type="float">
            <text:p>4</text:p>
          </table:table-cell>
          <table:table-cell table:formula="of:=IF([.K76]=1;[.B76];)" office:value-type="float" office:value="0" calcext:value-type="float">
            <text:p>0</text:p>
          </table:table-cell>
          <table:table-cell table:formula="of:=IF([.$K76]=2;[.$B76];)" office:value-type="float" office:value="0" calcext:value-type="float">
            <text:p>0</text:p>
          </table:table-cell>
          <table:table-cell table:formula="of:=IF([.$K76]=3;[.$B76];)" office:value-type="float" office:value="0" calcext:value-type="float">
            <text:p>0</text:p>
          </table:table-cell>
          <table:table-cell table:formula="of:=IF([.$K76]=4;[.$B76];)" office:value-type="float" office:value="31" calcext:value-type="float">
            <text:p>31</text:p>
          </table:table-cell>
          <table:table-cell table:formula="of:=IF([.$K76]=5;[.$B76];)" office:value-type="float" office:value="0" calcext:value-type="float">
            <text:p>0</text:p>
          </table:table-cell>
          <table:table-cell table:formula="of:=IF([.$K81]=4;[.$B76];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016-05-01</text:p>
          </table:table-cell>
          <table:table-cell office:value-type="float" office:value="32.6" calcext:value-type="float">
            <text:p>32.6</text:p>
          </table:table-cell>
          <table:table-cell table:formula="of:=AVERAGE([$zgony.$B$74:.$B$77])" office:value-type="float" office:value="33.475" calcext:value-type="float">
            <text:p>33.475</text:p>
          </table:table-cell>
          <table:table-cell table:formula="of:=[$zgony.$D$2] * [$zgony.$B$73] + (1 - [$zgony.$D$2]) * [$zgony.$D$76]" office:value-type="float" office:value="32.2970921883585" calcext:value-type="float">
            <text:p>32.2970921883585</text:p>
          </table:table-cell>
          <table:table-cell office:value-type="float" office:value="77" calcext:value-type="float">
            <text:p>77</text:p>
          </table:table-cell>
          <table:table-cell table:formula="of:=INDEX([.$B$1:.$B$124]; 68; 1)" office:value-type="float" office:value="31.1" calcext:value-type="float">
            <text:p>31.1</text:p>
          </table:table-cell>
          <table:table-cell table:formula="of:=[.$G$7] * [.$F$77] + [.$G$8]" office:value-type="float" office:value="56.0771791472502" calcext:value-type="float">
            <text:p>56.0771791472502</text:p>
          </table:table-cell>
          <table:table-cell table:formula="of:=INDEX([.$E$1:.$E$124]; 68; 1)" office:value-type="float" office:value="68" calcext:value-type="float">
            <text:p>68</text:p>
          </table:table-cell>
          <table:table-cell table:formula="of:=[.$I$7] * [.$H$77] + [.$I$8]" office:value-type="float" office:value="32.8265296616837" calcext:value-type="float">
            <text:p>32.8265296616837</text:p>
          </table:table-cell>
          <table:table-cell/>
          <table:table-cell office:value-type="float" office:value="5" calcext:value-type="float">
            <text:p>5</text:p>
          </table:table-cell>
          <table:table-cell table:formula="of:=IF([.K77]=1;[.B77];)" office:value-type="float" office:value="0" calcext:value-type="float">
            <text:p>0</text:p>
          </table:table-cell>
          <table:table-cell table:formula="of:=IF([.$K77]=2;[.$B77];)" office:value-type="float" office:value="0" calcext:value-type="float">
            <text:p>0</text:p>
          </table:table-cell>
          <table:table-cell table:formula="of:=IF([.$K77]=3;[.$B77];)" office:value-type="float" office:value="0" calcext:value-type="float">
            <text:p>0</text:p>
          </table:table-cell>
          <table:table-cell table:formula="of:=IF([.$K77]=4;[.$B77];)" office:value-type="float" office:value="0" calcext:value-type="float">
            <text:p>0</text:p>
          </table:table-cell>
          <table:table-cell table:formula="of:=IF([.$K77]=5;[.$B77];)" office:value-type="float" office:value="32.6" calcext:value-type="float">
            <text:p>32.6</text:p>
          </table:table-cell>
          <table:table-cell table:formula="of:=IF([.$K82]=4;[.$B77];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016-06-01</text:p>
          </table:table-cell>
          <table:table-cell office:value-type="float" office:value="29.8" calcext:value-type="float">
            <text:p>29.8</text:p>
          </table:table-cell>
          <table:table-cell table:formula="of:=AVERAGE([$zgony.$B$75:.$B$78])" office:value-type="float" office:value="32.2" calcext:value-type="float">
            <text:p>32.2</text:p>
          </table:table-cell>
          <table:table-cell table:formula="of:=[$zgony.$D$2] * [$zgony.$B$74] + (1 - [$zgony.$D$2]) * [$zgony.$D$77]" office:value-type="float" office:value="32.8176737506868" calcext:value-type="float">
            <text:p>32.8176737506868</text:p>
          </table:table-cell>
          <table:table-cell office:value-type="float" office:value="78" calcext:value-type="float">
            <text:p>78</text:p>
          </table:table-cell>
          <table:table-cell table:formula="of:=INDEX([.$B$1:.$B$124]; 69; 1)" office:value-type="float" office:value="30" calcext:value-type="float">
            <text:p>30</text:p>
          </table:table-cell>
          <table:table-cell table:formula="of:=[.$G$7] * [.$F$78] + [.$G$8]" office:value-type="float" office:value="51.5959885369429" calcext:value-type="float">
            <text:p>51.5959885369429</text:p>
          </table:table-cell>
          <table:table-cell table:formula="of:=INDEX([.$E$1:.$E$124]; 69; 1)" office:value-type="float" office:value="69" calcext:value-type="float">
            <text:p>69</text:p>
          </table:table-cell>
          <table:table-cell table:formula="of:=[.$I$7] * [.$H$78] + [.$I$8]" office:value-type="float" office:value="32.8537872541306" calcext:value-type="float">
            <text:p>32.8537872541306</text:p>
          </table:table-cell>
          <table:table-cell/>
          <table:table-cell office:value-type="float" office:value="6" calcext:value-type="float">
            <text:p>6</text:p>
          </table:table-cell>
          <table:table-cell table:formula="of:=IF([.K78]=1;[.B78];)" office:value-type="float" office:value="0" calcext:value-type="float">
            <text:p>0</text:p>
          </table:table-cell>
          <table:table-cell table:formula="of:=IF([.$K78]=2;[.$B78];)" office:value-type="float" office:value="0" calcext:value-type="float">
            <text:p>0</text:p>
          </table:table-cell>
          <table:table-cell table:formula="of:=IF([.$K78]=3;[.$B78];)" office:value-type="float" office:value="0" calcext:value-type="float">
            <text:p>0</text:p>
          </table:table-cell>
          <table:table-cell table:formula="of:=IF([.$K78]=4;[.$B78];)" office:value-type="float" office:value="0" calcext:value-type="float">
            <text:p>0</text:p>
          </table:table-cell>
          <table:table-cell table:formula="of:=IF([.$K78]=5;[.$B78];)" office:value-type="float" office:value="0" calcext:value-type="float">
            <text:p>0</text:p>
          </table:table-cell>
          <table:table-cell table:formula="of:=IF([.$K83]=4;[.$B78];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016-07-01</text:p>
          </table:table-cell>
          <table:table-cell office:value-type="float" office:value="28.6" calcext:value-type="float">
            <text:p>28.6</text:p>
          </table:table-cell>
          <table:table-cell table:formula="of:=AVERAGE([$zgony.$B$76:.$B$79])" office:value-type="float" office:value="30.5" calcext:value-type="float">
            <text:p>30.5</text:p>
          </table:table-cell>
          <table:table-cell table:formula="of:=[$zgony.$D$2] * [$zgony.$B$75] + (1 - [$zgony.$D$2]) * [$zgony.$D$78]" office:value-type="float" office:value="33.3341390005494" calcext:value-type="float">
            <text:p>33.3341390005494</text:p>
          </table:table-cell>
          <table:table-cell office:value-type="float" office:value="79" calcext:value-type="float">
            <text:p>79</text:p>
          </table:table-cell>
          <table:table-cell table:formula="of:=INDEX([.$B$1:.$B$124]; 70; 1)" office:value-type="float" office:value="31.5" calcext:value-type="float">
            <text:p>31.5</text:p>
          </table:table-cell>
          <table:table-cell table:formula="of:=[.$G$7] * [.$F$79] + [.$G$8]" office:value-type="float" office:value="57.7067030055437" calcext:value-type="float">
            <text:p>57.7067030055437</text:p>
          </table:table-cell>
          <table:table-cell table:formula="of:=INDEX([.$E$1:.$E$124]; 70; 1)" office:value-type="float" office:value="70" calcext:value-type="float">
            <text:p>70</text:p>
          </table:table-cell>
          <table:table-cell table:formula="of:=[.$I$7] * [.$H$79] + [.$I$8]" office:value-type="float" office:value="32.8810448465775" calcext:value-type="float">
            <text:p>32.8810448465775</text:p>
          </table:table-cell>
          <table:table-cell/>
          <table:table-cell office:value-type="float" office:value="7" calcext:value-type="float">
            <text:p>7</text:p>
          </table:table-cell>
          <table:table-cell table:formula="of:=IF([.K79]=1;[.B79];)" office:value-type="float" office:value="0" calcext:value-type="float">
            <text:p>0</text:p>
          </table:table-cell>
          <table:table-cell table:formula="of:=IF([.$K79]=2;[.$B79];)" office:value-type="float" office:value="0" calcext:value-type="float">
            <text:p>0</text:p>
          </table:table-cell>
          <table:table-cell table:formula="of:=IF([.$K79]=3;[.$B79];)" office:value-type="float" office:value="0" calcext:value-type="float">
            <text:p>0</text:p>
          </table:table-cell>
          <table:table-cell table:formula="of:=IF([.$K79]=4;[.$B79];)" office:value-type="float" office:value="0" calcext:value-type="float">
            <text:p>0</text:p>
          </table:table-cell>
          <table:table-cell table:formula="of:=IF([.$K79]=5;[.$B79];)" office:value-type="float" office:value="0" calcext:value-type="float">
            <text:p>0</text:p>
          </table:table-cell>
          <table:table-cell table:formula="of:=IF([.$K84]=4;[.$B79];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016-08-01</text:p>
          </table:table-cell>
          <table:table-cell office:value-type="float" office:value="32" calcext:value-type="float">
            <text:p>32</text:p>
          </table:table-cell>
          <table:table-cell table:formula="of:=AVERAGE([$zgony.$B$77:.$B$80])" office:value-type="float" office:value="30.75" calcext:value-type="float">
            <text:p>30.75</text:p>
          </table:table-cell>
          <table:table-cell table:formula="of:=[$zgony.$D$2] * [$zgony.$B$76] + (1 - [$zgony.$D$2]) * [$zgony.$D$79]" office:value-type="float" office:value="32.8673112004395" calcext:value-type="float">
            <text:p>32.8673112004395</text:p>
          </table:table-cell>
          <table:table-cell office:value-type="float" office:value="80" calcext:value-type="float">
            <text:p>80</text:p>
          </table:table-cell>
          <table:table-cell table:formula="of:=INDEX([.$B$1:.$B$124]; 71; 1)" office:value-type="float" office:value="30" calcext:value-type="float">
            <text:p>30</text:p>
          </table:table-cell>
          <table:table-cell table:formula="of:=[.$G$7] * [.$F$80] + [.$G$8]" office:value-type="float" office:value="51.5959885369429" calcext:value-type="float">
            <text:p>51.5959885369429</text:p>
          </table:table-cell>
          <table:table-cell table:formula="of:=INDEX([.$E$1:.$E$124]; 71; 1)" office:value-type="float" office:value="71" calcext:value-type="float">
            <text:p>71</text:p>
          </table:table-cell>
          <table:table-cell table:formula="of:=[.$I$7] * [.$H$80] + [.$I$8]" office:value-type="float" office:value="32.9083024390244" calcext:value-type="float">
            <text:p>32.9083024390244</text:p>
          </table:table-cell>
          <table:table-cell/>
          <table:table-cell office:value-type="float" office:value="8" calcext:value-type="float">
            <text:p>8</text:p>
          </table:table-cell>
          <table:table-cell table:formula="of:=IF([.K80]=1;[.B80];)" office:value-type="float" office:value="0" calcext:value-type="float">
            <text:p>0</text:p>
          </table:table-cell>
          <table:table-cell table:formula="of:=IF([.$K80]=2;[.$B80];)" office:value-type="float" office:value="0" calcext:value-type="float">
            <text:p>0</text:p>
          </table:table-cell>
          <table:table-cell table:formula="of:=IF([.$K80]=3;[.$B80];)" office:value-type="float" office:value="0" calcext:value-type="float">
            <text:p>0</text:p>
          </table:table-cell>
          <table:table-cell table:formula="of:=IF([.$K80]=4;[.$B80];)" office:value-type="float" office:value="0" calcext:value-type="float">
            <text:p>0</text:p>
          </table:table-cell>
          <table:table-cell table:formula="of:=IF([.$K80]=5;[.$B80];)" office:value-type="float" office:value="0" calcext:value-type="float">
            <text:p>0</text:p>
          </table:table-cell>
          <table:table-cell table:formula="of:=IF([.$K85]=4;[.$B80];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016-09-01</text:p>
          </table:table-cell>
          <table:table-cell office:value-type="float" office:value="29.7" calcext:value-type="float">
            <text:p>29.7</text:p>
          </table:table-cell>
          <table:table-cell table:formula="of:=AVERAGE([$zgony.$B$78:.$B$81])" office:value-type="float" office:value="30.025" calcext:value-type="float">
            <text:p>30.025</text:p>
          </table:table-cell>
          <table:table-cell table:formula="of:=[$zgony.$D$2] * [$zgony.$B$77] + (1 - [$zgony.$D$2]) * [$zgony.$D$80]" office:value-type="float" office:value="32.8138489603516" calcext:value-type="float">
            <text:p>32.8138489603516</text:p>
          </table:table-cell>
          <table:table-cell office:value-type="float" office:value="81" calcext:value-type="float">
            <text:p>81</text:p>
          </table:table-cell>
          <table:table-cell table:formula="of:=INDEX([.$B$1:.$B$124]; 72; 1)" office:value-type="float" office:value="34.6" calcext:value-type="float">
            <text:p>34.6</text:p>
          </table:table-cell>
          <table:table-cell table:formula="of:=[.$G$7] * [.$F$81] + [.$G$8]" office:value-type="float" office:value="70.3355129073188" calcext:value-type="float">
            <text:p>70.3355129073188</text:p>
          </table:table-cell>
          <table:table-cell table:formula="of:=INDEX([.$E$1:.$E$124]; 72; 1)" office:value-type="float" office:value="72" calcext:value-type="float">
            <text:p>72</text:p>
          </table:table-cell>
          <table:table-cell table:formula="of:=[.$I$7] * [.$H$81] + [.$I$8]" office:value-type="float" office:value="32.9355600314713" calcext:value-type="float">
            <text:p>32.9355600314713</text:p>
          </table:table-cell>
          <table:table-cell/>
          <table:table-cell office:value-type="float" office:value="9" calcext:value-type="float">
            <text:p>9</text:p>
          </table:table-cell>
          <table:table-cell table:formula="of:=IF([.K81]=1;[.B81];)" office:value-type="float" office:value="0" calcext:value-type="float">
            <text:p>0</text:p>
          </table:table-cell>
          <table:table-cell table:formula="of:=IF([.$K81]=2;[.$B81];)" office:value-type="float" office:value="0" calcext:value-type="float">
            <text:p>0</text:p>
          </table:table-cell>
          <table:table-cell table:formula="of:=IF([.$K81]=3;[.$B81];)" office:value-type="float" office:value="0" calcext:value-type="float">
            <text:p>0</text:p>
          </table:table-cell>
          <table:table-cell table:formula="of:=IF([.$K81]=4;[.$B81];)" office:value-type="float" office:value="0" calcext:value-type="float">
            <text:p>0</text:p>
          </table:table-cell>
          <table:table-cell table:formula="of:=IF([.$K81]=5;[.$B81];)" office:value-type="float" office:value="0" calcext:value-type="float">
            <text:p>0</text:p>
          </table:table-cell>
          <table:table-cell table:formula="of:=IF([.$K86]=4;[.$B81];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016-10-01</text:p>
          </table:table-cell>
          <table:table-cell office:value-type="float" office:value="32.8" calcext:value-type="float">
            <text:p>32.8</text:p>
          </table:table-cell>
          <table:table-cell table:formula="of:=AVERAGE([$zgony.$B$79:.$B$82])" office:value-type="float" office:value="30.775" calcext:value-type="float">
            <text:p>30.775</text:p>
          </table:table-cell>
          <table:table-cell table:formula="of:=[$zgony.$D$2] * [$zgony.$B$78] + (1 - [$zgony.$D$2]) * [$zgony.$D$81]" office:value-type="float" office:value="32.2110791682813" calcext:value-type="float">
            <text:p>32.2110791682813</text:p>
          </table:table-cell>
          <table:table-cell office:value-type="float" office:value="82" calcext:value-type="float">
            <text:p>82</text:p>
          </table:table-cell>
          <table:table-cell table:formula="of:=INDEX([.$B$1:.$B$124]; 73; 1)" office:value-type="float" office:value="33.3" calcext:value-type="float">
            <text:p>33.3</text:p>
          </table:table-cell>
          <table:table-cell table:formula="of:=[.$G$7] * [.$F$82] + [.$G$8]" office:value-type="float" office:value="65.0395603678647" calcext:value-type="float">
            <text:p>65.0395603678647</text:p>
          </table:table-cell>
          <table:table-cell table:formula="of:=INDEX([.$E$1:.$E$124]; 73; 1)" office:value-type="float" office:value="73" calcext:value-type="float">
            <text:p>73</text:p>
          </table:table-cell>
          <table:table-cell table:formula="of:=[.$I$7] * [.$H$82] + [.$I$8]" office:value-type="float" office:value="32.9628176239182" calcext:value-type="float">
            <text:p>32.9628176239182</text:p>
          </table:table-cell>
          <table:table-cell/>
          <table:table-cell office:value-type="float" office:value="10" calcext:value-type="float">
            <text:p>10</text:p>
          </table:table-cell>
          <table:table-cell table:formula="of:=IF([.K82]=1;[.B82];)" office:value-type="float" office:value="0" calcext:value-type="float">
            <text:p>0</text:p>
          </table:table-cell>
          <table:table-cell table:formula="of:=IF([.$K82]=2;[.$B82];)" office:value-type="float" office:value="0" calcext:value-type="float">
            <text:p>0</text:p>
          </table:table-cell>
          <table:table-cell table:formula="of:=IF([.$K82]=3;[.$B82];)" office:value-type="float" office:value="0" calcext:value-type="float">
            <text:p>0</text:p>
          </table:table-cell>
          <table:table-cell table:formula="of:=IF([.$K82]=4;[.$B82];)" office:value-type="float" office:value="0" calcext:value-type="float">
            <text:p>0</text:p>
          </table:table-cell>
          <table:table-cell table:formula="of:=IF([.$K82]=5;[.$B82];)" office:value-type="float" office:value="0" calcext:value-type="float">
            <text:p>0</text:p>
          </table:table-cell>
          <table:table-cell table:formula="of:=IF([.$K87]=4;[.$B82];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016-11-01</text:p>
          </table:table-cell>
          <table:table-cell office:value-type="float" office:value="32.8" calcext:value-type="float">
            <text:p>32.8</text:p>
          </table:table-cell>
          <table:table-cell table:formula="of:=AVERAGE([$zgony.$B$80:.$B$83])" office:value-type="float" office:value="31.825" calcext:value-type="float">
            <text:p>31.825</text:p>
          </table:table-cell>
          <table:table-cell table:formula="of:=[$zgony.$D$2] * [$zgony.$B$79] + (1 - [$zgony.$D$2]) * [$zgony.$D$82]" office:value-type="float" office:value="31.4888633346251" calcext:value-type="float">
            <text:p>31.4888633346251</text:p>
          </table:table-cell>
          <table:table-cell office:value-type="float" office:value="83" calcext:value-type="float">
            <text:p>83</text:p>
          </table:table-cell>
          <table:table-cell table:formula="of:=INDEX([.$B$1:.$B$124]; 74; 1)" office:value-type="float" office:value="34.9" calcext:value-type="float">
            <text:p>34.9</text:p>
          </table:table-cell>
          <table:table-cell table:formula="of:=[.$G$7] * [.$F$83] + [.$G$8]" office:value-type="float" office:value="71.5576558010389" calcext:value-type="float">
            <text:p>71.5576558010389</text:p>
          </table:table-cell>
          <table:table-cell table:formula="of:=INDEX([.$E$1:.$E$124]; 74; 1)" office:value-type="float" office:value="74" calcext:value-type="float">
            <text:p>74</text:p>
          </table:table-cell>
          <table:table-cell table:formula="of:=[.$I$7] * [.$H$83] + [.$I$8]" office:value-type="float" office:value="32.9900752163651" calcext:value-type="float">
            <text:p>32.9900752163651</text:p>
          </table:table-cell>
          <table:table-cell/>
          <table:table-cell office:value-type="float" office:value="11" calcext:value-type="float">
            <text:p>11</text:p>
          </table:table-cell>
          <table:table-cell table:formula="of:=IF([.K83]=1;[.B83];)" office:value-type="float" office:value="0" calcext:value-type="float">
            <text:p>0</text:p>
          </table:table-cell>
          <table:table-cell table:formula="of:=IF([.$K83]=2;[.$B83];)" office:value-type="float" office:value="0" calcext:value-type="float">
            <text:p>0</text:p>
          </table:table-cell>
          <table:table-cell table:formula="of:=IF([.$K83]=3;[.$B83];)" office:value-type="float" office:value="0" calcext:value-type="float">
            <text:p>0</text:p>
          </table:table-cell>
          <table:table-cell table:formula="of:=IF([.$K83]=4;[.$B83];)" office:value-type="float" office:value="0" calcext:value-type="float">
            <text:p>0</text:p>
          </table:table-cell>
          <table:table-cell table:formula="of:=IF([.$K83]=5;[.$B83];)" office:value-type="float" office:value="0" calcext:value-type="float">
            <text:p>0</text:p>
          </table:table-cell>
          <table:table-cell table:formula="of:=IF([.$K88]=4;[.$B83];)" office:value-type="float" office:value="32.8" calcext:value-type="float">
            <text:p>32.8</text:p>
          </table:table-cell>
          <table:table-cell/>
        </table:table-row>
        <table:table-row table:style-name="ro1">
          <table:table-cell office:value-type="string" calcext:value-type="string">
            <text:p>2016-12-01</text:p>
          </table:table-cell>
          <table:table-cell office:value-type="float" office:value="35" calcext:value-type="float">
            <text:p>35</text:p>
          </table:table-cell>
          <table:table-cell table:formula="of:=AVERAGE([$zgony.$B$81:.$B$84])" office:value-type="float" office:value="32.575" calcext:value-type="float">
            <text:p>32.575</text:p>
          </table:table-cell>
          <table:table-cell table:formula="of:=[$zgony.$D$2] * [$zgony.$B$80] + (1 - [$zgony.$D$2]) * [$zgony.$D$83]" office:value-type="float" office:value="31.5910906677" calcext:value-type="float">
            <text:p>31.5910906677</text:p>
          </table:table-cell>
          <table:table-cell office:value-type="float" office:value="84" calcext:value-type="float">
            <text:p>84</text:p>
          </table:table-cell>
          <table:table-cell table:formula="of:=INDEX([.$B$1:.$B$124]; 75; 1)" office:value-type="float" office:value="35.4" calcext:value-type="float">
            <text:p>35.4</text:p>
          </table:table-cell>
          <table:table-cell table:formula="of:=[.$G$7] * [.$F$84] + [.$G$8]" office:value-type="float" office:value="73.5945606239058" calcext:value-type="float">
            <text:p>73.5945606239058</text:p>
          </table:table-cell>
          <table:table-cell table:formula="of:=INDEX([.$E$1:.$E$124]; 75; 1)" office:value-type="float" office:value="75" calcext:value-type="float">
            <text:p>75</text:p>
          </table:table-cell>
          <table:table-cell table:formula="of:=[.$I$7] * [.$H$84] + [.$I$8]" office:value-type="float" office:value="33.017332808812" calcext:value-type="float">
            <text:p>33.017332808812</text:p>
          </table:table-cell>
          <table:table-cell/>
          <table:table-cell office:value-type="float" office:value="12" calcext:value-type="float">
            <text:p>12</text:p>
          </table:table-cell>
          <table:table-cell table:formula="of:=IF([.K84]=1;[.B84];)" office:value-type="float" office:value="0" calcext:value-type="float">
            <text:p>0</text:p>
          </table:table-cell>
          <table:table-cell table:formula="of:=IF([.$K84]=2;[.$B84];)" office:value-type="float" office:value="0" calcext:value-type="float">
            <text:p>0</text:p>
          </table:table-cell>
          <table:table-cell table:formula="of:=IF([.$K84]=3;[.$B84];)" office:value-type="float" office:value="0" calcext:value-type="float">
            <text:p>0</text:p>
          </table:table-cell>
          <table:table-cell table:formula="of:=IF([.$K84]=4;[.$B84];)" office:value-type="float" office:value="0" calcext:value-type="float">
            <text:p>0</text:p>
          </table:table-cell>
          <table:table-cell table:formula="of:=IF([.$K84]=5;[.$B84];)" office:value-type="float" office:value="0" calcext:value-type="float">
            <text:p>0</text:p>
          </table:table-cell>
          <table:table-cell table:formula="of:=IF([.$K89]=4;[.$B84];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017-01-01</text:p>
          </table:table-cell>
          <table:table-cell office:value-type="float" office:value="44.4" calcext:value-type="float">
            <text:p>44.4</text:p>
          </table:table-cell>
          <table:table-cell table:formula="of:=AVERAGE([$zgony.$B$82:.$B$85])" office:value-type="float" office:value="36.25" calcext:value-type="float">
            <text:p>36.25</text:p>
          </table:table-cell>
          <table:table-cell table:formula="of:=[$zgony.$D$2] * [$zgony.$B$81] + (1 - [$zgony.$D$2]) * [$zgony.$D$84]" office:value-type="float" office:value="31.21287253416" calcext:value-type="float">
            <text:p>31.21287253416</text:p>
          </table:table-cell>
          <table:table-cell office:value-type="float" office:value="85" calcext:value-type="float">
            <text:p>85</text:p>
          </table:table-cell>
          <table:table-cell table:formula="of:=INDEX([.$B$1:.$B$124]; 76; 1)" office:value-type="float" office:value="31" calcext:value-type="float">
            <text:p>31</text:p>
          </table:table-cell>
          <table:table-cell table:formula="of:=[.$G$7] * [.$F$85] + [.$G$8]" office:value-type="float" office:value="55.6697981826768" calcext:value-type="float">
            <text:p>55.6697981826768</text:p>
          </table:table-cell>
          <table:table-cell table:formula="of:=INDEX([.$E$1:.$E$124]; 76; 1)" office:value-type="float" office:value="76" calcext:value-type="float">
            <text:p>76</text:p>
          </table:table-cell>
          <table:table-cell table:formula="of:=[.$I$7] * [.$H$85] + [.$I$8]" office:value-type="float" office:value="33.0445904012589" calcext:value-type="float">
            <text:p>33.0445904012589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K85]=1;[.B85];)" office:value-type="float" office:value="44.4" calcext:value-type="float">
            <text:p>44.4</text:p>
          </table:table-cell>
          <table:table-cell table:formula="of:=IF([.$K85]=2;[.$B85];)" office:value-type="float" office:value="0" calcext:value-type="float">
            <text:p>0</text:p>
          </table:table-cell>
          <table:table-cell table:formula="of:=IF([.$K85]=3;[.$B85];)" office:value-type="float" office:value="0" calcext:value-type="float">
            <text:p>0</text:p>
          </table:table-cell>
          <table:table-cell table:formula="of:=IF([.$K85]=4;[.$B85];)" office:value-type="float" office:value="0" calcext:value-type="float">
            <text:p>0</text:p>
          </table:table-cell>
          <table:table-cell table:formula="of:=IF([.$K85]=5;[.$B85];)" office:value-type="float" office:value="0" calcext:value-type="float">
            <text:p>0</text:p>
          </table:table-cell>
          <table:table-cell table:formula="of:=IF([.$K90]=4;[.$B85];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017-02-01</text:p>
          </table:table-cell>
          <table:table-cell office:value-type="float" office:value="37.4" calcext:value-type="float">
            <text:p>37.4</text:p>
          </table:table-cell>
          <table:table-cell table:formula="of:=AVERAGE([$zgony.$B$83:.$B$86])" office:value-type="float" office:value="37.4" calcext:value-type="float">
            <text:p>37.4</text:p>
          </table:table-cell>
          <table:table-cell table:formula="of:=[$zgony.$D$2] * [$zgony.$B$82] + (1 - [$zgony.$D$2]) * [$zgony.$D$85]" office:value-type="float" office:value="31.530298027328" calcext:value-type="float">
            <text:p>31.530298027328</text:p>
          </table:table-cell>
          <table:table-cell office:value-type="float" office:value="86" calcext:value-type="float">
            <text:p>86</text:p>
          </table:table-cell>
          <table:table-cell table:formula="of:=INDEX([.$B$1:.$B$124]; 77; 1)" office:value-type="float" office:value="32.6" calcext:value-type="float">
            <text:p>32.6</text:p>
          </table:table-cell>
          <table:table-cell table:formula="of:=[.$G$7] * [.$F$86] + [.$G$8]" office:value-type="float" office:value="62.187893615851" calcext:value-type="float">
            <text:p>62.187893615851</text:p>
          </table:table-cell>
          <table:table-cell table:formula="of:=INDEX([.$E$1:.$E$124]; 77; 1)" office:value-type="float" office:value="77" calcext:value-type="float">
            <text:p>77</text:p>
          </table:table-cell>
          <table:table-cell table:formula="of:=[.$I$7] * [.$H$86] + [.$I$8]" office:value-type="float" office:value="33.0718479937058" calcext:value-type="float">
            <text:p>33.0718479937058</text:p>
          </table:table-cell>
          <table:table-cell/>
          <table:table-cell office:value-type="float" office:value="2" calcext:value-type="float">
            <text:p>2</text:p>
          </table:table-cell>
          <table:table-cell table:formula="of:=IF([.K86]=1;[.B86];)" office:value-type="float" office:value="0" calcext:value-type="float">
            <text:p>0</text:p>
          </table:table-cell>
          <table:table-cell table:formula="of:=IF([.$K86]=2;[.$B86];)" office:value-type="float" office:value="37.4" calcext:value-type="float">
            <text:p>37.4</text:p>
          </table:table-cell>
          <table:table-cell table:formula="of:=IF([.$K86]=3;[.$B86];)" office:value-type="float" office:value="0" calcext:value-type="float">
            <text:p>0</text:p>
          </table:table-cell>
          <table:table-cell table:formula="of:=IF([.$K86]=4;[.$B86];)" office:value-type="float" office:value="0" calcext:value-type="float">
            <text:p>0</text:p>
          </table:table-cell>
          <table:table-cell table:formula="of:=IF([.$K86]=5;[.$B86];)" office:value-type="float" office:value="0" calcext:value-type="float">
            <text:p>0</text:p>
          </table:table-cell>
          <table:table-cell table:formula="of:=IF([.$K91]=4;[.$B86];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017-03-01</text:p>
          </table:table-cell>
          <table:table-cell office:value-type="float" office:value="35.1" calcext:value-type="float">
            <text:p>35.1</text:p>
          </table:table-cell>
          <table:table-cell table:formula="of:=AVERAGE([$zgony.$B$84:.$B$87])" office:value-type="float" office:value="37.975" calcext:value-type="float">
            <text:p>37.975</text:p>
          </table:table-cell>
          <table:table-cell table:formula="of:=[$zgony.$D$2] * [$zgony.$B$83] + (1 - [$zgony.$D$2]) * [$zgony.$D$86]" office:value-type="float" office:value="31.7842384218624" calcext:value-type="float">
            <text:p>31.7842384218624</text:p>
          </table:table-cell>
          <table:table-cell office:value-type="float" office:value="87" calcext:value-type="float">
            <text:p>87</text:p>
          </table:table-cell>
          <table:table-cell table:formula="of:=INDEX([.$B$1:.$B$124]; 78; 1)" office:value-type="float" office:value="29.8" calcext:value-type="float">
            <text:p>29.8</text:p>
          </table:table-cell>
          <table:table-cell table:formula="of:=[.$G$7] * [.$F$87] + [.$G$8]" office:value-type="float" office:value="50.7812266077961" calcext:value-type="float">
            <text:p>50.7812266077961</text:p>
          </table:table-cell>
          <table:table-cell table:formula="of:=INDEX([.$E$1:.$E$124]; 78; 1)" office:value-type="float" office:value="78" calcext:value-type="float">
            <text:p>78</text:p>
          </table:table-cell>
          <table:table-cell table:formula="of:=[.$I$7] * [.$H$87] + [.$I$8]" office:value-type="float" office:value="33.0991055861526" calcext:value-type="float">
            <text:p>33.0991055861526</text:p>
          </table:table-cell>
          <table:table-cell/>
          <table:table-cell office:value-type="float" office:value="3" calcext:value-type="float">
            <text:p>3</text:p>
          </table:table-cell>
          <table:table-cell table:formula="of:=IF([.K87]=1;[.B87];)" office:value-type="float" office:value="0" calcext:value-type="float">
            <text:p>0</text:p>
          </table:table-cell>
          <table:table-cell table:formula="of:=IF([.$K87]=2;[.$B87];)" office:value-type="float" office:value="0" calcext:value-type="float">
            <text:p>0</text:p>
          </table:table-cell>
          <table:table-cell table:formula="of:=IF([.$K87]=3;[.$B87];)" office:value-type="float" office:value="35.1" calcext:value-type="float">
            <text:p>35.1</text:p>
          </table:table-cell>
          <table:table-cell table:formula="of:=IF([.$K87]=4;[.$B87];)" office:value-type="float" office:value="0" calcext:value-type="float">
            <text:p>0</text:p>
          </table:table-cell>
          <table:table-cell table:formula="of:=IF([.$K87]=5;[.$B87];)" office:value-type="float" office:value="0" calcext:value-type="float">
            <text:p>0</text:p>
          </table:table-cell>
          <table:table-cell table:formula="of:=IF([.$K92]=4;[.$B87];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017-04-01</text:p>
          </table:table-cell>
          <table:table-cell office:value-type="float" office:value="30" calcext:value-type="float">
            <text:p>30</text:p>
          </table:table-cell>
          <table:table-cell table:formula="of:=AVERAGE([$zgony.$B$85:.$B$88])" office:value-type="float" office:value="36.725" calcext:value-type="float">
            <text:p>36.725</text:p>
          </table:table-cell>
          <table:table-cell table:formula="of:=[$zgony.$D$2] * [$zgony.$B$84] + (1 - [$zgony.$D$2]) * [$zgony.$D$87]" office:value-type="float" office:value="32.4273907374899" calcext:value-type="float">
            <text:p>32.4273907374899</text:p>
          </table:table-cell>
          <table:table-cell office:value-type="float" office:value="88" calcext:value-type="float">
            <text:p>88</text:p>
          </table:table-cell>
          <table:table-cell table:formula="of:=INDEX([.$B$1:.$B$124]; 79; 1)" office:value-type="float" office:value="28.6" calcext:value-type="float">
            <text:p>28.6</text:p>
          </table:table-cell>
          <table:table-cell table:formula="of:=[.$G$7] * [.$F$88] + [.$G$8]" office:value-type="float" office:value="45.8926550329155" calcext:value-type="float">
            <text:p>45.8926550329155</text:p>
          </table:table-cell>
          <table:table-cell table:formula="of:=INDEX([.$E$1:.$E$124]; 79; 1)" office:value-type="float" office:value="79" calcext:value-type="float">
            <text:p>79</text:p>
          </table:table-cell>
          <table:table-cell table:formula="of:=[.$I$7] * [.$H$88] + [.$I$8]" office:value-type="float" office:value="33.1263631785995" calcext:value-type="float">
            <text:p>33.1263631785995</text:p>
          </table:table-cell>
          <table:table-cell/>
          <table:table-cell office:value-type="float" office:value="4" calcext:value-type="float">
            <text:p>4</text:p>
          </table:table-cell>
          <table:table-cell table:formula="of:=IF([.K88]=1;[.B88];)" office:value-type="float" office:value="0" calcext:value-type="float">
            <text:p>0</text:p>
          </table:table-cell>
          <table:table-cell table:formula="of:=IF([.$K88]=2;[.$B88];)" office:value-type="float" office:value="0" calcext:value-type="float">
            <text:p>0</text:p>
          </table:table-cell>
          <table:table-cell table:formula="of:=IF([.$K88]=3;[.$B88];)" office:value-type="float" office:value="0" calcext:value-type="float">
            <text:p>0</text:p>
          </table:table-cell>
          <table:table-cell table:formula="of:=IF([.$K88]=4;[.$B88];)" office:value-type="float" office:value="30" calcext:value-type="float">
            <text:p>30</text:p>
          </table:table-cell>
          <table:table-cell table:formula="of:=IF([.$K88]=5;[.$B88];)" office:value-type="float" office:value="0" calcext:value-type="float">
            <text:p>0</text:p>
          </table:table-cell>
          <table:table-cell table:formula="of:=IF([.$K93]=4;[.$B88];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017-05-01</text:p>
          </table:table-cell>
          <table:table-cell office:value-type="float" office:value="33.6" calcext:value-type="float">
            <text:p>33.6</text:p>
          </table:table-cell>
          <table:table-cell table:formula="of:=AVERAGE([$zgony.$B$86:.$B$89])" office:value-type="float" office:value="34.025" calcext:value-type="float">
            <text:p>34.025</text:p>
          </table:table-cell>
          <table:table-cell table:formula="of:=[$zgony.$D$2] * [$zgony.$B$85] + (1 - [$zgony.$D$2]) * [$zgony.$D$88]" office:value-type="float" office:value="34.821912589992" calcext:value-type="float">
            <text:p>34.821912589992</text:p>
          </table:table-cell>
          <table:table-cell office:value-type="float" office:value="89" calcext:value-type="float">
            <text:p>89</text:p>
          </table:table-cell>
          <table:table-cell table:formula="of:=INDEX([.$B$1:.$B$124]; 80; 1)" office:value-type="float" office:value="32" calcext:value-type="float">
            <text:p>32</text:p>
          </table:table-cell>
          <table:table-cell table:formula="of:=[.$G$7] * [.$F$89] + [.$G$8]" office:value-type="float" office:value="59.7436078284107" calcext:value-type="float">
            <text:p>59.7436078284107</text:p>
          </table:table-cell>
          <table:table-cell table:formula="of:=INDEX([.$E$1:.$E$124]; 80; 1)" office:value-type="float" office:value="80" calcext:value-type="float">
            <text:p>80</text:p>
          </table:table-cell>
          <table:table-cell table:formula="of:=[.$I$7] * [.$H$89] + [.$I$8]" office:value-type="float" office:value="33.1536207710464" calcext:value-type="float">
            <text:p>33.1536207710464</text:p>
          </table:table-cell>
          <table:table-cell/>
          <table:table-cell office:value-type="float" office:value="5" calcext:value-type="float">
            <text:p>5</text:p>
          </table:table-cell>
          <table:table-cell table:formula="of:=IF([.K89]=1;[.B89];)" office:value-type="float" office:value="0" calcext:value-type="float">
            <text:p>0</text:p>
          </table:table-cell>
          <table:table-cell table:formula="of:=IF([.$K89]=2;[.$B89];)" office:value-type="float" office:value="0" calcext:value-type="float">
            <text:p>0</text:p>
          </table:table-cell>
          <table:table-cell table:formula="of:=IF([.$K89]=3;[.$B89];)" office:value-type="float" office:value="0" calcext:value-type="float">
            <text:p>0</text:p>
          </table:table-cell>
          <table:table-cell table:formula="of:=IF([.$K89]=4;[.$B89];)" office:value-type="float" office:value="0" calcext:value-type="float">
            <text:p>0</text:p>
          </table:table-cell>
          <table:table-cell table:formula="of:=IF([.$K89]=5;[.$B89];)" office:value-type="float" office:value="33.6" calcext:value-type="float">
            <text:p>33.6</text:p>
          </table:table-cell>
          <table:table-cell table:formula="of:=IF([.$K94]=4;[.$B89];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017-06-01</text:p>
          </table:table-cell>
          <table:table-cell office:value-type="float" office:value="30.1" calcext:value-type="float">
            <text:p>30.1</text:p>
          </table:table-cell>
          <table:table-cell table:formula="of:=AVERAGE([$zgony.$B$87:.$B$90])" office:value-type="float" office:value="32.2" calcext:value-type="float">
            <text:p>32.2</text:p>
          </table:table-cell>
          <table:table-cell table:formula="of:=[$zgony.$D$2] * [$zgony.$B$86] + (1 - [$zgony.$D$2]) * [$zgony.$D$89]" office:value-type="float" office:value="35.3375300719936" calcext:value-type="float">
            <text:p>35.3375300719936</text:p>
          </table:table-cell>
          <table:table-cell office:value-type="float" office:value="90" calcext:value-type="float">
            <text:p>90</text:p>
          </table:table-cell>
          <table:table-cell table:formula="of:=INDEX([.$B$1:.$B$124]; 81; 1)" office:value-type="float" office:value="29.7" calcext:value-type="float">
            <text:p>29.7</text:p>
          </table:table-cell>
          <table:table-cell table:formula="of:=[.$G$7] * [.$F$90] + [.$G$8]" office:value-type="float" office:value="50.3738456432227" calcext:value-type="float">
            <text:p>50.3738456432227</text:p>
          </table:table-cell>
          <table:table-cell table:formula="of:=INDEX([.$E$1:.$E$124]; 81; 1)" office:value-type="float" office:value="81" calcext:value-type="float">
            <text:p>81</text:p>
          </table:table-cell>
          <table:table-cell table:formula="of:=[.$I$7] * [.$H$90] + [.$I$8]" office:value-type="float" office:value="33.1808783634933" calcext:value-type="float">
            <text:p>33.1808783634933</text:p>
          </table:table-cell>
          <table:table-cell/>
          <table:table-cell office:value-type="float" office:value="6" calcext:value-type="float">
            <text:p>6</text:p>
          </table:table-cell>
          <table:table-cell table:formula="of:=IF([.K90]=1;[.B90];)" office:value-type="float" office:value="0" calcext:value-type="float">
            <text:p>0</text:p>
          </table:table-cell>
          <table:table-cell table:formula="of:=IF([.$K90]=2;[.$B90];)" office:value-type="float" office:value="0" calcext:value-type="float">
            <text:p>0</text:p>
          </table:table-cell>
          <table:table-cell table:formula="of:=IF([.$K90]=3;[.$B90];)" office:value-type="float" office:value="0" calcext:value-type="float">
            <text:p>0</text:p>
          </table:table-cell>
          <table:table-cell table:formula="of:=IF([.$K90]=4;[.$B90];)" office:value-type="float" office:value="0" calcext:value-type="float">
            <text:p>0</text:p>
          </table:table-cell>
          <table:table-cell table:formula="of:=IF([.$K90]=5;[.$B90];)" office:value-type="float" office:value="0" calcext:value-type="float">
            <text:p>0</text:p>
          </table:table-cell>
          <table:table-cell table:formula="of:=IF([.$K95]=4;[.$B90];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017-07-01</text:p>
          </table:table-cell>
          <table:table-cell office:value-type="float" office:value="30.4" calcext:value-type="float">
            <text:p>30.4</text:p>
          </table:table-cell>
          <table:table-cell table:formula="of:=AVERAGE([$zgony.$B$88:.$B$91])" office:value-type="float" office:value="31.025" calcext:value-type="float">
            <text:p>31.025</text:p>
          </table:table-cell>
          <table:table-cell table:formula="of:=[$zgony.$D$2] * [$zgony.$B$87] + (1 - [$zgony.$D$2]) * [$zgony.$D$90]" office:value-type="float" office:value="35.2900240575949" calcext:value-type="float">
            <text:p>35.2900240575949</text:p>
          </table:table-cell>
          <table:table-cell office:value-type="float" office:value="91" calcext:value-type="float">
            <text:p>91</text:p>
          </table:table-cell>
          <table:table-cell table:formula="of:=INDEX([.$B$1:.$B$124]; 82; 1)" office:value-type="float" office:value="32.8" calcext:value-type="float">
            <text:p>32.8</text:p>
          </table:table-cell>
          <table:table-cell table:formula="of:=[.$G$7] * [.$F$91] + [.$G$8]" office:value-type="float" office:value="63.0026555449978" calcext:value-type="float">
            <text:p>63.0026555449978</text:p>
          </table:table-cell>
          <table:table-cell table:formula="of:=INDEX([.$E$1:.$E$124]; 82; 1)" office:value-type="float" office:value="82" calcext:value-type="float">
            <text:p>82</text:p>
          </table:table-cell>
          <table:table-cell table:formula="of:=[.$I$7] * [.$H$91] + [.$I$8]" office:value-type="float" office:value="33.2081359559402" calcext:value-type="float">
            <text:p>33.2081359559402</text:p>
          </table:table-cell>
          <table:table-cell/>
          <table:table-cell office:value-type="float" office:value="7" calcext:value-type="float">
            <text:p>7</text:p>
          </table:table-cell>
          <table:table-cell table:formula="of:=IF([.K91]=1;[.B91];)" office:value-type="float" office:value="0" calcext:value-type="float">
            <text:p>0</text:p>
          </table:table-cell>
          <table:table-cell table:formula="of:=IF([.$K91]=2;[.$B91];)" office:value-type="float" office:value="0" calcext:value-type="float">
            <text:p>0</text:p>
          </table:table-cell>
          <table:table-cell table:formula="of:=IF([.$K91]=3;[.$B91];)" office:value-type="float" office:value="0" calcext:value-type="float">
            <text:p>0</text:p>
          </table:table-cell>
          <table:table-cell table:formula="of:=IF([.$K91]=4;[.$B91];)" office:value-type="float" office:value="0" calcext:value-type="float">
            <text:p>0</text:p>
          </table:table-cell>
          <table:table-cell table:formula="of:=IF([.$K91]=5;[.$B91];)" office:value-type="float" office:value="0" calcext:value-type="float">
            <text:p>0</text:p>
          </table:table-cell>
          <table:table-cell table:formula="of:=IF([.$K96]=4;[.$B91];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017-08-01</text:p>
          </table:table-cell>
          <table:table-cell office:value-type="float" office:value="31" calcext:value-type="float">
            <text:p>31</text:p>
          </table:table-cell>
          <table:table-cell table:formula="of:=AVERAGE([$zgony.$B$89:.$B$92])" office:value-type="float" office:value="31.275" calcext:value-type="float">
            <text:p>31.275</text:p>
          </table:table-cell>
          <table:table-cell table:formula="of:=[$zgony.$D$2] * [$zgony.$B$88] + (1 - [$zgony.$D$2]) * [$zgony.$D$91]" office:value-type="float" office:value="34.2320192460759" calcext:value-type="float">
            <text:p>34.2320192460759</text:p>
          </table:table-cell>
          <table:table-cell office:value-type="float" office:value="92" calcext:value-type="float">
            <text:p>92</text:p>
          </table:table-cell>
          <table:table-cell table:formula="of:=INDEX([.$B$1:.$B$124]; 83; 1)" office:value-type="float" office:value="32.8" calcext:value-type="float">
            <text:p>32.8</text:p>
          </table:table-cell>
          <table:table-cell table:formula="of:=[.$G$7] * [.$F$92] + [.$G$8]" office:value-type="float" office:value="63.0026555449978" calcext:value-type="float">
            <text:p>63.0026555449978</text:p>
          </table:table-cell>
          <table:table-cell table:formula="of:=INDEX([.$E$1:.$E$124]; 83; 1)" office:value-type="float" office:value="83" calcext:value-type="float">
            <text:p>83</text:p>
          </table:table-cell>
          <table:table-cell table:formula="of:=[.$I$7] * [.$H$92] + [.$I$8]" office:value-type="float" office:value="33.2353935483871" calcext:value-type="float">
            <text:p>33.2353935483871</text:p>
          </table:table-cell>
          <table:table-cell/>
          <table:table-cell office:value-type="float" office:value="8" calcext:value-type="float">
            <text:p>8</text:p>
          </table:table-cell>
          <table:table-cell table:formula="of:=IF([.K92]=1;[.B92];)" office:value-type="float" office:value="0" calcext:value-type="float">
            <text:p>0</text:p>
          </table:table-cell>
          <table:table-cell table:formula="of:=IF([.$K92]=2;[.$B92];)" office:value-type="float" office:value="0" calcext:value-type="float">
            <text:p>0</text:p>
          </table:table-cell>
          <table:table-cell table:formula="of:=IF([.$K92]=3;[.$B92];)" office:value-type="float" office:value="0" calcext:value-type="float">
            <text:p>0</text:p>
          </table:table-cell>
          <table:table-cell table:formula="of:=IF([.$K92]=4;[.$B92];)" office:value-type="float" office:value="0" calcext:value-type="float">
            <text:p>0</text:p>
          </table:table-cell>
          <table:table-cell table:formula="of:=IF([.$K92]=5;[.$B92];)" office:value-type="float" office:value="0" calcext:value-type="float">
            <text:p>0</text:p>
          </table:table-cell>
          <table:table-cell table:formula="of:=IF([.$K97]=4;[.$B92];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017-09-01</text:p>
          </table:table-cell>
          <table:table-cell office:value-type="float" office:value="29.9" calcext:value-type="float">
            <text:p>29.9</text:p>
          </table:table-cell>
          <table:table-cell table:formula="of:=AVERAGE([$zgony.$B$90:.$B$93])" office:value-type="float" office:value="30.35" calcext:value-type="float">
            <text:p>30.35</text:p>
          </table:table-cell>
          <table:table-cell table:formula="of:=[$zgony.$D$2] * [$zgony.$B$89] + (1 - [$zgony.$D$2]) * [$zgony.$D$92]" office:value-type="float" office:value="34.1056153968607" calcext:value-type="float">
            <text:p>34.1056153968607</text:p>
          </table:table-cell>
          <table:table-cell office:value-type="float" office:value="93" calcext:value-type="float">
            <text:p>93</text:p>
          </table:table-cell>
          <table:table-cell table:formula="of:=INDEX([.$B$1:.$B$124]; 84; 1)" office:value-type="float" office:value="35" calcext:value-type="float">
            <text:p>35</text:p>
          </table:table-cell>
          <table:table-cell table:formula="of:=[.$G$7] * [.$F$93] + [.$G$8]" office:value-type="float" office:value="71.9650367656123" calcext:value-type="float">
            <text:p>71.9650367656123</text:p>
          </table:table-cell>
          <table:table-cell table:formula="of:=INDEX([.$E$1:.$E$124]; 84; 1)" office:value-type="float" office:value="84" calcext:value-type="float">
            <text:p>84</text:p>
          </table:table-cell>
          <table:table-cell table:formula="of:=[.$I$7] * [.$H$93] + [.$I$8]" office:value-type="float" office:value="33.262651140834" calcext:value-type="float">
            <text:p>33.262651140834</text:p>
          </table:table-cell>
          <table:table-cell/>
          <table:table-cell office:value-type="float" office:value="9" calcext:value-type="float">
            <text:p>9</text:p>
          </table:table-cell>
          <table:table-cell table:formula="of:=IF([.K93]=1;[.B93];)" office:value-type="float" office:value="0" calcext:value-type="float">
            <text:p>0</text:p>
          </table:table-cell>
          <table:table-cell table:formula="of:=IF([.$K93]=2;[.$B93];)" office:value-type="float" office:value="0" calcext:value-type="float">
            <text:p>0</text:p>
          </table:table-cell>
          <table:table-cell table:formula="of:=IF([.$K93]=3;[.$B93];)" office:value-type="float" office:value="0" calcext:value-type="float">
            <text:p>0</text:p>
          </table:table-cell>
          <table:table-cell table:formula="of:=IF([.$K93]=4;[.$B93];)" office:value-type="float" office:value="0" calcext:value-type="float">
            <text:p>0</text:p>
          </table:table-cell>
          <table:table-cell table:formula="of:=IF([.$K93]=5;[.$B93];)" office:value-type="float" office:value="0" calcext:value-type="float">
            <text:p>0</text:p>
          </table:table-cell>
          <table:table-cell table:formula="of:=IF([.$K98]=4;[.$B93];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017-10-01</text:p>
          </table:table-cell>
          <table:table-cell office:value-type="float" office:value="35.1" calcext:value-type="float">
            <text:p>35.1</text:p>
          </table:table-cell>
          <table:table-cell table:formula="of:=AVERAGE([$zgony.$B$91:.$B$94])" office:value-type="float" office:value="31.6" calcext:value-type="float">
            <text:p>31.6</text:p>
          </table:table-cell>
          <table:table-cell table:formula="of:=[$zgony.$D$2] * [$zgony.$B$90] + (1 - [$zgony.$D$2]) * [$zgony.$D$93]" office:value-type="float" office:value="33.3044923174886" calcext:value-type="float">
            <text:p>33.3044923174886</text:p>
          </table:table-cell>
          <table:table-cell office:value-type="float" office:value="94" calcext:value-type="float">
            <text:p>94</text:p>
          </table:table-cell>
          <table:table-cell table:formula="of:=INDEX([.$B$1:.$B$124]; 85; 1)" office:value-type="float" office:value="44.4" calcext:value-type="float">
            <text:p>44.4</text:p>
          </table:table-cell>
          <table:table-cell table:formula="of:=[.$G$7] * [.$F$94] + [.$G$8]" office:value-type="float" office:value="110.258847435511" calcext:value-type="float">
            <text:p>110.258847435511</text:p>
          </table:table-cell>
          <table:table-cell table:formula="of:=INDEX([.$E$1:.$E$124]; 85; 1)" office:value-type="float" office:value="85" calcext:value-type="float">
            <text:p>85</text:p>
          </table:table-cell>
          <table:table-cell table:formula="of:=[.$I$7] * [.$H$94] + [.$I$8]" office:value-type="float" office:value="33.2899087332809" calcext:value-type="float">
            <text:p>33.2899087332809</text:p>
          </table:table-cell>
          <table:table-cell/>
          <table:table-cell office:value-type="float" office:value="10" calcext:value-type="float">
            <text:p>10</text:p>
          </table:table-cell>
          <table:table-cell table:formula="of:=IF([.K94]=1;[.B94];)" office:value-type="float" office:value="0" calcext:value-type="float">
            <text:p>0</text:p>
          </table:table-cell>
          <table:table-cell table:formula="of:=IF([.$K94]=2;[.$B94];)" office:value-type="float" office:value="0" calcext:value-type="float">
            <text:p>0</text:p>
          </table:table-cell>
          <table:table-cell table:formula="of:=IF([.$K94]=3;[.$B94];)" office:value-type="float" office:value="0" calcext:value-type="float">
            <text:p>0</text:p>
          </table:table-cell>
          <table:table-cell table:formula="of:=IF([.$K94]=4;[.$B94];)" office:value-type="float" office:value="0" calcext:value-type="float">
            <text:p>0</text:p>
          </table:table-cell>
          <table:table-cell table:formula="of:=IF([.$K94]=5;[.$B94];)" office:value-type="float" office:value="0" calcext:value-type="float">
            <text:p>0</text:p>
          </table:table-cell>
          <table:table-cell table:formula="of:=IF([.$K99]=4;[.$B94];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017-11-01</text:p>
          </table:table-cell>
          <table:table-cell office:value-type="float" office:value="32.4" calcext:value-type="float">
            <text:p>32.4</text:p>
          </table:table-cell>
          <table:table-cell table:formula="of:=AVERAGE([$zgony.$B$92:.$B$95])" office:value-type="float" office:value="32.1" calcext:value-type="float">
            <text:p>32.1</text:p>
          </table:table-cell>
          <table:table-cell table:formula="of:=[$zgony.$D$2] * [$zgony.$B$91] + (1 - [$zgony.$D$2]) * [$zgony.$D$94]" office:value-type="float" office:value="32.7235938539909" calcext:value-type="float">
            <text:p>32.7235938539909</text:p>
          </table:table-cell>
          <table:table-cell office:value-type="float" office:value="95" calcext:value-type="float">
            <text:p>95</text:p>
          </table:table-cell>
          <table:table-cell table:formula="of:=INDEX([.$B$1:.$B$124]; 86; 1)" office:value-type="float" office:value="37.4" calcext:value-type="float">
            <text:p>37.4</text:p>
          </table:table-cell>
          <table:table-cell table:formula="of:=[.$G$7] * [.$F$95] + [.$G$8]" office:value-type="float" office:value="81.7421799153736" calcext:value-type="float">
            <text:p>81.7421799153736</text:p>
          </table:table-cell>
          <table:table-cell table:formula="of:=INDEX([.$E$1:.$E$124]; 86; 1)" office:value-type="float" office:value="86" calcext:value-type="float">
            <text:p>86</text:p>
          </table:table-cell>
          <table:table-cell table:formula="of:=[.$I$7] * [.$H$95] + [.$I$8]" office:value-type="float" office:value="33.3171663257278" calcext:value-type="float">
            <text:p>33.3171663257278</text:p>
          </table:table-cell>
          <table:table-cell/>
          <table:table-cell office:value-type="float" office:value="11" calcext:value-type="float">
            <text:p>11</text:p>
          </table:table-cell>
          <table:table-cell table:formula="of:=IF([.K95]=1;[.B95];)" office:value-type="float" office:value="0" calcext:value-type="float">
            <text:p>0</text:p>
          </table:table-cell>
          <table:table-cell table:formula="of:=IF([.$K95]=2;[.$B95];)" office:value-type="float" office:value="0" calcext:value-type="float">
            <text:p>0</text:p>
          </table:table-cell>
          <table:table-cell table:formula="of:=IF([.$K95]=3;[.$B95];)" office:value-type="float" office:value="0" calcext:value-type="float">
            <text:p>0</text:p>
          </table:table-cell>
          <table:table-cell table:formula="of:=IF([.$K95]=4;[.$B95];)" office:value-type="float" office:value="0" calcext:value-type="float">
            <text:p>0</text:p>
          </table:table-cell>
          <table:table-cell table:formula="of:=IF([.$K95]=5;[.$B95];)" office:value-type="float" office:value="0" calcext:value-type="float">
            <text:p>0</text:p>
          </table:table-cell>
          <table:table-cell table:formula="of:=IF([.$K100]=4;[.$B95];)" office:value-type="float" office:value="32.4" calcext:value-type="float">
            <text:p>32.4</text:p>
          </table:table-cell>
          <table:table-cell/>
        </table:table-row>
        <table:table-row table:style-name="ro1">
          <table:table-cell office:value-type="string" calcext:value-type="string">
            <text:p>2017-12-01</text:p>
          </table:table-cell>
          <table:table-cell office:value-type="float" office:value="33.3" calcext:value-type="float">
            <text:p>33.3</text:p>
          </table:table-cell>
          <table:table-cell table:formula="of:=AVERAGE([$zgony.$B$93:.$B$96])" office:value-type="float" office:value="32.675" calcext:value-type="float">
            <text:p>32.675</text:p>
          </table:table-cell>
          <table:table-cell table:formula="of:=[$zgony.$D$2] * [$zgony.$B$92] + (1 - [$zgony.$D$2]) * [$zgony.$D$95]" office:value-type="float" office:value="32.3788750831927" calcext:value-type="float">
            <text:p>32.3788750831927</text:p>
          </table:table-cell>
          <table:table-cell office:value-type="float" office:value="96" calcext:value-type="float">
            <text:p>96</text:p>
          </table:table-cell>
          <table:table-cell table:formula="of:=INDEX([.$B$1:.$B$124]; 87; 1)" office:value-type="float" office:value="35.1" calcext:value-type="float">
            <text:p>35.1</text:p>
          </table:table-cell>
          <table:table-cell table:formula="of:=[.$G$7] * [.$F$96] + [.$G$8]" office:value-type="float" office:value="72.3724177301857" calcext:value-type="float">
            <text:p>72.3724177301857</text:p>
          </table:table-cell>
          <table:table-cell table:formula="of:=INDEX([.$E$1:.$E$124]; 87; 1)" office:value-type="float" office:value="87" calcext:value-type="float">
            <text:p>87</text:p>
          </table:table-cell>
          <table:table-cell table:formula="of:=[.$I$7] * [.$H$96] + [.$I$8]" office:value-type="float" office:value="33.3444239181747" calcext:value-type="float">
            <text:p>33.3444239181747</text:p>
          </table:table-cell>
          <table:table-cell/>
          <table:table-cell office:value-type="float" office:value="12" calcext:value-type="float">
            <text:p>12</text:p>
          </table:table-cell>
          <table:table-cell table:formula="of:=IF([.K96]=1;[.B96];)" office:value-type="float" office:value="0" calcext:value-type="float">
            <text:p>0</text:p>
          </table:table-cell>
          <table:table-cell table:formula="of:=IF([.$K96]=2;[.$B96];)" office:value-type="float" office:value="0" calcext:value-type="float">
            <text:p>0</text:p>
          </table:table-cell>
          <table:table-cell table:formula="of:=IF([.$K96]=3;[.$B96];)" office:value-type="float" office:value="0" calcext:value-type="float">
            <text:p>0</text:p>
          </table:table-cell>
          <table:table-cell table:formula="of:=IF([.$K96]=4;[.$B96];)" office:value-type="float" office:value="0" calcext:value-type="float">
            <text:p>0</text:p>
          </table:table-cell>
          <table:table-cell table:formula="of:=IF([.$K96]=5;[.$B96];)" office:value-type="float" office:value="0" calcext:value-type="float">
            <text:p>0</text:p>
          </table:table-cell>
          <table:table-cell table:formula="of:=IF([.$K101]=4;[.$B96];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018-01-01</text:p>
          </table:table-cell>
          <table:table-cell office:value-type="float" office:value="39.7" calcext:value-type="float">
            <text:p>39.7</text:p>
          </table:table-cell>
          <table:table-cell table:formula="of:=AVERAGE([$zgony.$B$94:.$B$97])" office:value-type="float" office:value="35.125" calcext:value-type="float">
            <text:p>35.125</text:p>
          </table:table-cell>
          <table:table-cell table:formula="of:=[$zgony.$D$2] * [$zgony.$B$93] + (1 - [$zgony.$D$2]) * [$zgony.$D$96]" office:value-type="float" office:value="31.8831000665542" calcext:value-type="float">
            <text:p>31.8831000665542</text:p>
          </table:table-cell>
          <table:table-cell office:value-type="float" office:value="97" calcext:value-type="float">
            <text:p>97</text:p>
          </table:table-cell>
          <table:table-cell table:formula="of:=INDEX([.$B$1:.$B$124]; 88; 1)" office:value-type="float" office:value="30" calcext:value-type="float">
            <text:p>30</text:p>
          </table:table-cell>
          <table:table-cell table:formula="of:=[.$G$7] * [.$F$97] + [.$G$8]" office:value-type="float" office:value="51.5959885369429" calcext:value-type="float">
            <text:p>51.5959885369429</text:p>
          </table:table-cell>
          <table:table-cell table:formula="of:=INDEX([.$E$1:.$E$124]; 88; 1)" office:value-type="float" office:value="88" calcext:value-type="float">
            <text:p>88</text:p>
          </table:table-cell>
          <table:table-cell table:formula="of:=[.$I$7] * [.$H$97] + [.$I$8]" office:value-type="float" office:value="33.3716815106216" calcext:value-type="float">
            <text:p>33.3716815106216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K97]=1;[.B97];)" office:value-type="float" office:value="39.7" calcext:value-type="float">
            <text:p>39.7</text:p>
          </table:table-cell>
          <table:table-cell table:formula="of:=IF([.$K97]=2;[.$B97];)" office:value-type="float" office:value="0" calcext:value-type="float">
            <text:p>0</text:p>
          </table:table-cell>
          <table:table-cell table:formula="of:=IF([.$K97]=3;[.$B97];)" office:value-type="float" office:value="0" calcext:value-type="float">
            <text:p>0</text:p>
          </table:table-cell>
          <table:table-cell table:formula="of:=IF([.$K97]=4;[.$B97];)" office:value-type="float" office:value="0" calcext:value-type="float">
            <text:p>0</text:p>
          </table:table-cell>
          <table:table-cell table:formula="of:=IF([.$K97]=5;[.$B97];)" office:value-type="float" office:value="0" calcext:value-type="float">
            <text:p>0</text:p>
          </table:table-cell>
          <table:table-cell table:formula="of:=IF([.$K102]=4;[.$B97];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018-02-01</text:p>
          </table:table-cell>
          <table:table-cell office:value-type="float" office:value="36.8" calcext:value-type="float">
            <text:p>36.8</text:p>
          </table:table-cell>
          <table:table-cell table:formula="of:=AVERAGE([$zgony.$B$95:.$B$98])" office:value-type="float" office:value="35.55" calcext:value-type="float">
            <text:p>35.55</text:p>
          </table:table-cell>
          <table:table-cell table:formula="of:=[$zgony.$D$2] * [$zgony.$B$94] + (1 - [$zgony.$D$2]) * [$zgony.$D$97]" office:value-type="float" office:value="32.5264800532433" calcext:value-type="float">
            <text:p>32.5264800532433</text:p>
          </table:table-cell>
          <table:table-cell office:value-type="float" office:value="98" calcext:value-type="float">
            <text:p>98</text:p>
          </table:table-cell>
          <table:table-cell table:formula="of:=INDEX([.$B$1:.$B$124]; 89; 1)" office:value-type="float" office:value="33.6" calcext:value-type="float">
            <text:p>33.6</text:p>
          </table:table-cell>
          <table:table-cell table:formula="of:=[.$G$7] * [.$F$98] + [.$G$8]" office:value-type="float" office:value="66.2617032615849" calcext:value-type="float">
            <text:p>66.2617032615849</text:p>
          </table:table-cell>
          <table:table-cell table:formula="of:=INDEX([.$E$1:.$E$124]; 89; 1)" office:value-type="float" office:value="89" calcext:value-type="float">
            <text:p>89</text:p>
          </table:table-cell>
          <table:table-cell table:formula="of:=[.$I$7] * [.$H$98] + [.$I$8]" office:value-type="float" office:value="33.3989391030685" calcext:value-type="float">
            <text:p>33.3989391030685</text:p>
          </table:table-cell>
          <table:table-cell/>
          <table:table-cell office:value-type="float" office:value="2" calcext:value-type="float">
            <text:p>2</text:p>
          </table:table-cell>
          <table:table-cell table:formula="of:=IF([.K98]=1;[.B98];)" office:value-type="float" office:value="0" calcext:value-type="float">
            <text:p>0</text:p>
          </table:table-cell>
          <table:table-cell table:formula="of:=IF([.$K98]=2;[.$B98];)" office:value-type="float" office:value="36.8" calcext:value-type="float">
            <text:p>36.8</text:p>
          </table:table-cell>
          <table:table-cell table:formula="of:=IF([.$K98]=3;[.$B98];)" office:value-type="float" office:value="0" calcext:value-type="float">
            <text:p>0</text:p>
          </table:table-cell>
          <table:table-cell table:formula="of:=IF([.$K98]=4;[.$B98];)" office:value-type="float" office:value="0" calcext:value-type="float">
            <text:p>0</text:p>
          </table:table-cell>
          <table:table-cell table:formula="of:=IF([.$K98]=5;[.$B98];)" office:value-type="float" office:value="0" calcext:value-type="float">
            <text:p>0</text:p>
          </table:table-cell>
          <table:table-cell table:formula="of:=IF([.$K103]=4;[.$B98];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018-03-01</text:p>
          </table:table-cell>
          <table:table-cell office:value-type="float" office:value="40.7" calcext:value-type="float">
            <text:p>40.7</text:p>
          </table:table-cell>
          <table:table-cell table:formula="of:=AVERAGE([$zgony.$B$96:.$B$99])" office:value-type="float" office:value="37.625" calcext:value-type="float">
            <text:p>37.625</text:p>
          </table:table-cell>
          <table:table-cell table:formula="of:=[$zgony.$D$2] * [$zgony.$B$95] + (1 - [$zgony.$D$2]) * [$zgony.$D$98]" office:value-type="float" office:value="32.5011840425947" calcext:value-type="float">
            <text:p>32.5011840425947</text:p>
          </table:table-cell>
          <table:table-cell office:value-type="float" office:value="99" calcext:value-type="float">
            <text:p>99</text:p>
          </table:table-cell>
          <table:table-cell table:formula="of:=INDEX([.$B$1:.$B$124]; 90; 1)" office:value-type="float" office:value="30.1" calcext:value-type="float">
            <text:p>30.1</text:p>
          </table:table-cell>
          <table:table-cell table:formula="of:=[.$G$7] * [.$F$99] + [.$G$8]" office:value-type="float" office:value="52.0033695015163" calcext:value-type="float">
            <text:p>52.0033695015163</text:p>
          </table:table-cell>
          <table:table-cell table:formula="of:=INDEX([.$E$1:.$E$124]; 90; 1)" office:value-type="float" office:value="90" calcext:value-type="float">
            <text:p>90</text:p>
          </table:table-cell>
          <table:table-cell table:formula="of:=[.$I$7] * [.$H$99] + [.$I$8]" office:value-type="float" office:value="33.4261966955153" calcext:value-type="float">
            <text:p>33.4261966955153</text:p>
          </table:table-cell>
          <table:table-cell/>
          <table:table-cell office:value-type="float" office:value="3" calcext:value-type="float">
            <text:p>3</text:p>
          </table:table-cell>
          <table:table-cell table:formula="of:=IF([.K99]=1;[.B99];)" office:value-type="float" office:value="0" calcext:value-type="float">
            <text:p>0</text:p>
          </table:table-cell>
          <table:table-cell table:formula="of:=IF([.$K99]=2;[.$B99];)" office:value-type="float" office:value="0" calcext:value-type="float">
            <text:p>0</text:p>
          </table:table-cell>
          <table:table-cell table:formula="of:=IF([.$K99]=3;[.$B99];)" office:value-type="float" office:value="40.7" calcext:value-type="float">
            <text:p>40.7</text:p>
          </table:table-cell>
          <table:table-cell table:formula="of:=IF([.$K99]=4;[.$B99];)" office:value-type="float" office:value="0" calcext:value-type="float">
            <text:p>0</text:p>
          </table:table-cell>
          <table:table-cell table:formula="of:=IF([.$K99]=5;[.$B99];)" office:value-type="float" office:value="0" calcext:value-type="float">
            <text:p>0</text:p>
          </table:table-cell>
          <table:table-cell table:formula="of:=IF([.$K104]=4;[.$B99];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018-04-01</text:p>
          </table:table-cell>
          <table:table-cell office:value-type="float" office:value="35.7" calcext:value-type="float">
            <text:p>35.7</text:p>
          </table:table-cell>
          <table:table-cell table:formula="of:=AVERAGE([$zgony.$B$97:.$B$100])" office:value-type="float" office:value="38.225" calcext:value-type="float">
            <text:p>38.225</text:p>
          </table:table-cell>
          <table:table-cell table:formula="of:=[$zgony.$D$2] * [$zgony.$B$96] + (1 - [$zgony.$D$2]) * [$zgony.$D$99]" office:value-type="float" office:value="32.6609472340757" calcext:value-type="float">
            <text:p>32.6609472340757</text:p>
          </table:table-cell>
          <table:table-cell office:value-type="float" office:value="100" calcext:value-type="float">
            <text:p>100</text:p>
          </table:table-cell>
          <table:table-cell table:formula="of:=INDEX([.$B$1:.$B$124]; 91; 1)" office:value-type="float" office:value="30.4" calcext:value-type="float">
            <text:p>30.4</text:p>
          </table:table-cell>
          <table:table-cell table:formula="of:=[.$G$7] * [.$F$100] + [.$G$8]" office:value-type="float" office:value="53.2255123952365" calcext:value-type="float">
            <text:p>53.2255123952365</text:p>
          </table:table-cell>
          <table:table-cell table:formula="of:=INDEX([.$E$1:.$E$124]; 91; 1)" office:value-type="float" office:value="91" calcext:value-type="float">
            <text:p>91</text:p>
          </table:table-cell>
          <table:table-cell table:formula="of:=[.$I$7] * [.$H$100] + [.$I$8]" office:value-type="float" office:value="33.4534542879622" calcext:value-type="float">
            <text:p>33.4534542879622</text:p>
          </table:table-cell>
          <table:table-cell/>
          <table:table-cell office:value-type="float" office:value="4" calcext:value-type="float">
            <text:p>4</text:p>
          </table:table-cell>
          <table:table-cell table:formula="of:=IF([.K100]=1;[.B100];)" office:value-type="float" office:value="0" calcext:value-type="float">
            <text:p>0</text:p>
          </table:table-cell>
          <table:table-cell table:formula="of:=IF([.$K100]=2;[.$B100];)" office:value-type="float" office:value="0" calcext:value-type="float">
            <text:p>0</text:p>
          </table:table-cell>
          <table:table-cell table:formula="of:=IF([.$K100]=3;[.$B100];)" office:value-type="float" office:value="0" calcext:value-type="float">
            <text:p>0</text:p>
          </table:table-cell>
          <table:table-cell table:formula="of:=IF([.$K100]=4;[.$B100];)" office:value-type="float" office:value="35.7" calcext:value-type="float">
            <text:p>35.7</text:p>
          </table:table-cell>
          <table:table-cell table:formula="of:=IF([.$K100]=5;[.$B100];)" office:value-type="float" office:value="0" calcext:value-type="float">
            <text:p>0</text:p>
          </table:table-cell>
          <table:table-cell table:formula="of:=IF([.$K105]=4;[.$B100];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018-05-01</text:p>
          </table:table-cell>
          <table:table-cell office:value-type="float" office:value="31.4" calcext:value-type="float">
            <text:p>31.4</text:p>
          </table:table-cell>
          <table:table-cell table:formula="of:=AVERAGE([$zgony.$B$98:.$B$101])" office:value-type="float" office:value="36.15" calcext:value-type="float">
            <text:p>36.15</text:p>
          </table:table-cell>
          <table:table-cell table:formula="of:=[$zgony.$D$2] * [$zgony.$B$97] + (1 - [$zgony.$D$2]) * [$zgony.$D$100]" office:value-type="float" office:value="34.0687577872606" calcext:value-type="float">
            <text:p>34.0687577872606</text:p>
          </table:table-cell>
          <table:table-cell office:value-type="float" office:value="101" calcext:value-type="float">
            <text:p>101</text:p>
          </table:table-cell>
          <table:table-cell table:formula="of:=INDEX([.$B$1:.$B$124]; 92; 1)" office:value-type="float" office:value="31" calcext:value-type="float">
            <text:p>31</text:p>
          </table:table-cell>
          <table:table-cell table:formula="of:=[.$G$7] * [.$F$101] + [.$G$8]" office:value-type="float" office:value="55.6697981826768" calcext:value-type="float">
            <text:p>55.6697981826768</text:p>
          </table:table-cell>
          <table:table-cell table:formula="of:=INDEX([.$E$1:.$E$124]; 92; 1)" office:value-type="float" office:value="92" calcext:value-type="float">
            <text:p>92</text:p>
          </table:table-cell>
          <table:table-cell table:formula="of:=[.$I$7] * [.$H$101] + [.$I$8]" office:value-type="float" office:value="33.4807118804091" calcext:value-type="float">
            <text:p>33.4807118804091</text:p>
          </table:table-cell>
          <table:table-cell/>
          <table:table-cell office:value-type="float" office:value="5" calcext:value-type="float">
            <text:p>5</text:p>
          </table:table-cell>
          <table:table-cell table:formula="of:=IF([.K101]=1;[.B101];)" office:value-type="float" office:value="0" calcext:value-type="float">
            <text:p>0</text:p>
          </table:table-cell>
          <table:table-cell table:formula="of:=IF([.$K101]=2;[.$B101];)" office:value-type="float" office:value="0" calcext:value-type="float">
            <text:p>0</text:p>
          </table:table-cell>
          <table:table-cell table:formula="of:=IF([.$K101]=3;[.$B101];)" office:value-type="float" office:value="0" calcext:value-type="float">
            <text:p>0</text:p>
          </table:table-cell>
          <table:table-cell table:formula="of:=IF([.$K101]=4;[.$B101];)" office:value-type="float" office:value="0" calcext:value-type="float">
            <text:p>0</text:p>
          </table:table-cell>
          <table:table-cell table:formula="of:=IF([.$K101]=5;[.$B101];)" office:value-type="float" office:value="31.4" calcext:value-type="float">
            <text:p>31.4</text:p>
          </table:table-cell>
          <table:table-cell table:formula="of:=IF([.$K106]=4;[.$B101];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018-06-01</text:p>
          </table:table-cell>
          <table:table-cell office:value-type="float" office:value="30.8" calcext:value-type="float">
            <text:p>30.8</text:p>
          </table:table-cell>
          <table:table-cell table:formula="of:=AVERAGE([$zgony.$B$99:.$B$102])" office:value-type="float" office:value="34.65" calcext:value-type="float">
            <text:p>34.65</text:p>
          </table:table-cell>
          <table:table-cell table:formula="of:=[$zgony.$D$2] * [$zgony.$B$98] + (1 - [$zgony.$D$2]) * [$zgony.$D$101]" office:value-type="float" office:value="34.6150062298085" calcext:value-type="float">
            <text:p>34.6150062298085</text:p>
          </table:table-cell>
          <table:table-cell office:value-type="float" office:value="102" calcext:value-type="float">
            <text:p>102</text:p>
          </table:table-cell>
          <table:table-cell table:formula="of:=INDEX([.$B$1:.$B$124]; 93; 1)" office:value-type="float" office:value="29.9" calcext:value-type="float">
            <text:p>29.9</text:p>
          </table:table-cell>
          <table:table-cell table:formula="of:=[.$G$7] * [.$F$102] + [.$G$8]" office:value-type="float" office:value="51.1886075723695" calcext:value-type="float">
            <text:p>51.1886075723695</text:p>
          </table:table-cell>
          <table:table-cell table:formula="of:=INDEX([.$E$1:.$E$124]; 93; 1)" office:value-type="float" office:value="93" calcext:value-type="float">
            <text:p>93</text:p>
          </table:table-cell>
          <table:table-cell table:formula="of:=[.$I$7] * [.$H$102] + [.$I$8]" office:value-type="float" office:value="33.507969472856" calcext:value-type="float">
            <text:p>33.507969472856</text:p>
          </table:table-cell>
          <table:table-cell/>
          <table:table-cell office:value-type="float" office:value="6" calcext:value-type="float">
            <text:p>6</text:p>
          </table:table-cell>
          <table:table-cell table:formula="of:=IF([.K102]=1;[.B102];)" office:value-type="float" office:value="0" calcext:value-type="float">
            <text:p>0</text:p>
          </table:table-cell>
          <table:table-cell table:formula="of:=IF([.$K102]=2;[.$B102];)" office:value-type="float" office:value="0" calcext:value-type="float">
            <text:p>0</text:p>
          </table:table-cell>
          <table:table-cell table:formula="of:=IF([.$K102]=3;[.$B102];)" office:value-type="float" office:value="0" calcext:value-type="float">
            <text:p>0</text:p>
          </table:table-cell>
          <table:table-cell table:formula="of:=IF([.$K102]=4;[.$B102];)" office:value-type="float" office:value="0" calcext:value-type="float">
            <text:p>0</text:p>
          </table:table-cell>
          <table:table-cell table:formula="of:=IF([.$K102]=5;[.$B102];)" office:value-type="float" office:value="0" calcext:value-type="float">
            <text:p>0</text:p>
          </table:table-cell>
          <table:table-cell table:formula="of:=IF([.$K107]=4;[.$B102];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018-07-01</text:p>
          </table:table-cell>
          <table:table-cell office:value-type="float" office:value="33" calcext:value-type="float">
            <text:p>33</text:p>
          </table:table-cell>
          <table:table-cell table:formula="of:=AVERAGE([$zgony.$B$100:.$B$103])" office:value-type="float" office:value="32.725" calcext:value-type="float">
            <text:p>32.725</text:p>
          </table:table-cell>
          <table:table-cell table:formula="of:=[$zgony.$D$2] * [$zgony.$B$99] + (1 - [$zgony.$D$2]) * [$zgony.$D$102]" office:value-type="float" office:value="35.8320049838468" calcext:value-type="float">
            <text:p>35.8320049838468</text:p>
          </table:table-cell>
          <table:table-cell office:value-type="float" office:value="103" calcext:value-type="float">
            <text:p>103</text:p>
          </table:table-cell>
          <table:table-cell table:formula="of:=INDEX([.$B$1:.$B$124]; 94; 1)" office:value-type="float" office:value="35.1" calcext:value-type="float">
            <text:p>35.1</text:p>
          </table:table-cell>
          <table:table-cell table:formula="of:=[.$G$7] * [.$F$103] + [.$G$8]" office:value-type="float" office:value="72.3724177301857" calcext:value-type="float">
            <text:p>72.3724177301857</text:p>
          </table:table-cell>
          <table:table-cell table:formula="of:=INDEX([.$E$1:.$E$124]; 94; 1)" office:value-type="float" office:value="94" calcext:value-type="float">
            <text:p>94</text:p>
          </table:table-cell>
          <table:table-cell table:formula="of:=[.$I$7] * [.$H$103] + [.$I$8]" office:value-type="float" office:value="33.5352270653029" calcext:value-type="float">
            <text:p>33.5352270653029</text:p>
          </table:table-cell>
          <table:table-cell/>
          <table:table-cell office:value-type="float" office:value="7" calcext:value-type="float">
            <text:p>7</text:p>
          </table:table-cell>
          <table:table-cell table:formula="of:=IF([.K103]=1;[.B103];)" office:value-type="float" office:value="0" calcext:value-type="float">
            <text:p>0</text:p>
          </table:table-cell>
          <table:table-cell table:formula="of:=IF([.$K103]=2;[.$B103];)" office:value-type="float" office:value="0" calcext:value-type="float">
            <text:p>0</text:p>
          </table:table-cell>
          <table:table-cell table:formula="of:=IF([.$K103]=3;[.$B103];)" office:value-type="float" office:value="0" calcext:value-type="float">
            <text:p>0</text:p>
          </table:table-cell>
          <table:table-cell table:formula="of:=IF([.$K103]=4;[.$B103];)" office:value-type="float" office:value="0" calcext:value-type="float">
            <text:p>0</text:p>
          </table:table-cell>
          <table:table-cell table:formula="of:=IF([.$K103]=5;[.$B103];)" office:value-type="float" office:value="0" calcext:value-type="float">
            <text:p>0</text:p>
          </table:table-cell>
          <table:table-cell table:formula="of:=IF([.$K108]=4;[.$B103];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018-08-01</text:p>
          </table:table-cell>
          <table:table-cell office:value-type="float" office:value="31.9" calcext:value-type="float">
            <text:p>31.9</text:p>
          </table:table-cell>
          <table:table-cell table:formula="of:=AVERAGE([$zgony.$B$101:.$B$104])" office:value-type="float" office:value="31.775" calcext:value-type="float">
            <text:p>31.775</text:p>
          </table:table-cell>
          <table:table-cell table:formula="of:=[$zgony.$D$2] * [$zgony.$B$100] + (1 - [$zgony.$D$2]) * [$zgony.$D$103]" office:value-type="float" office:value="35.8056039870774" calcext:value-type="float">
            <text:p>35.8056039870774</text:p>
          </table:table-cell>
          <table:table-cell office:value-type="float" office:value="104" calcext:value-type="float">
            <text:p>104</text:p>
          </table:table-cell>
          <table:table-cell table:formula="of:=INDEX([.$B$1:.$B$124]; 95; 1)" office:value-type="float" office:value="32.4" calcext:value-type="float">
            <text:p>32.4</text:p>
          </table:table-cell>
          <table:table-cell table:formula="of:=[.$G$7] * [.$F$104] + [.$G$8]" office:value-type="float" office:value="61.3731316867042" calcext:value-type="float">
            <text:p>61.3731316867042</text:p>
          </table:table-cell>
          <table:table-cell table:formula="of:=INDEX([.$E$1:.$E$124]; 95; 1)" office:value-type="float" office:value="95" calcext:value-type="float">
            <text:p>95</text:p>
          </table:table-cell>
          <table:table-cell table:formula="of:=[.$I$7] * [.$H$104] + [.$I$8]" office:value-type="float" office:value="33.5624846577498" calcext:value-type="float">
            <text:p>33.5624846577498</text:p>
          </table:table-cell>
          <table:table-cell/>
          <table:table-cell office:value-type="float" office:value="8" calcext:value-type="float">
            <text:p>8</text:p>
          </table:table-cell>
          <table:table-cell table:formula="of:=IF([.K104]=1;[.B104];)" office:value-type="float" office:value="0" calcext:value-type="float">
            <text:p>0</text:p>
          </table:table-cell>
          <table:table-cell table:formula="of:=IF([.$K104]=2;[.$B104];)" office:value-type="float" office:value="0" calcext:value-type="float">
            <text:p>0</text:p>
          </table:table-cell>
          <table:table-cell table:formula="of:=IF([.$K104]=3;[.$B104];)" office:value-type="float" office:value="0" calcext:value-type="float">
            <text:p>0</text:p>
          </table:table-cell>
          <table:table-cell table:formula="of:=IF([.$K104]=4;[.$B104];)" office:value-type="float" office:value="0" calcext:value-type="float">
            <text:p>0</text:p>
          </table:table-cell>
          <table:table-cell table:formula="of:=IF([.$K104]=5;[.$B104];)" office:value-type="float" office:value="0" calcext:value-type="float">
            <text:p>0</text:p>
          </table:table-cell>
          <table:table-cell table:formula="of:=IF([.$K109]=4;[.$B104];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018-09-01</text:p>
          </table:table-cell>
          <table:table-cell office:value-type="float" office:value="29.1" calcext:value-type="float">
            <text:p>29.1</text:p>
          </table:table-cell>
          <table:table-cell table:formula="of:=AVERAGE([$zgony.$B$102:.$B$105])" office:value-type="float" office:value="31.2" calcext:value-type="float">
            <text:p>31.2</text:p>
          </table:table-cell>
          <table:table-cell table:formula="of:=[$zgony.$D$2] * [$zgony.$B$101] + (1 - [$zgony.$D$2]) * [$zgony.$D$104]" office:value-type="float" office:value="34.9244831896619" calcext:value-type="float">
            <text:p>34.9244831896619</text:p>
          </table:table-cell>
          <table:table-cell office:value-type="float" office:value="105" calcext:value-type="float">
            <text:p>105</text:p>
          </table:table-cell>
          <table:table-cell table:formula="of:=INDEX([.$B$1:.$B$124]; 96; 1)" office:value-type="float" office:value="33.3" calcext:value-type="float">
            <text:p>33.3</text:p>
          </table:table-cell>
          <table:table-cell table:formula="of:=[.$G$7] * [.$F$105] + [.$G$8]" office:value-type="float" office:value="65.0395603678647" calcext:value-type="float">
            <text:p>65.0395603678647</text:p>
          </table:table-cell>
          <table:table-cell table:formula="of:=INDEX([.$E$1:.$E$124]; 96; 1)" office:value-type="float" office:value="96" calcext:value-type="float">
            <text:p>96</text:p>
          </table:table-cell>
          <table:table-cell table:formula="of:=[.$I$7] * [.$H$105] + [.$I$8]" office:value-type="float" office:value="33.5897422501967" calcext:value-type="float">
            <text:p>33.5897422501967</text:p>
          </table:table-cell>
          <table:table-cell/>
          <table:table-cell office:value-type="float" office:value="9" calcext:value-type="float">
            <text:p>9</text:p>
          </table:table-cell>
          <table:table-cell table:formula="of:=IF([.K105]=1;[.B105];)" office:value-type="float" office:value="0" calcext:value-type="float">
            <text:p>0</text:p>
          </table:table-cell>
          <table:table-cell table:formula="of:=IF([.$K105]=2;[.$B105];)" office:value-type="float" office:value="0" calcext:value-type="float">
            <text:p>0</text:p>
          </table:table-cell>
          <table:table-cell table:formula="of:=IF([.$K105]=3;[.$B105];)" office:value-type="float" office:value="0" calcext:value-type="float">
            <text:p>0</text:p>
          </table:table-cell>
          <table:table-cell table:formula="of:=IF([.$K105]=4;[.$B105];)" office:value-type="float" office:value="0" calcext:value-type="float">
            <text:p>0</text:p>
          </table:table-cell>
          <table:table-cell table:formula="of:=IF([.$K105]=5;[.$B105];)" office:value-type="float" office:value="0" calcext:value-type="float">
            <text:p>0</text:p>
          </table:table-cell>
          <table:table-cell table:formula="of:=IF([.$K110]=4;[.$B105];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018-10-01</text:p>
          </table:table-cell>
          <table:table-cell office:value-type="float" office:value="36.1" calcext:value-type="float">
            <text:p>36.1</text:p>
          </table:table-cell>
          <table:table-cell table:formula="of:=AVERAGE([$zgony.$B$103:.$B$106])" office:value-type="float" office:value="32.525" calcext:value-type="float">
            <text:p>32.525</text:p>
          </table:table-cell>
          <table:table-cell table:formula="of:=[$zgony.$D$2] * [$zgony.$B$102] + (1 - [$zgony.$D$2]) * [$zgony.$D$105]" office:value-type="float" office:value="34.0995865517296" calcext:value-type="float">
            <text:p>34.0995865517296</text:p>
          </table:table-cell>
          <table:table-cell office:value-type="float" office:value="106" calcext:value-type="float">
            <text:p>106</text:p>
          </table:table-cell>
          <table:table-cell table:formula="of:=INDEX([.$B$1:.$B$124]; 97; 1)" office:value-type="float" office:value="39.7" calcext:value-type="float">
            <text:p>39.7</text:p>
          </table:table-cell>
          <table:table-cell table:formula="of:=[.$G$7] * [.$F$106] + [.$G$8]" office:value-type="float" office:value="91.1119421005616" calcext:value-type="float">
            <text:p>91.1119421005616</text:p>
          </table:table-cell>
          <table:table-cell table:formula="of:=INDEX([.$E$1:.$E$124]; 97; 1)" office:value-type="float" office:value="97" calcext:value-type="float">
            <text:p>97</text:p>
          </table:table-cell>
          <table:table-cell table:formula="of:=[.$I$7] * [.$H$106] + [.$I$8]" office:value-type="float" office:value="33.6169998426436" calcext:value-type="float">
            <text:p>33.6169998426436</text:p>
          </table:table-cell>
          <table:table-cell/>
          <table:table-cell office:value-type="float" office:value="10" calcext:value-type="float">
            <text:p>10</text:p>
          </table:table-cell>
          <table:table-cell table:formula="of:=IF([.K106]=1;[.B106];)" office:value-type="float" office:value="0" calcext:value-type="float">
            <text:p>0</text:p>
          </table:table-cell>
          <table:table-cell table:formula="of:=IF([.$K106]=2;[.$B106];)" office:value-type="float" office:value="0" calcext:value-type="float">
            <text:p>0</text:p>
          </table:table-cell>
          <table:table-cell table:formula="of:=IF([.$K106]=3;[.$B106];)" office:value-type="float" office:value="0" calcext:value-type="float">
            <text:p>0</text:p>
          </table:table-cell>
          <table:table-cell table:formula="of:=IF([.$K106]=4;[.$B106];)" office:value-type="float" office:value="0" calcext:value-type="float">
            <text:p>0</text:p>
          </table:table-cell>
          <table:table-cell table:formula="of:=IF([.$K106]=5;[.$B106];)" office:value-type="float" office:value="0" calcext:value-type="float">
            <text:p>0</text:p>
          </table:table-cell>
          <table:table-cell table:formula="of:=IF([.$K111]=4;[.$B106];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018-11-01</text:p>
          </table:table-cell>
          <table:table-cell office:value-type="float" office:value="32.8" calcext:value-type="float">
            <text:p>32.8</text:p>
          </table:table-cell>
          <table:table-cell table:formula="of:=AVERAGE([$zgony.$B$104:.$B$107])" office:value-type="float" office:value="32.475" calcext:value-type="float">
            <text:p>32.475</text:p>
          </table:table-cell>
          <table:table-cell table:formula="of:=[$zgony.$D$2] * [$zgony.$B$103] + (1 - [$zgony.$D$2]) * [$zgony.$D$106]" office:value-type="float" office:value="33.8796692413836" calcext:value-type="float">
            <text:p>33.8796692413836</text:p>
          </table:table-cell>
          <table:table-cell office:value-type="float" office:value="107" calcext:value-type="float">
            <text:p>107</text:p>
          </table:table-cell>
          <table:table-cell table:formula="of:=INDEX([.$B$1:.$B$124]; 98; 1)" office:value-type="float" office:value="36.8" calcext:value-type="float">
            <text:p>36.8</text:p>
          </table:table-cell>
          <table:table-cell table:formula="of:=[.$G$7] * [.$F$107] + [.$G$8]" office:value-type="float" office:value="79.2978941279333" calcext:value-type="float">
            <text:p>79.2978941279333</text:p>
          </table:table-cell>
          <table:table-cell table:formula="of:=INDEX([.$E$1:.$E$124]; 98; 1)" office:value-type="float" office:value="98" calcext:value-type="float">
            <text:p>98</text:p>
          </table:table-cell>
          <table:table-cell table:formula="of:=[.$I$7] * [.$H$107] + [.$I$8]" office:value-type="float" office:value="33.6442574350905" calcext:value-type="float">
            <text:p>33.6442574350905</text:p>
          </table:table-cell>
          <table:table-cell/>
          <table:table-cell office:value-type="float" office:value="11" calcext:value-type="float">
            <text:p>11</text:p>
          </table:table-cell>
          <table:table-cell table:formula="of:=IF([.K107]=1;[.B107];)" office:value-type="float" office:value="0" calcext:value-type="float">
            <text:p>0</text:p>
          </table:table-cell>
          <table:table-cell table:formula="of:=IF([.$K107]=2;[.$B107];)" office:value-type="float" office:value="0" calcext:value-type="float">
            <text:p>0</text:p>
          </table:table-cell>
          <table:table-cell table:formula="of:=IF([.$K107]=3;[.$B107];)" office:value-type="float" office:value="0" calcext:value-type="float">
            <text:p>0</text:p>
          </table:table-cell>
          <table:table-cell table:formula="of:=IF([.$K107]=4;[.$B107];)" office:value-type="float" office:value="0" calcext:value-type="float">
            <text:p>0</text:p>
          </table:table-cell>
          <table:table-cell table:formula="of:=IF([.$K107]=5;[.$B107];)" office:value-type="float" office:value="0" calcext:value-type="float">
            <text:p>0</text:p>
          </table:table-cell>
          <table:table-cell table:formula="of:=IF([.$K112]=4;[.$B107];)" office:value-type="float" office:value="32.8" calcext:value-type="float">
            <text:p>32.8</text:p>
          </table:table-cell>
          <table:table-cell/>
        </table:table-row>
        <table:table-row table:style-name="ro1">
          <table:table-cell office:value-type="string" calcext:value-type="string">
            <text:p>2018-12-01</text:p>
          </table:table-cell>
          <table:table-cell office:value-type="float" office:value="35.9" calcext:value-type="float">
            <text:p>35.9</text:p>
          </table:table-cell>
          <table:table-cell table:formula="of:=AVERAGE([$zgony.$B$105:.$B$108])" office:value-type="float" office:value="33.475" calcext:value-type="float">
            <text:p>33.475</text:p>
          </table:table-cell>
          <table:table-cell table:formula="of:=[$zgony.$D$2] * [$zgony.$B$104] + (1 - [$zgony.$D$2]) * [$zgony.$D$107]" office:value-type="float" office:value="33.4837353931069" calcext:value-type="float">
            <text:p>33.4837353931069</text:p>
          </table:table-cell>
          <table:table-cell office:value-type="float" office:value="108" calcext:value-type="float">
            <text:p>108</text:p>
          </table:table-cell>
          <table:table-cell table:formula="of:=INDEX([.$B$1:.$B$124]; 99; 1)" office:value-type="float" office:value="40.7" calcext:value-type="float">
            <text:p>40.7</text:p>
          </table:table-cell>
          <table:table-cell table:formula="of:=[.$G$7] * [.$F$108] + [.$G$8]" office:value-type="float" office:value="95.1857517462954" calcext:value-type="float">
            <text:p>95.1857517462954</text:p>
          </table:table-cell>
          <table:table-cell table:formula="of:=INDEX([.$E$1:.$E$124]; 99; 1)" office:value-type="float" office:value="99" calcext:value-type="float">
            <text:p>99</text:p>
          </table:table-cell>
          <table:table-cell table:formula="of:=[.$I$7] * [.$H$108] + [.$I$8]" office:value-type="float" office:value="33.6715150275374" calcext:value-type="float">
            <text:p>33.6715150275374</text:p>
          </table:table-cell>
          <table:table-cell/>
          <table:table-cell office:value-type="float" office:value="12" calcext:value-type="float">
            <text:p>12</text:p>
          </table:table-cell>
          <table:table-cell table:formula="of:=IF([.K108]=1;[.B108];)" office:value-type="float" office:value="0" calcext:value-type="float">
            <text:p>0</text:p>
          </table:table-cell>
          <table:table-cell table:formula="of:=IF([.$K108]=2;[.$B108];)" office:value-type="float" office:value="0" calcext:value-type="float">
            <text:p>0</text:p>
          </table:table-cell>
          <table:table-cell table:formula="of:=IF([.$K108]=3;[.$B108];)" office:value-type="float" office:value="0" calcext:value-type="float">
            <text:p>0</text:p>
          </table:table-cell>
          <table:table-cell table:formula="of:=IF([.$K108]=4;[.$B108];)" office:value-type="float" office:value="0" calcext:value-type="float">
            <text:p>0</text:p>
          </table:table-cell>
          <table:table-cell table:formula="of:=IF([.$K108]=5;[.$B108];)" office:value-type="float" office:value="0" calcext:value-type="float">
            <text:p>0</text:p>
          </table:table-cell>
          <table:table-cell table:formula="of:=IF([.$K113]=4;[.$B108];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019-01-01</text:p>
          </table:table-cell>
          <table:table-cell office:value-type="float" office:value="39.2" calcext:value-type="float">
            <text:p>39.2</text:p>
          </table:table-cell>
          <table:table-cell table:formula="of:=AVERAGE([$zgony.$B$106:.$B$109])" office:value-type="float" office:value="36" calcext:value-type="float">
            <text:p>36</text:p>
          </table:table-cell>
          <table:table-cell table:formula="of:=[$zgony.$D$2] * [$zgony.$B$105] + (1 - [$zgony.$D$2]) * [$zgony.$D$108]" office:value-type="float" office:value="32.6069883144855" calcext:value-type="float">
            <text:p>32.6069883144855</text:p>
          </table:table-cell>
          <table:table-cell office:value-type="float" office:value="109" calcext:value-type="float">
            <text:p>109</text:p>
          </table:table-cell>
          <table:table-cell table:formula="of:=INDEX([.$B$1:.$B$124]; 100; 1)" office:value-type="float" office:value="35.7" calcext:value-type="float">
            <text:p>35.7</text:p>
          </table:table-cell>
          <table:table-cell table:formula="of:=[.$G$7] * [.$F$109] + [.$G$8]" office:value-type="float" office:value="74.816703517626" calcext:value-type="float">
            <text:p>74.816703517626</text:p>
          </table:table-cell>
          <table:table-cell table:formula="of:=INDEX([.$E$1:.$E$124]; 100; 1)" office:value-type="float" office:value="100" calcext:value-type="float">
            <text:p>100</text:p>
          </table:table-cell>
          <table:table-cell table:formula="of:=[.$I$7] * [.$H$109] + [.$I$8]" office:value-type="float" office:value="33.6987726199843" calcext:value-type="float">
            <text:p>33.6987726199843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K109]=1;[.B109];)" office:value-type="float" office:value="39.2" calcext:value-type="float">
            <text:p>39.2</text:p>
          </table:table-cell>
          <table:table-cell table:formula="of:=IF([.$K109]=2;[.$B109];)" office:value-type="float" office:value="0" calcext:value-type="float">
            <text:p>0</text:p>
          </table:table-cell>
          <table:table-cell table:formula="of:=IF([.$K109]=3;[.$B109];)" office:value-type="float" office:value="0" calcext:value-type="float">
            <text:p>0</text:p>
          </table:table-cell>
          <table:table-cell table:formula="of:=IF([.$K109]=4;[.$B109];)" office:value-type="float" office:value="0" calcext:value-type="float">
            <text:p>0</text:p>
          </table:table-cell>
          <table:table-cell table:formula="of:=IF([.$K109]=5;[.$B109];)" office:value-type="float" office:value="0" calcext:value-type="float">
            <text:p>0</text:p>
          </table:table-cell>
          <table:table-cell table:formula="of:=IF([.$K114]=4;[.$B109];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019-02-01</text:p>
          </table:table-cell>
          <table:table-cell office:value-type="float" office:value="36.3" calcext:value-type="float">
            <text:p>36.3</text:p>
          </table:table-cell>
          <table:table-cell table:formula="of:=AVERAGE([$zgony.$B$107:.$B$110])" office:value-type="float" office:value="36.05" calcext:value-type="float">
            <text:p>36.05</text:p>
          </table:table-cell>
          <table:table-cell table:formula="of:=[$zgony.$D$2] * [$zgony.$B$106] + (1 - [$zgony.$D$2]) * [$zgony.$D$109]" office:value-type="float" office:value="33.3055906515884" calcext:value-type="float">
            <text:p>33.3055906515884</text:p>
          </table:table-cell>
          <table:table-cell office:value-type="float" office:value="110" calcext:value-type="float">
            <text:p>110</text:p>
          </table:table-cell>
          <table:table-cell table:formula="of:=INDEX([.$B$1:.$B$124]; 101; 1)" office:value-type="float" office:value="31.4" calcext:value-type="float">
            <text:p>31.4</text:p>
          </table:table-cell>
          <table:table-cell table:formula="of:=[.$G$7] * [.$F$110] + [.$G$8]" office:value-type="float" office:value="57.2993220409703" calcext:value-type="float">
            <text:p>57.2993220409703</text:p>
          </table:table-cell>
          <table:table-cell table:formula="of:=INDEX([.$E$1:.$E$124]; 101; 1)" office:value-type="float" office:value="101" calcext:value-type="float">
            <text:p>101</text:p>
          </table:table-cell>
          <table:table-cell table:formula="of:=[.$I$7] * [.$H$110] + [.$I$8]" office:value-type="float" office:value="33.7260302124312" calcext:value-type="float">
            <text:p>33.7260302124312</text:p>
          </table:table-cell>
          <table:table-cell/>
          <table:table-cell office:value-type="float" office:value="2" calcext:value-type="float">
            <text:p>2</text:p>
          </table:table-cell>
          <table:table-cell table:formula="of:=IF([.K110]=1;[.B110];)" office:value-type="float" office:value="0" calcext:value-type="float">
            <text:p>0</text:p>
          </table:table-cell>
          <table:table-cell table:formula="of:=IF([.$K110]=2;[.$B110];)" office:value-type="float" office:value="36.3" calcext:value-type="float">
            <text:p>36.3</text:p>
          </table:table-cell>
          <table:table-cell table:formula="of:=IF([.$K110]=3;[.$B110];)" office:value-type="float" office:value="0" calcext:value-type="float">
            <text:p>0</text:p>
          </table:table-cell>
          <table:table-cell table:formula="of:=IF([.$K110]=4;[.$B110];)" office:value-type="float" office:value="0" calcext:value-type="float">
            <text:p>0</text:p>
          </table:table-cell>
          <table:table-cell table:formula="of:=IF([.$K110]=5;[.$B110];)" office:value-type="float" office:value="0" calcext:value-type="float">
            <text:p>0</text:p>
          </table:table-cell>
          <table:table-cell table:formula="of:=IF([.$K115]=4;[.$B110];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019-03-01</text:p>
          </table:table-cell>
          <table:table-cell office:value-type="float" office:value="34.1" calcext:value-type="float">
            <text:p>34.1</text:p>
          </table:table-cell>
          <table:table-cell table:formula="of:=AVERAGE([$zgony.$B$108:.$B$111])" office:value-type="float" office:value="36.375" calcext:value-type="float">
            <text:p>36.375</text:p>
          </table:table-cell>
          <table:table-cell table:formula="of:=[$zgony.$D$2] * [$zgony.$B$107] + (1 - [$zgony.$D$2]) * [$zgony.$D$110]" office:value-type="float" office:value="33.2044725212707" calcext:value-type="float">
            <text:p>33.2044725212707</text:p>
          </table:table-cell>
          <table:table-cell office:value-type="float" office:value="111" calcext:value-type="float">
            <text:p>111</text:p>
          </table:table-cell>
          <table:table-cell table:formula="of:=INDEX([.$B$1:.$B$124]; 102; 1)" office:value-type="float" office:value="30.8" calcext:value-type="float">
            <text:p>30.8</text:p>
          </table:table-cell>
          <table:table-cell table:formula="of:=[.$G$7] * [.$F$111] + [.$G$8]" office:value-type="float" office:value="54.85503625353" calcext:value-type="float">
            <text:p>54.85503625353</text:p>
          </table:table-cell>
          <table:table-cell table:formula="of:=INDEX([.$E$1:.$E$124]; 102; 1)" office:value-type="float" office:value="102" calcext:value-type="float">
            <text:p>102</text:p>
          </table:table-cell>
          <table:table-cell table:formula="of:=[.$I$7] * [.$H$111] + [.$I$8]" office:value-type="float" office:value="33.7532878048781" calcext:value-type="float">
            <text:p>33.7532878048781</text:p>
          </table:table-cell>
          <table:table-cell/>
          <table:table-cell office:value-type="float" office:value="3" calcext:value-type="float">
            <text:p>3</text:p>
          </table:table-cell>
          <table:table-cell table:formula="of:=IF([.K111]=1;[.B111];)" office:value-type="float" office:value="0" calcext:value-type="float">
            <text:p>0</text:p>
          </table:table-cell>
          <table:table-cell table:formula="of:=IF([.$K111]=2;[.$B111];)" office:value-type="float" office:value="0" calcext:value-type="float">
            <text:p>0</text:p>
          </table:table-cell>
          <table:table-cell table:formula="of:=IF([.$K111]=3;[.$B111];)" office:value-type="float" office:value="34.1" calcext:value-type="float">
            <text:p>34.1</text:p>
          </table:table-cell>
          <table:table-cell table:formula="of:=IF([.$K111]=4;[.$B111];)" office:value-type="float" office:value="0" calcext:value-type="float">
            <text:p>0</text:p>
          </table:table-cell>
          <table:table-cell table:formula="of:=IF([.$K111]=5;[.$B111];)" office:value-type="float" office:value="0" calcext:value-type="float">
            <text:p>0</text:p>
          </table:table-cell>
          <table:table-cell table:formula="of:=IF([.$K116]=4;[.$B111];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019-04-01</text:p>
          </table:table-cell>
          <table:table-cell office:value-type="float" office:value="35.5" calcext:value-type="float">
            <text:p>35.5</text:p>
          </table:table-cell>
          <table:table-cell table:formula="of:=AVERAGE([$zgony.$B$109:.$B$112])" office:value-type="float" office:value="36.275" calcext:value-type="float">
            <text:p>36.275</text:p>
          </table:table-cell>
          <table:table-cell table:formula="of:=[$zgony.$D$2] * [$zgony.$B$108] + (1 - [$zgony.$D$2]) * [$zgony.$D$111]" office:value-type="float" office:value="33.7435780170166" calcext:value-type="float">
            <text:p>33.7435780170166</text:p>
          </table:table-cell>
          <table:table-cell office:value-type="float" office:value="112" calcext:value-type="float">
            <text:p>112</text:p>
          </table:table-cell>
          <table:table-cell table:formula="of:=INDEX([.$B$1:.$B$124]; 103; 1)" office:value-type="float" office:value="33" calcext:value-type="float">
            <text:p>33</text:p>
          </table:table-cell>
          <table:table-cell table:formula="of:=[.$G$7] * [.$F$112] + [.$G$8]" office:value-type="float" office:value="63.8174174741445" calcext:value-type="float">
            <text:p>63.8174174741445</text:p>
          </table:table-cell>
          <table:table-cell table:formula="of:=INDEX([.$E$1:.$E$124]; 103; 1)" office:value-type="float" office:value="103" calcext:value-type="float">
            <text:p>103</text:p>
          </table:table-cell>
          <table:table-cell table:formula="of:=[.$I$7] * [.$H$112] + [.$I$8]" office:value-type="float" office:value="33.7805453973249" calcext:value-type="float">
            <text:p>33.7805453973249</text:p>
          </table:table-cell>
          <table:table-cell/>
          <table:table-cell office:value-type="float" office:value="4" calcext:value-type="float">
            <text:p>4</text:p>
          </table:table-cell>
          <table:table-cell table:formula="of:=IF([.K112]=1;[.B112];)" office:value-type="float" office:value="0" calcext:value-type="float">
            <text:p>0</text:p>
          </table:table-cell>
          <table:table-cell table:formula="of:=IF([.$K112]=2;[.$B112];)" office:value-type="float" office:value="0" calcext:value-type="float">
            <text:p>0</text:p>
          </table:table-cell>
          <table:table-cell table:formula="of:=IF([.$K112]=3;[.$B112];)" office:value-type="float" office:value="0" calcext:value-type="float">
            <text:p>0</text:p>
          </table:table-cell>
          <table:table-cell table:formula="of:=IF([.$K112]=4;[.$B112];)" office:value-type="float" office:value="35.5" calcext:value-type="float">
            <text:p>35.5</text:p>
          </table:table-cell>
          <table:table-cell table:formula="of:=IF([.$K112]=5;[.$B112];)" office:value-type="float" office:value="0" calcext:value-type="float">
            <text:p>0</text:p>
          </table:table-cell>
          <table:table-cell table:formula="of:=IF([.$K117]=4;[.$B112];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019-05-01</text:p>
          </table:table-cell>
          <table:table-cell office:value-type="float" office:value="33.2" calcext:value-type="float">
            <text:p>33.2</text:p>
          </table:table-cell>
          <table:table-cell table:formula="of:=AVERAGE([$zgony.$B$110:.$B$113])" office:value-type="float" office:value="34.775" calcext:value-type="float">
            <text:p>34.775</text:p>
          </table:table-cell>
          <table:table-cell table:formula="of:=[$zgony.$D$2] * [$zgony.$B$109] + (1 - [$zgony.$D$2]) * [$zgony.$D$112]" office:value-type="float" office:value="34.8348624136133" calcext:value-type="float">
            <text:p>34.8348624136133</text:p>
          </table:table-cell>
          <table:table-cell office:value-type="float" office:value="113" calcext:value-type="float">
            <text:p>113</text:p>
          </table:table-cell>
          <table:table-cell table:formula="of:=INDEX([.$B$1:.$B$124]; 104; 1)" office:value-type="float" office:value="31.9" calcext:value-type="float">
            <text:p>31.9</text:p>
          </table:table-cell>
          <table:table-cell table:formula="of:=[.$G$7] * [.$F$113] + [.$G$8]" office:value-type="float" office:value="59.3362268638373" calcext:value-type="float">
            <text:p>59.3362268638373</text:p>
          </table:table-cell>
          <table:table-cell table:formula="of:=INDEX([.$E$1:.$E$124]; 104; 1)" office:value-type="float" office:value="104" calcext:value-type="float">
            <text:p>104</text:p>
          </table:table-cell>
          <table:table-cell table:formula="of:=[.$I$7] * [.$H$113] + [.$I$8]" office:value-type="float" office:value="33.8078029897718" calcext:value-type="float">
            <text:p>33.8078029897718</text:p>
          </table:table-cell>
          <table:table-cell/>
          <table:table-cell office:value-type="float" office:value="5" calcext:value-type="float">
            <text:p>5</text:p>
          </table:table-cell>
          <table:table-cell table:formula="of:=IF([.K113]=1;[.B113];)" office:value-type="float" office:value="0" calcext:value-type="float">
            <text:p>0</text:p>
          </table:table-cell>
          <table:table-cell table:formula="of:=IF([.$K113]=2;[.$B113];)" office:value-type="float" office:value="0" calcext:value-type="float">
            <text:p>0</text:p>
          </table:table-cell>
          <table:table-cell table:formula="of:=IF([.$K113]=3;[.$B113];)" office:value-type="float" office:value="0" calcext:value-type="float">
            <text:p>0</text:p>
          </table:table-cell>
          <table:table-cell table:formula="of:=IF([.$K113]=4;[.$B113];)" office:value-type="float" office:value="0" calcext:value-type="float">
            <text:p>0</text:p>
          </table:table-cell>
          <table:table-cell table:formula="of:=IF([.$K113]=5;[.$B113];)" office:value-type="float" office:value="33.2" calcext:value-type="float">
            <text:p>33.2</text:p>
          </table:table-cell>
          <table:table-cell table:formula="of:=IF([.$K118]=4;[.$B113];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019-06-01</text:p>
          </table:table-cell>
          <table:table-cell office:value-type="float" office:value="31" calcext:value-type="float">
            <text:p>31</text:p>
          </table:table-cell>
          <table:table-cell table:formula="of:=AVERAGE([$zgony.$B$111:.$B$114])" office:value-type="float" office:value="33.45" calcext:value-type="float">
            <text:p>33.45</text:p>
          </table:table-cell>
          <table:table-cell table:formula="of:=[$zgony.$D$2] * [$zgony.$B$110] + (1 - [$zgony.$D$2]) * [$zgony.$D$113]" office:value-type="float" office:value="35.1278899308906" calcext:value-type="float">
            <text:p>35.1278899308906</text:p>
          </table:table-cell>
          <table:table-cell office:value-type="float" office:value="114" calcext:value-type="float">
            <text:p>114</text:p>
          </table:table-cell>
          <table:table-cell table:formula="of:=INDEX([.$B$1:.$B$124]; 105; 1)" office:value-type="float" office:value="29.1" calcext:value-type="float">
            <text:p>29.1</text:p>
          </table:table-cell>
          <table:table-cell table:formula="of:=[.$G$7] * [.$F$114] + [.$G$8]" office:value-type="float" office:value="47.9295598557824" calcext:value-type="float">
            <text:p>47.9295598557824</text:p>
          </table:table-cell>
          <table:table-cell table:formula="of:=INDEX([.$E$1:.$E$124]; 105; 1)" office:value-type="float" office:value="105" calcext:value-type="float">
            <text:p>105</text:p>
          </table:table-cell>
          <table:table-cell table:formula="of:=[.$I$7] * [.$H$114] + [.$I$8]" office:value-type="float" office:value="33.8350605822187" calcext:value-type="float">
            <text:p>33.8350605822187</text:p>
          </table:table-cell>
          <table:table-cell/>
          <table:table-cell office:value-type="float" office:value="6" calcext:value-type="float">
            <text:p>6</text:p>
          </table:table-cell>
          <table:table-cell table:formula="of:=IF([.K114]=1;[.B114];)" office:value-type="float" office:value="0" calcext:value-type="float">
            <text:p>0</text:p>
          </table:table-cell>
          <table:table-cell table:formula="of:=IF([.$K114]=2;[.$B114];)" office:value-type="float" office:value="0" calcext:value-type="float">
            <text:p>0</text:p>
          </table:table-cell>
          <table:table-cell table:formula="of:=IF([.$K114]=3;[.$B114];)" office:value-type="float" office:value="0" calcext:value-type="float">
            <text:p>0</text:p>
          </table:table-cell>
          <table:table-cell table:formula="of:=IF([.$K114]=4;[.$B114];)" office:value-type="float" office:value="0" calcext:value-type="float">
            <text:p>0</text:p>
          </table:table-cell>
          <table:table-cell table:formula="of:=IF([.$K114]=5;[.$B114];)" office:value-type="float" office:value="0" calcext:value-type="float">
            <text:p>0</text:p>
          </table:table-cell>
          <table:table-cell table:formula="of:=IF([.$K119]=4;[.$B114];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019-07-01</text:p>
          </table:table-cell>
          <table:table-cell office:value-type="float" office:value="34.5" calcext:value-type="float">
            <text:p>34.5</text:p>
          </table:table-cell>
          <table:table-cell table:formula="of:=AVERAGE([$zgony.$B$112:.$B$115])" office:value-type="float" office:value="33.55" calcext:value-type="float">
            <text:p>33.55</text:p>
          </table:table-cell>
          <table:table-cell table:formula="of:=[$zgony.$D$2] * [$zgony.$B$111] + (1 - [$zgony.$D$2]) * [$zgony.$D$114]" office:value-type="float" office:value="34.9223119447125" calcext:value-type="float">
            <text:p>34.9223119447125</text:p>
          </table:table-cell>
          <table:table-cell office:value-type="float" office:value="115" calcext:value-type="float">
            <text:p>115</text:p>
          </table:table-cell>
          <table:table-cell table:formula="of:=INDEX([.$B$1:.$B$124]; 106; 1)" office:value-type="float" office:value="36.1" calcext:value-type="float">
            <text:p>36.1</text:p>
          </table:table-cell>
          <table:table-cell table:formula="of:=[.$G$7] * [.$F$115] + [.$G$8]" office:value-type="float" office:value="76.4462273759196" calcext:value-type="float">
            <text:p>76.4462273759196</text:p>
          </table:table-cell>
          <table:table-cell table:formula="of:=INDEX([.$E$1:.$E$124]; 106; 1)" office:value-type="float" office:value="106" calcext:value-type="float">
            <text:p>106</text:p>
          </table:table-cell>
          <table:table-cell table:formula="of:=[.$I$7] * [.$H$115] + [.$I$8]" office:value-type="float" office:value="33.8623181746656" calcext:value-type="float">
            <text:p>33.8623181746656</text:p>
          </table:table-cell>
          <table:table-cell/>
          <table:table-cell office:value-type="float" office:value="7" calcext:value-type="float">
            <text:p>7</text:p>
          </table:table-cell>
          <table:table-cell table:formula="of:=IF([.K115]=1;[.B115];)" office:value-type="float" office:value="0" calcext:value-type="float">
            <text:p>0</text:p>
          </table:table-cell>
          <table:table-cell table:formula="of:=IF([.$K115]=2;[.$B115];)" office:value-type="float" office:value="0" calcext:value-type="float">
            <text:p>0</text:p>
          </table:table-cell>
          <table:table-cell table:formula="of:=IF([.$K115]=3;[.$B115];)" office:value-type="float" office:value="0" calcext:value-type="float">
            <text:p>0</text:p>
          </table:table-cell>
          <table:table-cell table:formula="of:=IF([.$K115]=4;[.$B115];)" office:value-type="float" office:value="0" calcext:value-type="float">
            <text:p>0</text:p>
          </table:table-cell>
          <table:table-cell table:formula="of:=IF([.$K115]=5;[.$B115];)" office:value-type="float" office:value="0" calcext:value-type="float">
            <text:p>0</text:p>
          </table:table-cell>
          <table:table-cell table:formula="of:=IF([.$K120]=4;[.$B115];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019-08-01</text:p>
          </table:table-cell>
          <table:table-cell office:value-type="float" office:value="30.8" calcext:value-type="float">
            <text:p>30.8</text:p>
          </table:table-cell>
          <table:table-cell table:formula="of:=AVERAGE([$zgony.$B$113:.$B$116])" office:value-type="float" office:value="32.375" calcext:value-type="float">
            <text:p>32.375</text:p>
          </table:table-cell>
          <table:table-cell table:formula="of:=[$zgony.$D$2] * [$zgony.$B$112] + (1 - [$zgony.$D$2]) * [$zgony.$D$115]" office:value-type="float" office:value="35.03784955577" calcext:value-type="float">
            <text:p>35.03784955577</text:p>
          </table:table-cell>
          <table:table-cell office:value-type="float" office:value="116" calcext:value-type="float">
            <text:p>116</text:p>
          </table:table-cell>
          <table:table-cell table:formula="of:=INDEX([.$B$1:.$B$124]; 107; 1)" office:value-type="float" office:value="32.8" calcext:value-type="float">
            <text:p>32.8</text:p>
          </table:table-cell>
          <table:table-cell table:formula="of:=[.$G$7] * [.$F$116] + [.$G$8]" office:value-type="float" office:value="63.0026555449978" calcext:value-type="float">
            <text:p>63.0026555449978</text:p>
          </table:table-cell>
          <table:table-cell table:formula="of:=INDEX([.$E$1:.$E$124]; 107; 1)" office:value-type="float" office:value="107" calcext:value-type="float">
            <text:p>107</text:p>
          </table:table-cell>
          <table:table-cell table:formula="of:=[.$I$7] * [.$H$116] + [.$I$8]" office:value-type="float" office:value="33.8895757671125" calcext:value-type="float">
            <text:p>33.8895757671125</text:p>
          </table:table-cell>
          <table:table-cell/>
          <table:table-cell office:value-type="float" office:value="8" calcext:value-type="float">
            <text:p>8</text:p>
          </table:table-cell>
          <table:table-cell table:formula="of:=IF([.K116]=1;[.B116];)" office:value-type="float" office:value="0" calcext:value-type="float">
            <text:p>0</text:p>
          </table:table-cell>
          <table:table-cell table:formula="of:=IF([.$K116]=2;[.$B116];)" office:value-type="float" office:value="0" calcext:value-type="float">
            <text:p>0</text:p>
          </table:table-cell>
          <table:table-cell table:formula="of:=IF([.$K116]=3;[.$B116];)" office:value-type="float" office:value="0" calcext:value-type="float">
            <text:p>0</text:p>
          </table:table-cell>
          <table:table-cell table:formula="of:=IF([.$K116]=4;[.$B116];)" office:value-type="float" office:value="0" calcext:value-type="float">
            <text:p>0</text:p>
          </table:table-cell>
          <table:table-cell table:formula="of:=IF([.$K116]=5;[.$B116];)" office:value-type="float" office:value="0" calcext:value-type="float">
            <text:p>0</text:p>
          </table:table-cell>
          <table:table-cell table:formula="of:=IF([.$K121]=4;[.$B116];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019-09-01</text:p>
          </table:table-cell>
          <table:table-cell office:value-type="float" office:value="32.3" calcext:value-type="float">
            <text:p>32.3</text:p>
          </table:table-cell>
          <table:table-cell table:formula="of:=AVERAGE([$zgony.$B$114:.$B$117])" office:value-type="float" office:value="32.15" calcext:value-type="float">
            <text:p>32.15</text:p>
          </table:table-cell>
          <table:table-cell table:formula="of:=[$zgony.$D$2] * [$zgony.$B$113] + (1 - [$zgony.$D$2]) * [$zgony.$D$116]" office:value-type="float" office:value="34.670279644616" calcext:value-type="float">
            <text:p>34.670279644616</text:p>
          </table:table-cell>
          <table:table-cell office:value-type="float" office:value="117" calcext:value-type="float">
            <text:p>117</text:p>
          </table:table-cell>
          <table:table-cell table:formula="of:=INDEX([.$B$1:.$B$124]; 108; 1)" office:value-type="float" office:value="35.9" calcext:value-type="float">
            <text:p>35.9</text:p>
          </table:table-cell>
          <table:table-cell table:formula="of:=[.$G$7] * [.$F$117] + [.$G$8]" office:value-type="float" office:value="75.6314654467728" calcext:value-type="float">
            <text:p>75.6314654467728</text:p>
          </table:table-cell>
          <table:table-cell table:formula="of:=INDEX([.$E$1:.$E$124]; 108; 1)" office:value-type="float" office:value="108" calcext:value-type="float">
            <text:p>108</text:p>
          </table:table-cell>
          <table:table-cell table:formula="of:=[.$I$7] * [.$H$117] + [.$I$8]" office:value-type="float" office:value="33.9168333595594" calcext:value-type="float">
            <text:p>33.9168333595594</text:p>
          </table:table-cell>
          <table:table-cell/>
          <table:table-cell office:value-type="float" office:value="9" calcext:value-type="float">
            <text:p>9</text:p>
          </table:table-cell>
          <table:table-cell table:formula="of:=IF([.K117]=1;[.B117];)" office:value-type="float" office:value="0" calcext:value-type="float">
            <text:p>0</text:p>
          </table:table-cell>
          <table:table-cell table:formula="of:=IF([.$K117]=2;[.$B117];)" office:value-type="float" office:value="0" calcext:value-type="float">
            <text:p>0</text:p>
          </table:table-cell>
          <table:table-cell table:formula="of:=IF([.$K117]=3;[.$B117];)" office:value-type="float" office:value="0" calcext:value-type="float">
            <text:p>0</text:p>
          </table:table-cell>
          <table:table-cell table:formula="of:=IF([.$K117]=4;[.$B117];)" office:value-type="float" office:value="0" calcext:value-type="float">
            <text:p>0</text:p>
          </table:table-cell>
          <table:table-cell table:formula="of:=IF([.$K117]=5;[.$B117];)" office:value-type="float" office:value="0" calcext:value-type="float">
            <text:p>0</text:p>
          </table:table-cell>
          <table:table-cell table:formula="of:=IF([.$K122]=4;[.$B117];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019-10-01</text:p>
          </table:table-cell>
          <table:table-cell office:value-type="float" office:value="34.4" calcext:value-type="float">
            <text:p>34.4</text:p>
          </table:table-cell>
          <table:table-cell table:formula="of:=AVERAGE([$zgony.$B$115:.$B$118])" office:value-type="float" office:value="33" calcext:value-type="float">
            <text:p>33</text:p>
          </table:table-cell>
          <table:table-cell table:formula="of:=[$zgony.$D$2] * [$zgony.$B$114] + (1 - [$zgony.$D$2]) * [$zgony.$D$117]" office:value-type="float" office:value="33.9362237156928" calcext:value-type="float">
            <text:p>33.9362237156928</text:p>
          </table:table-cell>
          <table:table-cell office:value-type="float" office:value="118" calcext:value-type="float">
            <text:p>118</text:p>
          </table:table-cell>
          <table:table-cell table:formula="of:=INDEX([.$B$1:.$B$124]; 109; 1)" office:value-type="float" office:value="39.2" calcext:value-type="float">
            <text:p>39.2</text:p>
          </table:table-cell>
          <table:table-cell table:formula="of:=[.$G$7] * [.$F$118] + [.$G$8]" office:value-type="float" office:value="89.0750372776946" calcext:value-type="float">
            <text:p>89.0750372776946</text:p>
          </table:table-cell>
          <table:table-cell table:formula="of:=INDEX([.$E$1:.$E$124]; 109; 1)" office:value-type="float" office:value="109" calcext:value-type="float">
            <text:p>109</text:p>
          </table:table-cell>
          <table:table-cell table:formula="of:=[.$I$7] * [.$H$118] + [.$I$8]" office:value-type="float" office:value="33.9440909520063" calcext:value-type="float">
            <text:p>33.9440909520063</text:p>
          </table:table-cell>
          <table:table-cell/>
          <table:table-cell office:value-type="float" office:value="10" calcext:value-type="float">
            <text:p>10</text:p>
          </table:table-cell>
          <table:table-cell table:formula="of:=IF([.K118]=1;[.B118];)" office:value-type="float" office:value="0" calcext:value-type="float">
            <text:p>0</text:p>
          </table:table-cell>
          <table:table-cell table:formula="of:=IF([.$K118]=2;[.$B118];)" office:value-type="float" office:value="0" calcext:value-type="float">
            <text:p>0</text:p>
          </table:table-cell>
          <table:table-cell table:formula="of:=IF([.$K118]=3;[.$B118];)" office:value-type="float" office:value="0" calcext:value-type="float">
            <text:p>0</text:p>
          </table:table-cell>
          <table:table-cell table:formula="of:=IF([.$K118]=4;[.$B118];)" office:value-type="float" office:value="0" calcext:value-type="float">
            <text:p>0</text:p>
          </table:table-cell>
          <table:table-cell table:formula="of:=IF([.$K118]=5;[.$B118];)" office:value-type="float" office:value="0" calcext:value-type="float">
            <text:p>0</text:p>
          </table:table-cell>
          <table:table-cell table:formula="of:=IF([.$K123]=4;[.$B118];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019-11-01</text:p>
          </table:table-cell>
          <table:table-cell office:value-type="float" office:value="31.6" calcext:value-type="float">
            <text:p>31.6</text:p>
          </table:table-cell>
          <table:table-cell table:formula="of:=AVERAGE([$zgony.$B$116:.$B$119])" office:value-type="float" office:value="32.275" calcext:value-type="float">
            <text:p>32.275</text:p>
          </table:table-cell>
          <table:table-cell table:formula="of:=[$zgony.$D$2] * [$zgony.$B$115] + (1 - [$zgony.$D$2]) * [$zgony.$D$118]" office:value-type="float" office:value="34.0489789725542" calcext:value-type="float">
            <text:p>34.0489789725542</text:p>
          </table:table-cell>
          <table:table-cell office:value-type="float" office:value="119" calcext:value-type="float">
            <text:p>119</text:p>
          </table:table-cell>
          <table:table-cell table:formula="of:=INDEX([.$B$1:.$B$124]; 110; 1)" office:value-type="float" office:value="36.3" calcext:value-type="float">
            <text:p>36.3</text:p>
          </table:table-cell>
          <table:table-cell table:formula="of:=[.$G$7] * [.$F$119] + [.$G$8]" office:value-type="float" office:value="77.2609893050663" calcext:value-type="float">
            <text:p>77.2609893050663</text:p>
          </table:table-cell>
          <table:table-cell table:formula="of:=INDEX([.$E$1:.$E$124]; 110; 1)" office:value-type="float" office:value="110" calcext:value-type="float">
            <text:p>110</text:p>
          </table:table-cell>
          <table:table-cell table:formula="of:=[.$I$7] * [.$H$119] + [.$I$8]" office:value-type="float" office:value="33.9713485444532" calcext:value-type="float">
            <text:p>33.9713485444532</text:p>
          </table:table-cell>
          <table:table-cell/>
          <table:table-cell office:value-type="float" office:value="11" calcext:value-type="float">
            <text:p>11</text:p>
          </table:table-cell>
          <table:table-cell table:formula="of:=IF([.K119]=1;[.B119];)" office:value-type="float" office:value="0" calcext:value-type="float">
            <text:p>0</text:p>
          </table:table-cell>
          <table:table-cell table:formula="of:=IF([.$K119]=2;[.$B119];)" office:value-type="float" office:value="0" calcext:value-type="float">
            <text:p>0</text:p>
          </table:table-cell>
          <table:table-cell table:formula="of:=IF([.$K119]=3;[.$B119];)" office:value-type="float" office:value="0" calcext:value-type="float">
            <text:p>0</text:p>
          </table:table-cell>
          <table:table-cell table:formula="of:=IF([.$K119]=4;[.$B119];)" office:value-type="float" office:value="0" calcext:value-type="float">
            <text:p>0</text:p>
          </table:table-cell>
          <table:table-cell table:formula="of:=IF([.$K119]=5;[.$B119];)" office:value-type="float" office:value="0" calcext:value-type="float">
            <text:p>0</text:p>
          </table:table-cell>
          <table:table-cell table:formula="of:=IF([.$K124]=4;[.$B119];)" office:value-type="float" office:value="31.6" calcext:value-type="float">
            <text:p>31.6</text:p>
          </table:table-cell>
          <table:table-cell/>
        </table:table-row>
        <table:table-row table:style-name="ro1">
          <table:table-cell office:value-type="string" calcext:value-type="string">
            <text:p>2019-12-01</text:p>
          </table:table-cell>
          <table:table-cell office:value-type="float" office:value="36.9" calcext:value-type="float">
            <text:p>36.9</text:p>
          </table:table-cell>
          <table:table-cell table:formula="of:=AVERAGE([$zgony.$B$117:.$B$120])" office:value-type="float" office:value="33.8" calcext:value-type="float">
            <text:p>33.8</text:p>
          </table:table-cell>
          <table:table-cell table:formula="of:=[$zgony.$D$2] * [$zgony.$B$116] + (1 - [$zgony.$D$2]) * [$zgony.$D$119]" office:value-type="float" office:value="33.3991831780434" calcext:value-type="float">
            <text:p>33.3991831780434</text:p>
          </table:table-cell>
          <table:table-cell office:value-type="float" office:value="120" calcext:value-type="float">
            <text:p>120</text:p>
          </table:table-cell>
          <table:table-cell table:formula="of:=INDEX([.$B$1:.$B$124]; 111; 1)" office:value-type="float" office:value="34.1" calcext:value-type="float">
            <text:p>34.1</text:p>
          </table:table-cell>
          <table:table-cell table:formula="of:=[.$G$7] * [.$F$120] + [.$G$8]" office:value-type="float" office:value="68.2986080844518" calcext:value-type="float">
            <text:p>68.2986080844518</text:p>
          </table:table-cell>
          <table:table-cell table:formula="of:=INDEX([.$E$1:.$E$124]; 111; 1)" office:value-type="float" office:value="111" calcext:value-type="float">
            <text:p>111</text:p>
          </table:table-cell>
          <table:table-cell table:formula="of:=[.$I$7] * [.$H$120] + [.$I$8]" office:value-type="float" office:value="33.9986061369001" calcext:value-type="float">
            <text:p>33.9986061369001</text:p>
          </table:table-cell>
          <table:table-cell/>
          <table:table-cell office:value-type="float" office:value="12" calcext:value-type="float">
            <text:p>12</text:p>
          </table:table-cell>
          <table:table-cell table:formula="of:=IF([.K120]=1;[.B120];)" office:value-type="float" office:value="0" calcext:value-type="float">
            <text:p>0</text:p>
          </table:table-cell>
          <table:table-cell table:formula="of:=IF([.$K120]=2;[.$B120];)" office:value-type="float" office:value="0" calcext:value-type="float">
            <text:p>0</text:p>
          </table:table-cell>
          <table:table-cell table:formula="of:=IF([.$K120]=3;[.$B120];)" office:value-type="float" office:value="0" calcext:value-type="float">
            <text:p>0</text:p>
          </table:table-cell>
          <table:table-cell table:formula="of:=IF([.$K120]=4;[.$B120];)" office:value-type="float" office:value="0" calcext:value-type="float">
            <text:p>0</text:p>
          </table:table-cell>
          <table:table-cell table:formula="of:=IF([.$K120]=5;[.$B120];)" office:value-type="float" office:value="0" calcext:value-type="float">
            <text:p>0</text:p>
          </table:table-cell>
          <table:table-cell table:formula="of:=IF([.$K125]=4;[.$B120];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020-01-01</text:p>
          </table:table-cell>
          <table:table-cell office:value-type="float" office:value="36.6" calcext:value-type="float">
            <text:p>36.6</text:p>
          </table:table-cell>
          <table:table-cell table:formula="of:=AVERAGE([$zgony.$B$118:.$B$121])" office:value-type="float" office:value="34.875" calcext:value-type="float">
            <text:p>34.875</text:p>
          </table:table-cell>
          <table:table-cell table:formula="of:=[$zgony.$D$2] * [$zgony.$B$117] + (1 - [$zgony.$D$2]) * [$zgony.$D$120]" office:value-type="float" office:value="33.1793465424347" calcext:value-type="float">
            <text:p>33.1793465424347</text:p>
          </table:table-cell>
          <table:table-cell office:value-type="float" office:value="121" calcext:value-type="float">
            <text:p>121</text:p>
          </table:table-cell>
          <table:table-cell table:formula="of:=INDEX([.$B$1:.$B$124]; 112; 1)" office:value-type="float" office:value="35.5" calcext:value-type="float">
            <text:p>35.5</text:p>
          </table:table-cell>
          <table:table-cell table:formula="of:=[.$G$7] * [.$F$121] + [.$G$8]" office:value-type="float" office:value="74.0019415884792" calcext:value-type="float">
            <text:p>74.0019415884792</text:p>
          </table:table-cell>
          <table:table-cell table:formula="of:=INDEX([.$E$1:.$E$124]; 112; 1)" office:value-type="float" office:value="112" calcext:value-type="float">
            <text:p>112</text:p>
          </table:table-cell>
          <table:table-cell table:formula="of:=[.$I$7] * [.$H$121] + [.$I$8]" office:value-type="float" office:value="34.025863729347" calcext:value-type="float">
            <text:p>34.025863729347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K121]=1;[.B121];)" office:value-type="float" office:value="36.6" calcext:value-type="float">
            <text:p>36.6</text:p>
          </table:table-cell>
          <table:table-cell table:formula="of:=IF([.$K121]=2;[.$B121];)" office:value-type="float" office:value="0" calcext:value-type="float">
            <text:p>0</text:p>
          </table:table-cell>
          <table:table-cell table:formula="of:=IF([.$K121]=3;[.$B121];)" office:value-type="float" office:value="0" calcext:value-type="float">
            <text:p>0</text:p>
          </table:table-cell>
          <table:table-cell table:formula="of:=IF([.$K121]=4;[.$B121];)" office:value-type="float" office:value="0" calcext:value-type="float">
            <text:p>0</text:p>
          </table:table-cell>
          <table:table-cell table:formula="of:=IF([.$K121]=5;[.$B121];)" office:value-type="float" office:value="0" calcext:value-type="float">
            <text:p>0</text:p>
          </table:table-cell>
          <table:table-cell table:formula="of:=IF([.$K126]=4;[.$B121];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020-02-01</text:p>
          </table:table-cell>
          <table:table-cell office:value-type="float" office:value="34.1" calcext:value-type="float">
            <text:p>34.1</text:p>
          </table:table-cell>
          <table:table-cell table:formula="of:=AVERAGE([$zgony.$B$119:.$B$122])" office:value-type="float" office:value="34.8" calcext:value-type="float">
            <text:p>34.8</text:p>
          </table:table-cell>
          <table:table-cell table:formula="of:=[$zgony.$D$2] * [$zgony.$B$118] + (1 - [$zgony.$D$2]) * [$zgony.$D$121]" office:value-type="float" office:value="33.4234772339478" calcext:value-type="float">
            <text:p>33.4234772339478</text:p>
          </table:table-cell>
          <table:table-cell office:value-type="float" office:value="122" calcext:value-type="float">
            <text:p>122</text:p>
          </table:table-cell>
          <table:table-cell table:formula="of:=INDEX([.$B$1:.$B$124]; 113; 1)" office:value-type="float" office:value="33.2" calcext:value-type="float">
            <text:p>33.2</text:p>
          </table:table-cell>
          <table:table-cell table:formula="of:=[.$G$7] * [.$F$122] + [.$G$8]" office:value-type="float" office:value="64.6321794032913" calcext:value-type="float">
            <text:p>64.6321794032913</text:p>
          </table:table-cell>
          <table:table-cell table:formula="of:=INDEX([.$E$1:.$E$124]; 113; 1)" office:value-type="float" office:value="113" calcext:value-type="float">
            <text:p>113</text:p>
          </table:table-cell>
          <table:table-cell table:formula="of:=[.$I$7] * [.$H$122] + [.$I$8]" office:value-type="float" office:value="34.0531213217939" calcext:value-type="float">
            <text:p>34.0531213217939</text:p>
          </table:table-cell>
          <table:table-cell/>
          <table:table-cell office:value-type="float" office:value="2" calcext:value-type="float">
            <text:p>2</text:p>
          </table:table-cell>
          <table:table-cell table:formula="of:=IF([.K122]=1;[.B122];)" office:value-type="float" office:value="0" calcext:value-type="float">
            <text:p>0</text:p>
          </table:table-cell>
          <table:table-cell table:formula="of:=IF([.$K122]=2;[.$B122];)" office:value-type="float" office:value="34.1" calcext:value-type="float">
            <text:p>34.1</text:p>
          </table:table-cell>
          <table:table-cell table:formula="of:=IF([.$K122]=3;[.$B122];)" office:value-type="float" office:value="0" calcext:value-type="float">
            <text:p>0</text:p>
          </table:table-cell>
          <table:table-cell table:formula="of:=IF([.$K122]=4;[.$B122];)" office:value-type="float" office:value="0" calcext:value-type="float">
            <text:p>0</text:p>
          </table:table-cell>
          <table:table-cell table:formula="of:=IF([.$K122]=5;[.$B122];)" office:value-type="float" office:value="0" calcext:value-type="float">
            <text:p>0</text:p>
          </table:table-cell>
          <table:table-cell table:formula="of:=IF([.$K127]=4;[.$B122];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020-03-01</text:p>
          </table:table-cell>
          <table:table-cell office:value-type="float" office:value="37.6" calcext:value-type="float">
            <text:p>37.6</text:p>
          </table:table-cell>
          <table:table-cell table:formula="of:=AVERAGE([$zgony.$B$120:.$B$123])" office:value-type="float" office:value="36.3" calcext:value-type="float">
            <text:p>36.3</text:p>
          </table:table-cell>
          <table:table-cell table:formula="of:=[$zgony.$D$2] * [$zgony.$B$119] + (1 - [$zgony.$D$2]) * [$zgony.$D$122]" office:value-type="float" office:value="33.0587817871582" calcext:value-type="float">
            <text:p>33.0587817871582</text:p>
          </table:table-cell>
          <table:table-cell office:value-type="float" office:value="123" calcext:value-type="float">
            <text:p>123</text:p>
          </table:table-cell>
          <table:table-cell table:formula="of:=INDEX([.$B$1:.$B$124]; 114; 1)" office:value-type="float" office:value="31" calcext:value-type="float">
            <text:p>31</text:p>
          </table:table-cell>
          <table:table-cell table:formula="of:=[.$G$7] * [.$F$123] + [.$G$8]" office:value-type="float" office:value="55.6697981826768" calcext:value-type="float">
            <text:p>55.6697981826768</text:p>
          </table:table-cell>
          <table:table-cell table:formula="of:=INDEX([.$E$1:.$E$124]; 114; 1)" office:value-type="float" office:value="114" calcext:value-type="float">
            <text:p>114</text:p>
          </table:table-cell>
          <table:table-cell table:formula="of:=[.$I$7] * [.$H$123] + [.$I$8]" office:value-type="float" office:value="34.0803789142408" calcext:value-type="float">
            <text:p>34.0803789142408</text:p>
          </table:table-cell>
          <table:table-cell/>
          <table:table-cell office:value-type="float" office:value="3" calcext:value-type="float">
            <text:p>3</text:p>
          </table:table-cell>
          <table:table-cell table:formula="of:=IF([.K123]=1;[.B123];)" office:value-type="float" office:value="0" calcext:value-type="float">
            <text:p>0</text:p>
          </table:table-cell>
          <table:table-cell table:formula="of:=IF([.$K123]=2;[.$B123];)" office:value-type="float" office:value="0" calcext:value-type="float">
            <text:p>0</text:p>
          </table:table-cell>
          <table:table-cell table:formula="of:=IF([.$K123]=3;[.$B123];)" office:value-type="float" office:value="37.6" calcext:value-type="float">
            <text:p>37.6</text:p>
          </table:table-cell>
          <table:table-cell table:formula="of:=IF([.$K123]=4;[.$B123];)" office:value-type="float" office:value="0" calcext:value-type="float">
            <text:p>0</text:p>
          </table:table-cell>
          <table:table-cell table:formula="of:=IF([.$K123]=5;[.$B123];)" office:value-type="float" office:value="0" calcext:value-type="float">
            <text:p>0</text:p>
          </table:table-cell>
          <table:table-cell table:formula="of:=IF([.$K128]=4;[.$B123];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020-04-01</text:p>
          </table:table-cell>
          <table:table-cell office:value-type="float" office:value="34.5" calcext:value-type="float">
            <text:p>34.5</text:p>
          </table:table-cell>
          <table:table-cell table:formula="of:=AVERAGE([$zgony.$B$121:.$B$124])" office:value-type="float" office:value="35.7" calcext:value-type="float">
            <text:p>35.7</text:p>
          </table:table-cell>
          <table:table-cell table:formula="of:=[$zgony.$D$2] * [$zgony.$B$120] + (1 - [$zgony.$D$2]) * [$zgony.$D$123]" office:value-type="float" office:value="33.8270254297266" calcext:value-type="float">
            <text:p>33.8270254297266</text:p>
          </table:table-cell>
          <table:table-cell office:value-type="float" office:value="124" calcext:value-type="float">
            <text:p>124</text:p>
          </table:table-cell>
          <table:table-cell table:formula="of:=INDEX([.$B$1:.$B$124]; 115; 1)" office:value-type="float" office:value="34.5" calcext:value-type="float">
            <text:p>34.5</text:p>
          </table:table-cell>
          <table:table-cell table:formula="of:=[.$G$7] * [.$F$124] + [.$G$8]" office:value-type="float" office:value="69.9281319427454" calcext:value-type="float">
            <text:p>69.9281319427454</text:p>
          </table:table-cell>
          <table:table-cell table:formula="of:=INDEX([.$E$1:.$E$124]; 115; 1)" office:value-type="float" office:value="115" calcext:value-type="float">
            <text:p>115</text:p>
          </table:table-cell>
          <table:table-cell table:formula="of:=[.$I$7] * [.$H$124] + [.$I$8]" office:value-type="float" office:value="34.1076365066877" calcext:value-type="float">
            <text:p>34.1076365066877</text:p>
          </table:table-cell>
          <table:table-cell/>
          <table:table-cell office:value-type="float" office:value="4" calcext:value-type="float">
            <text:p>4</text:p>
          </table:table-cell>
          <table:table-cell table:formula="of:=IF([.K124]=1;[.B124];)" office:value-type="float" office:value="0" calcext:value-type="float">
            <text:p>0</text:p>
          </table:table-cell>
          <table:table-cell table:formula="of:=IF([.$K124]=2;[.$B124];)" office:value-type="float" office:value="0" calcext:value-type="float">
            <text:p>0</text:p>
          </table:table-cell>
          <table:table-cell table:formula="of:=IF([.$K124]=3;[.$B124];)" office:value-type="float" office:value="0" calcext:value-type="float">
            <text:p>0</text:p>
          </table:table-cell>
          <table:table-cell table:formula="of:=IF([.$K124]=4;[.$B124];)" office:value-type="float" office:value="34.5" calcext:value-type="float">
            <text:p>34.5</text:p>
          </table:table-cell>
          <table:table-cell table:formula="of:=IF([.$K124]=5;[.$B124];)" office:value-type="float" office:value="0" calcext:value-type="float">
            <text:p>0</text:p>
          </table:table-cell>
          <table:table-cell table:formula="of:=IF([.$K129]=4;[.$B124];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Default"/>
          <table:table-cell/>
          <table:table-cell table:formula="of:=#N/A" office:value-type="string" office:string-value="" calcext:value-type="error">
            <text:p>#N/A</text:p>
          </table:table-cell>
          <table:table-cell table:formula="of:=[$zgony.$D$2] * [$zgony.$B$121] + (1 - [$zgony.$D$2]) * [$zgony.$D$124]" office:value-type="float" office:value="34.3816203437813" calcext:value-type="float">
            <text:p>34.3816203437813</text:p>
          </table:table-cell>
          <table:table-cell/>
          <table:table-cell table:formula="of:=INDEX([.$B$1:.$B$124]; 116; 1)" office:value-type="float" office:value="30.8" calcext:value-type="float">
            <text:p>30.8</text:p>
          </table:table-cell>
          <table:table-cell table:formula="of:=[.$G$7] * [.$F$125] + [.$G$8]" office:value-type="float" office:value="54.85503625353" calcext:value-type="float">
            <text:p>54.85503625353</text:p>
          </table:table-cell>
          <table:table-cell table:formula="of:=INDEX([.$E$1:.$E$124]; 116; 1)" office:value-type="float" office:value="116" calcext:value-type="float">
            <text:p>116</text:p>
          </table:table-cell>
          <table:table-cell table:formula="of:=[.$I$7] * [.$H$125] + [.$I$8]" office:value-type="float" office:value="34.1348940991345" calcext:value-type="float">
            <text:p>34.1348940991345</text:p>
          </table:table-cell>
          <table:table-cell/>
          <table:table-cell office:value-type="string" calcext:value-type="string">
            <text:p><text:s/></text:p>
          </table:table-cell>
          <table:table-cell table:formula="of:=SUM([.L1:.L124])" office:value-type="float" office:value="402.7" calcext:value-type="float">
            <text:p>402.7</text:p>
          </table:table-cell>
          <table:table-cell table:formula="of:=SUM([.M1:.M124])" office:value-type="float" office:value="372" calcext:value-type="float">
            <text:p>372</text:p>
          </table:table-cell>
          <table:table-cell table:formula="of:=SUM([.N1:.N124])" office:value-type="float" office:value="388.4" calcext:value-type="float">
            <text:p>388.4</text:p>
          </table:table-cell>
          <table:table-cell table:formula="of:=SUM([.O1:.O124])" office:value-type="float" office:value="364.6" calcext:value-type="float">
            <text:p>364.6</text:p>
          </table:table-cell>
          <table:table-cell table:formula="of:=SUM([.P1:.P124])" office:value-type="float" office:value="317" calcext:value-type="float">
            <text:p>317</text:p>
          </table:table-cell>
          <table:table-cell table:formula="of:=SUM([.Q1:.Q124])" office:value-type="float" office:value="312.1" calcext:value-type="float">
            <text:p>312.1</text:p>
          </table:table-cell>
          <table:table-cell/>
        </table:table-row>
        <table:table-row table:style-name="ro1">
          <table:table-cell table:style-name="Default"/>
          <table:table-cell table:number-columns-repeated="2"/>
          <table:table-cell table:formula="of:=[$zgony.$D$2] * [$zgony.$B$122] + (1 - [$zgony.$D$2]) * [$zgony.$D$125]" office:value-type="float" office:value="34.325296275025" calcext:value-type="float">
            <text:p>34.325296275025</text:p>
          </table:table-cell>
          <table:table-cell/>
          <table:table-cell table:formula="of:=INDEX([.$B$1:.$B$124]; 117; 1)" office:value-type="float" office:value="32.3" calcext:value-type="float">
            <text:p>32.3</text:p>
          </table:table-cell>
          <table:table-cell table:formula="of:=[.$G$7] * [.$F$126] + [.$G$8]" office:value-type="float" office:value="60.9657507221308" calcext:value-type="float">
            <text:p>60.9657507221308</text:p>
          </table:table-cell>
          <table:table-cell table:formula="of:=INDEX([.$E$1:.$E$124]; 117; 1)" office:value-type="float" office:value="117" calcext:value-type="float">
            <text:p>117</text:p>
          </table:table-cell>
          <table:table-cell table:formula="of:=[.$I$7] * [.$H$126] + [.$I$8]" office:value-type="float" office:value="34.1621516915814" calcext:value-type="float">
            <text:p>34.1621516915814</text:p>
          </table:table-cell>
          <table:table-cell/>
          <table:table-cell office:value-type="string" calcext:value-type="string">
            <text:p><text:s/></text:p>
          </table:table-cell>
          <table:table-cell table:formula="of:=[.L125]/11" office:value-type="float" office:value="36.6090909090909" calcext:value-type="float">
            <text:p>36.6090909090909</text:p>
          </table:table-cell>
          <table:table-cell table:formula="of:=[.M125]/11" office:value-type="float" office:value="33.8181818181818" calcext:value-type="float">
            <text:p>33.8181818181818</text:p>
          </table:table-cell>
          <table:table-cell table:formula="of:=[.N125]/11" office:value-type="float" office:value="35.3090909090909" calcext:value-type="float">
            <text:p>35.3090909090909</text:p>
          </table:table-cell>
          <table:table-cell table:formula="of:=[.O125]/11" office:value-type="float" office:value="33.1454545454545" calcext:value-type="float">
            <text:p>33.1454545454545</text:p>
          </table:table-cell>
          <table:table-cell table:formula="of:=[.P125]/10" office:value-type="float" office:value="31.7" calcext:value-type="float">
            <text:p>31.7</text:p>
          </table:table-cell>
          <table:table-cell table:formula="of:=[.Q125]/10" office:value-type="float" office:value="31.21" calcext:value-type="float">
            <text:p>31.21</text:p>
          </table:table-cell>
          <table:table-cell/>
        </table:table-row>
        <table:table-row table:style-name="ro1">
          <table:table-cell table:style-name="Default"/>
          <table:table-cell table:number-columns-repeated="2"/>
          <table:table-cell table:formula="of:=[$zgony.$D$2] * [$zgony.$B$123] + (1 - [$zgony.$D$2]) * [$zgony.$D$126]" office:value-type="float" office:value="34.98023702002" calcext:value-type="float">
            <text:p>34.98023702002</text:p>
          </table:table-cell>
          <table:table-cell/>
          <table:table-cell table:formula="of:=INDEX([.$B$1:.$B$124]; 118; 1)" office:value-type="float" office:value="34.4" calcext:value-type="float">
            <text:p>34.4</text:p>
          </table:table-cell>
          <table:table-cell table:formula="of:=[.$G$7] * [.$F$127] + [.$G$8]" office:value-type="float" office:value="69.520750978172" calcext:value-type="float">
            <text:p>69.520750978172</text:p>
          </table:table-cell>
          <table:table-cell table:formula="of:=INDEX([.$E$1:.$E$124]; 118; 1)" office:value-type="float" office:value="118" calcext:value-type="float">
            <text:p>118</text:p>
          </table:table-cell>
          <table:table-cell table:formula="of:=[.$I$7] * [.$H$127] + [.$I$8]" office:value-type="float" office:value="34.1894092840283" calcext:value-type="float">
            <text:p>34.1894092840283</text:p>
          </table:table-cell>
          <table:table-cell/>
          <table:table-cell office:value-type="string" calcext:value-type="string">
            <text:p><text:s/></text:p>
          </table:table-cell>
          <table:table-cell table:formula="of:=[.L126]/[.$I$134]" office:value-type="float" office:value="1.12034533742868" calcext:value-type="float">
            <text:p>1.12034533742868</text:p>
          </table:table-cell>
          <table:table-cell table:formula="of:=[.M126]/[.$I$134]" office:value-type="float" office:value="1.03493535019486" calcext:value-type="float">
            <text:p>1.03493535019486</text:p>
          </table:table-cell>
          <table:table-cell table:formula="of:=[.N126]/[.$I$134]" office:value-type="float" office:value="1.08056153230022" calcext:value-type="float">
            <text:p>1.08056153230022</text:p>
          </table:table-cell>
          <table:table-cell table:formula="of:=[.O126]/[.$I$134]" office:value-type="float" office:value="1.01434792656195" calcext:value-type="float">
            <text:p>1.01434792656195</text:p>
          </table:table-cell>
          <table:table-cell table:formula="of:=[.P126]/[.$I$134]" office:value-type="float" office:value="0.970112786593944" calcext:value-type="float">
            <text:p>0.970112786593944</text:p>
          </table:table-cell>
          <table:table-cell table:formula="of:=[.Q126]/[.$I$134]" office:value-type="float" office:value="0.955117352353217" calcext:value-type="float">
            <text:p>0.955117352353217</text:p>
          </table:table-cell>
          <table:table-cell/>
        </table:table-row>
        <table:table-row table:style-name="ro1">
          <table:table-cell table:style-name="Default"/>
          <table:table-cell table:number-columns-repeated="2"/>
          <table:table-cell table:formula="of:=[$zgony.$D$2] * [$zgony.$B$124] + (1 - [$zgony.$D$2]) * [$zgony.$D$127]" office:value-type="float" office:value="34.884189616016" calcext:value-type="float">
            <text:p>34.884189616016</text:p>
          </table:table-cell>
          <table:table-cell/>
          <table:table-cell table:formula="of:=INDEX([.$B$1:.$B$124]; 119; 1)" office:value-type="float" office:value="31.6" calcext:value-type="float">
            <text:p>31.6</text:p>
          </table:table-cell>
          <table:table-cell table:formula="of:=[.$G$7] * [.$F$128] + [.$G$8]" office:value-type="float" office:value="58.1140839701171" calcext:value-type="float">
            <text:p>58.1140839701171</text:p>
          </table:table-cell>
          <table:table-cell table:formula="of:=INDEX([.$E$1:.$E$124]; 119; 1)" office:value-type="float" office:value="119" calcext:value-type="float">
            <text:p>119</text:p>
          </table:table-cell>
          <table:table-cell table:formula="of:=[.$I$7] * [.$H$128] + [.$I$8]" office:value-type="float" office:value="34.2166668764752" calcext:value-type="float">
            <text:p>34.2166668764752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table:style-name="Default"/>
          <table:table-cell table:number-columns-repeated="4"/>
          <table:table-cell table:formula="of:=INDEX([.$B$1:.$B$124]; 120; 1)" office:value-type="float" office:value="36.9" calcext:value-type="float">
            <text:p>36.9</text:p>
          </table:table-cell>
          <table:table-cell table:formula="of:=[.$G$7] * [.$F$129] + [.$G$8]" office:value-type="float" office:value="79.7052750925067" calcext:value-type="float">
            <text:p>79.7052750925067</text:p>
          </table:table-cell>
          <table:table-cell table:formula="of:=INDEX([.$E$1:.$E$124]; 120; 1)" office:value-type="float" office:value="120" calcext:value-type="float">
            <text:p>120</text:p>
          </table:table-cell>
          <table:table-cell table:formula="of:=[.$I$7] * [.$H$129] + [.$I$8]" office:value-type="float" office:value="34.2439244689221" calcext:value-type="float">
            <text:p>34.2439244689221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table:style-name="Default"/>
          <table:table-cell table:number-columns-repeated="4"/>
          <table:table-cell table:formula="of:=INDEX([.$B$1:.$B$124]; 121; 1)" office:value-type="float" office:value="36.6" calcext:value-type="float">
            <text:p>36.6</text:p>
          </table:table-cell>
          <table:table-cell table:formula="of:=[.$G$7] * [.$F$130] + [.$G$8]" office:value-type="float" office:value="78.4831321987865" calcext:value-type="float">
            <text:p>78.4831321987865</text:p>
          </table:table-cell>
          <table:table-cell table:formula="of:=INDEX([.$E$1:.$E$124]; 121; 1)" office:value-type="float" office:value="121" calcext:value-type="float">
            <text:p>121</text:p>
          </table:table-cell>
          <table:table-cell table:formula="of:=[.$I$7] * [.$H$130] + [.$I$8]" office:value-type="float" office:value="34.271182061369" calcext:value-type="float">
            <text:p>34.271182061369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table:style-name="Default"/>
          <table:table-cell table:number-columns-repeated="4"/>
          <table:table-cell table:formula="of:=INDEX([.$B$1:.$B$124]; 122; 1)" office:value-type="float" office:value="34.1" calcext:value-type="float">
            <text:p>34.1</text:p>
          </table:table-cell>
          <table:table-cell table:formula="of:=[.$G$7] * [.$F$131] + [.$G$8]" office:value-type="float" office:value="68.2986080844518" calcext:value-type="float">
            <text:p>68.2986080844518</text:p>
          </table:table-cell>
          <table:table-cell table:formula="of:=INDEX([.$E$1:.$E$124]; 122; 1)" office:value-type="float" office:value="122" calcext:value-type="float">
            <text:p>122</text:p>
          </table:table-cell>
          <table:table-cell table:formula="of:=[.$I$7] * [.$H$131] + [.$I$8]" office:value-type="float" office:value="34.2984396538159" calcext:value-type="float">
            <text:p>34.2984396538159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table:style-name="Default"/>
          <table:table-cell table:number-columns-repeated="4"/>
          <table:table-cell table:formula="of:=INDEX([.$B$1:.$B$124]; 123; 1)" office:value-type="float" office:value="37.6" calcext:value-type="float">
            <text:p>37.6</text:p>
          </table:table-cell>
          <table:table-cell table:formula="of:=[.$G$7] * [.$F$132] + [.$G$8]" office:value-type="float" office:value="82.5569418445204" calcext:value-type="float">
            <text:p>82.5569418445204</text:p>
          </table:table-cell>
          <table:table-cell table:formula="of:=INDEX([.$E$1:.$E$124]; 123; 1)" office:value-type="float" office:value="123" calcext:value-type="float">
            <text:p>123</text:p>
          </table:table-cell>
          <table:table-cell table:formula="of:=[.$I$7] * [.$H$132] + [.$I$8]" office:value-type="float" office:value="34.3256972462628" calcext:value-type="float">
            <text:p>34.325697246262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table:style-name="Default"/>
          <table:table-cell table:number-columns-repeated="4"/>
          <table:table-cell table:formula="of:=INDEX([.$B$1:.$B$124]; 124; 1)" office:value-type="float" office:value="34.5" calcext:value-type="float">
            <text:p>34.5</text:p>
          </table:table-cell>
          <table:table-cell table:formula="of:=[.$G$7] * [.$F$133] + [.$G$8]" office:value-type="float" office:value="69.9281319427454" calcext:value-type="float">
            <text:p>69.9281319427454</text:p>
          </table:table-cell>
          <table:table-cell table:formula="of:=INDEX([.$E$1:.$E$124]; 124; 1)" office:value-type="float" office:value="124" calcext:value-type="float">
            <text:p>124</text:p>
          </table:table-cell>
          <table:table-cell table:formula="of:=[.$I$7] * [.$H$133] + [.$I$8]" office:value-type="float" office:value="34.3529548387097" calcext:value-type="float">
            <text:p>34.3529548387097</text:p>
          </table:table-cell>
          <table:table-cell table:number-columns-repeated="9"/>
        </table:table-row>
        <table:table-row table:style-name="ro1">
          <table:table-cell table:style-name="Default"/>
          <table:table-cell table:number-columns-repeated="7"/>
          <table:table-cell table:formula="of:=AVERAGE([.I10:.I133])" office:value-type="float" office:value="32.6766129032258" calcext:value-type="float">
            <text:p>32.6766129032258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pl" fo:country="PL" style:font-name-asian="Arial Unicode MS" style:language-asian="zh" style:country-asian="CN" style:font-name-complex="Arial Unicode M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04">00/00/0000</text:date>, <text:time style:data-style-name="N2" text:time-value="04:58:19.171816780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7-04T05:44:19.816868797</dc:date>
    <meta:editing-duration>PT17M28S</meta:editing-duration>
    <meta:editing-cycles>4</meta:editing-cycles>
    <meta:generator>LibreOffice/6.1.5.2$Linux_X86_64 LibreOffice_project/10$Build-2</meta:generator>
    <meta:document-statistic meta:table-count="1" meta:cell-count="203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0.395cm" svg:height="13.601cm" xlink:href=".." xlink:type="simple" chart:class="chart:line" chart:style-name="ch1">
        <chart:legend chart:legend-position="end" svg:x="17.543cm" svg:y="6.501cm" style:legend-expansion="high" chart:style-name="ch2"/>
        <chart:plot-area chart:style-name="ch3" table:cell-range-address="zgony.B1:zgony.B124" svg:x="2.575cm" svg:y="0.48cm" svg:width="15.535cm" svg:height="12.481cm">
          <chartooo:coordinate-region svg:x="3.196cm" svg:y="0.679cm" svg:width="14.914cm" svg:height="11.35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zgony.B1:zgony.B124" chart:class="chart:line">
            <chart:data-point chart:repeated="12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3.7">
                <text:p>33.7</text:p>
                <draw:g>
                  <svg:desc>zgony.B1:zgony.B1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9.7">
                <text:p>29.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1.7">
                <text:p>31.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1.4">
                <text:p>31.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9.9">
                <text:p>29.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2.2">
                <text:p>32.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0.1">
                <text:p>30.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0.3">
                <text:p>30.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3.5">
                <text:p>33.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1.1">
                <text:p>31.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3.8">
                <text:p>33.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4.5">
                <text:p>34.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1.7">
                <text:p>31.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0.5">
                <text:p>30.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1.9">
                <text:p>31.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8.6">
                <text:p>28.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7.7">
                <text:p>27.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1.4">
                <text:p>31.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8.7">
                <text:p>28.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1.8">
                <text:p>31.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1.1">
                <text:p>31.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2.6">
                <text:p>32.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4.1">
                <text:p>34.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2.7">
                <text:p>32.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3.7">
                <text:p>33.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1.6">
                <text:p>31.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8.9">
                <text:p>28.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2.3">
                <text:p>32.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0.1">
                <text:p>30.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7.1">
                <text:p>27.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.2">
                <text:p>34.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1.3">
                <text:p>31.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.7">
                <text:p>35.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0.5">
                <text:p>40.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2.7">
                <text:p>32.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3.5">
                <text:p>33.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6.1">
                <text:p>36.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0.8">
                <text:p>30.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8.2">
                <text:p>28.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1.5">
                <text:p>31.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8.6">
                <text:p>28.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2.5">
                <text:p>32.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9.3">
                <text:p>29.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3.9">
                <text:p>33.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3.1">
                <text:p>33.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0.7">
                <text:p>30.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3.8">
                <text:p>33.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1.7">
                <text:p>31.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0.2">
                <text:p>30.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8.9">
                <text:p>28.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7.5">
                <text:p>27.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1.4">
                <text:p>31.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2.2">
                <text:p>32.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9.7">
                <text:p>29.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6.4">
                <text:p>36.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3.6">
                <text:p>33.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4.7">
                <text:p>34.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8.8">
                <text:p>38.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4.9">
                <text:p>34.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0.3">
                <text:p>30.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1.5">
                <text:p>31.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1.1">
                <text:p>31.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1.5">
                <text:p>31.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4.6">
                <text:p>34.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3.3">
                <text:p>33.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4.9">
                <text:p>34.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5.4">
                <text:p>35.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2.6">
                <text:p>32.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9.8">
                <text:p>29.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8.6">
                <text:p>28.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9.7">
                <text:p>29.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2.8">
                <text:p>32.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2.8">
                <text:p>32.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4.4">
                <text:p>44.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7.4">
                <text:p>37.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5.1">
                <text:p>35.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3.6">
                <text:p>33.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0.1">
                <text:p>30.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0.4">
                <text:p>30.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9.9">
                <text:p>29.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5.1">
                <text:p>35.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2.4">
                <text:p>32.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3.3">
                <text:p>33.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9.7">
                <text:p>39.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6.8">
                <text:p>36.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0.7">
                <text:p>40.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5.7">
                <text:p>35.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1.4">
                <text:p>31.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0.8">
                <text:p>30.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1.9">
                <text:p>31.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9.1">
                <text:p>29.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6.1">
                <text:p>36.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2.8">
                <text:p>32.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5.9">
                <text:p>35.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9.2">
                <text:p>39.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6.3">
                <text:p>36.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4.1">
                <text:p>34.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5.5">
                <text:p>35.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4.5">
                <text:p>34.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0.8">
                <text:p>30.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2.3">
                <text:p>32.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4.4">
                <text:p>34.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1.6">
                <text:p>31.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6.9">
                <text:p>36.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6.6">
                <text:p>36.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4.1">
                <text:p>34.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7.6">
                <text:p>37.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4.5">
                <text:p>34.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